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0.0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reviews_worst_apps" table:style-name="ta1">
        <table:table-column table:style-name="co1" table:number-columns-repeated="3" table:default-cell-style-name="Default"/>
        <table:table-column table:style-name="co1" table:default-cell-style-name="ce1"/>
        <table:table-column table:style-name="co1" table:number-columns-repeated="1020" table:default-cell-style-name="Default"/>
        <table:table-row table:style-name="ro1">
          <table:table-cell office:value-type="string" calcext:value-type="string">
            <text:p>url</text:p>
          </table:table-cell>
          <table:table-cell office:value-type="string" calcext:value-type="string">
            <text:p>text</text:p>
          </table:table-cell>
          <table:table-cell office:value-type="string" calcext:value-type="string">
            <text:p>userName</text:p>
          </table:table-cell>
          <table:table-cell table:style-name="Default" office:value-type="string" calcext:value-type="string">
            <text:p>date</text:p>
          </table:table-cell>
          <table:table-cell office:value-type="string" calcext:value-type="string">
            <text:p>score</text:p>
          </table:table-cell>
          <table:table-cell office:value-type="string" calcext:value-type="string">
            <text:p>scoreText</text:p>
          </table:table-cell>
          <table:table-cell table:number-columns-repeated="1018"/>
        </table:table-row>
        <table:table-row table:style-name="ro1">
          <table:table-cell office:value-type="string" calcext:value-type="string">
            <text:p>https://play.google.com/store/apps/details?id=com.amazon.mShop.android.shopping&amp;reviewId=Z3A6QU9xcFRPRm02OGI4LUgyTXlJOEtJNVZ3bFJxcnFteHlLX1NfNkk0SnVJOWQ2MlhGSW1EckZadlhWbVJfS05lT1lORlFQZEdVcTAzU1hYd3Fja0JrNkE</text:p>
          </table:table-cell>
          <table:table-cell office:value-type="string" calcext:value-type="string">
            <text:p>Always a pleasant experience. I love that I find almost everything I search for everytime. Delivery is amazing!!</text:p>
          </table:table-cell>
          <table:table-cell office:value-type="string" calcext:value-type="string">
            <text:p>irene castillo</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DV4Y3VUangtc1RGNFZMTU54dUl1R21wSFdoaUVickxhLXk0OEdrdjFfRG13LWxKM3VkTF9ZMEo2OEp4QVBmUEplZldsSVl6ZDJoNHo3X2c</text:p>
          </table:table-cell>
          <table:table-cell office:value-type="string" calcext:value-type="string">
            <text:p>fast and easy to buy</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2VlSG9BV3UycEhCdGF2bER0a1d0Uk53T1E0T1JPWGZzUTNybWtkNk5uaGNNQ1d6MXV0Y3BYR21nRzNnbUlwOW5tem8tVlQ1d3V2LWRBbnc</text:p>
          </table:table-cell>
          <table:table-cell office:value-type="string" calcext:value-type="string">
            <text:p>Great App</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3RqVWNnV3d1VHJTeEx1VHZWTjVEZDltTmptbzNmSGo2THp1dzctR1N3RjhoQy03LUUzemVEUE5aLWFvblNzOTVTQXFHa3l4VC01cGhQdHc</text:p>
          </table:table-cell>
          <table:table-cell office:value-type="string" calcext:value-type="string">
            <text:p>not too bad!!</text:p>
          </table:table-cell>
          <table:table-cell office:value-type="string" calcext:value-type="string">
            <text:p>lee niles</text:p>
          </table:table-cell>
          <table:table-cell office:value-type="string" calcext:value-type="string">
            <text:p>February 6, 2019</text:p>
          </table:table-cell>
          <table:table-cell office:value-type="float" office:value="4" calcext:value-type="float">
            <text:p>4</text:p>
          </table:table-cell>
          <table:table-cell table:number-columns-repeated="1019"/>
        </table:table-row>
        <table:table-row table:style-name="ro1">
          <table:table-cell office:value-type="string" calcext:value-type="string">
            <text:p>https://play.google.com/store/apps/details?id=com.amazon.mShop.android.shopping&amp;reviewId=Z3A6QU9xcFRPRkVZcGRobkJXalJWQVZodm15bXJ2azVjTXJscEZ4Y3p6dFA3bEhDZEpWQ3ZiNG1VR3RISXo2aXlLUFhfOTVUUmx3ZWZXZjQzYlhUTDBWd2c</text:p>
          </table:table-cell>
          <table:table-cell office:value-type="string" calcext:value-type="string">
            <text:p>sometimes app won't open, photos of items wont load (network speed is fine), or just freezes. For the most part its fine, I just expect more from Amazon. One+ 6t Android Pie</text:p>
          </table:table-cell>
          <table:table-cell office:value-type="string" calcext:value-type="string">
            <text:p>Kenny Anderson</text:p>
          </table:table-cell>
          <table:table-cell office:value-type="string" calcext:value-type="string">
            <text:p>February 6, 2019</text:p>
          </table:table-cell>
          <table:table-cell office:value-type="float" office:value="3" calcext:value-type="float">
            <text:p>3</text:p>
          </table:table-cell>
          <table:table-cell table:number-columns-repeated="1019"/>
        </table:table-row>
        <table:table-row table:style-name="ro1">
          <table:table-cell office:value-type="string" calcext:value-type="string">
            <text:p>https://play.google.com/store/apps/details?id=com.amazon.mShop.android.shopping&amp;reviewId=Z3A6QU9xcFRPR0FiYkc3eVRYTGkwS2ViVzAxTmpSM2RsN3BPN0JtWDlFNXp5eURLazYtUzNueVBsTWJwUHZXUTYtS0FKQUFvR2FZM0RTcy1lRWNMNTRZYmc</text:p>
          </table:table-cell>
          <table:table-cell office:value-type="string" calcext:value-type="string">
            <text:p>always great!</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0g0TWR3dmU5OC1MSGFXd2pNUWhuQ25SMElKX1lRYmlTbEVTN3duaHE5T0hlLXJRRWlwSGFSZzFxZk8zejRqQlZ0OVJEY3UwVmt5czJuZEE</text:p>
          </table:table-cell>
          <table:table-cell office:value-type="string" calcext:value-type="string">
            <text:p>it is lit</text:p>
          </table:table-cell>
          <table:table-cell office:value-type="string" calcext:value-type="string">
            <text:p>Micah Relaford</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FM5VzJOc0cwN1I2dk9HZU9YNThhV0FBNXdsUTNlNE1fc2k5NHd0RGdEN3hhSGdibnRWblIyUm1zbE9JS090emxmb3p3RTA0d3J0NW1MN0E</text:p>
          </table:table-cell>
          <table:table-cell office:value-type="string" calcext:value-type="string">
            <text:p>great app love shopping on amazon</text:p>
          </table:table-cell>
          <table:table-cell office:value-type="string" calcext:value-type="string">
            <text:p>Melissa Collins</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GJ2am5EYjcxX3BXc0ZjTndoNGNGaWluZVM5SnhtRUVLaHJ5T0xqZDJxMGhJdF90ZDlNdDlKZTF1LS1pa0plNFlZU1EtWmVTMjk4ZklvMkE</text:p>
          </table:table-cell>
          <table:table-cell office:value-type="string" calcext:value-type="string">
            <text:p>i never shop anywhere else! This is the quickest way to get the last minute gift for anyone! Highly recommended 👍</text:p>
          </table:table-cell>
          <table:table-cell office:value-type="string" calcext:value-type="string">
            <text:p>Angi Turner</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zlOU1E2UDJ1bWExTHRKbnZfa0JGSlZRZm83X3RuLTE3M3hEdnJveTNDU0NGdEF2NmxCbUNCWnRnc1BJemY3Qk1adi1GZl8xam91YnRSVkE</text:p>
          </table:table-cell>
          <table:table-cell office:value-type="string" calcext:value-type="string">
            <text:p>If possible can you add PayPal or Venmo as payment method</text:p>
          </table:table-cell>
          <table:table-cell office:value-type="string" calcext:value-type="string">
            <text:p>Rena M</text:p>
          </table:table-cell>
          <table:table-cell office:value-type="string" calcext:value-type="string">
            <text:p>February 6, 2019</text:p>
          </table:table-cell>
          <table:table-cell office:value-type="float" office:value="4" calcext:value-type="float">
            <text:p>4</text:p>
          </table:table-cell>
          <table:table-cell table:number-columns-repeated="1019"/>
        </table:table-row>
        <table:table-row table:style-name="ro1">
          <table:table-cell office:value-type="string" calcext:value-type="string">
            <text:p>https://play.google.com/store/apps/details?id=com.amazon.mShop.android.shopping&amp;reviewId=Z3A6QU9xcFRPRko4UTNyMk1UX1pXaGlTRXNrS1BDLXJiSFBJUE1xLTlHQjExemJNdWpISWYxalNFZ3o3NnA2WktiaFQ5LWwzY3duTERMLU1weVlNQXVUWnc</text:p>
          </table:table-cell>
          <table:table-cell office:value-type="string" calcext:value-type="string">
            <text:p>Goody goody gumdrops</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0puOUF0QjA0a3ExZ2gybjAzTlZRU3ItUlJ2cnR3emFGOTBCUzljcTRoRW14OWp5SF8wZVlDWG1naWhzY09tQkMwY1dWWGlBUjN1MHBoVWc</text:p>
          </table:table-cell>
          <table:table-cell office:value-type="string" calcext:value-type="string">
            <text:p>Why do you need all of my info??? It is way too invasive! Mind your own business!</text:p>
          </table:table-cell>
          <table:table-cell office:value-type="string" calcext:value-type="string">
            <text:p>Maryann Neal</text:p>
          </table:table-cell>
          <table:table-cell office:value-type="string" calcext:value-type="string">
            <text:p>February 6,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1lYMjhNVHhfTFYzX1pxMEZDaWhjQjlkX0tFbktTWm81TmtMQnlGRjBnYkZQcGs2TXBBOHFtMk4tUGFZYjJHSV9RM1dFc2c5MmVqSk1Bdnc</text:p>
          </table:table-cell>
          <table:table-cell office:value-type="string" calcext:value-type="string">
            <text:p>They are great!</text:p>
          </table:table-cell>
          <table:table-cell office:value-type="string" calcext:value-type="string">
            <text:p>Cristina Bedolla</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DNGMlRUU0NQQVlJblBINDFTTS1SMXIyR0h6SFA2MEpiM29wSWpHV0tHQ0tBWThmampmdU53ZG9uWG05XzlQV3hEUzBKSnU3QVdEZzc0dHc</text:p>
          </table:table-cell>
          <table:table-cell office:value-type="string" calcext:value-type="string">
            <text:p>Everything gets here in good time and is a good price</text:p>
          </table:table-cell>
          <table:table-cell office:value-type="string" calcext:value-type="string">
            <text:p>Ruth Erickson</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kVvSl9qLTVSV0tTM054M1JtdnZScFJZMTkwUkNfMC1BbzFfN1pORUNNQU5IMEprOFpldm8ybUQ2bzBBVlFaYjhzX1EzNU5Pd085WkRaVFE</text:p>
          </table:table-cell>
          <table:table-cell office:value-type="string" calcext:value-type="string">
            <text:p>loving it</text:p>
          </table:table-cell>
          <table:table-cell office:value-type="string" calcext:value-type="string">
            <text:p>Joshua Jordan</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VhVV1V0cF90WnhjLVJBYjBLTlljWDBqd3NzV0FpREdPbWQwcTRfLTRIX2V4WnJWZEZkVDJMZGlTMkI0MTRlY2ZSN2htSHpFRDVPY0hIWnc</text:p>
          </table:table-cell>
          <table:table-cell office:value-type="string" calcext:value-type="string">
            <text:p>Amazon is a great company this app however freezes/fails to load pages constantly on my Note 8.. Everytime I shop I end up having to restart the app several times just to finish ordering something. Fix your app Amazon!</text:p>
          </table:table-cell>
          <table:table-cell office:value-type="string" calcext:value-type="string">
            <text:p>Daniel Brown</text:p>
          </table:table-cell>
          <table:table-cell office:value-type="string" calcext:value-type="string">
            <text:p>February 6,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SGp1LTN6aG9nVVNTWFNBbWxmZkNHTkhwUzlBUkNZc0tGNTViUDJ1S2xnWmRmQVhialp6MDE4ZlJIVnYyN25iQTNBRXNodnZlM0hUQk9UM0E</text:p>
          </table:table-cell>
          <table:table-cell office:value-type="string" calcext:value-type="string">
            <text:p>Best shopping app! Amazon Prime is my immediate go to site. If they dont have it; they have something like it...if they don't have something comparable to what you are looking for...I would say it doesn't exist! :)</text:p>
          </table:table-cell>
          <table:table-cell office:value-type="string" calcext:value-type="string">
            <text:p>Jennifer Lamphere</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VhfcTNOVl9rMFJGM3ZFVWROYnJ1cDN2UGJBMzZabHM4UElRT2MyYkRVUXhnbnpoY2hzb1JEUFRCdXVQYzhScGdCSktUTmI3el9LcUYzbEE</text:p>
          </table:table-cell>
          <table:table-cell office:value-type="string" calcext:value-type="string">
            <text:p>great</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Ukzbl91Qnp1QzdFR3FPdWFGV3F3MjhmMHZqb3IxX0o2VC1OY1BTbm9mZmoyMENwLWFqYUc4cFZiNElTNk9PMGlsYTY3SThFUFJVZ3ZlR1E</text:p>
          </table:table-cell>
          <table:table-cell office:value-type="string" calcext:value-type="string">
            <text:p>So i have one account for my phone, by phone number, another for my computer using email, and another for selling personal. THEN another for business! C'mon, combine the email and phone number accounts for crying out loud! Have to login to each one to find an order ice placed. Then...where's the logout on the phone app!?</text:p>
          </table:table-cell>
          <table:table-cell/>
          <table:table-cell office:value-type="string" calcext:value-type="string">
            <text:p>February 6, 2019</text:p>
          </table:table-cell>
          <table:table-cell office:value-type="float" office:value="3" calcext:value-type="float">
            <text:p>3</text:p>
          </table:table-cell>
          <table:table-cell table:number-columns-repeated="1019"/>
        </table:table-row>
        <table:table-row table:style-name="ro1">
          <table:table-cell office:value-type="string" calcext:value-type="string">
            <text:p>https://play.google.com/store/apps/details?id=com.amazon.mShop.android.shopping&amp;reviewId=Z3A6QU9xcFRPR3NBODgwbWU3NDA5QnNOSVVxYnNiRWlhTGYtMUo4amFYRnFSdFBGZ0twc0xHMGNlWFVmd3dRSXVldERqaEFmdWdpd2IxbDc1TDVsMmNFTVE</text:p>
          </table:table-cell>
          <table:table-cell office:value-type="string" calcext:value-type="string">
            <text:p>hack</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kN3V3VQTkdISkZrUW1sclk4X3ZLVlJqVktTTGVkREo0UkJrd1RORXp5ZDVtSWFlR0hvb3g4THlLd3k1c1RYOVVVdkVoaC1YRFQ3Y1lSTFE</text:p>
          </table:table-cell>
          <table:table-cell office:value-type="string" calcext:value-type="string">
            <text:p>lovet evrything on time</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UpLVUV3dm51WkJ1RnRSTHZvTzJ2Q1g4X2dIS0p1aVZ3V0M2bmExbm9BYXdBSEkyODBLeGpZZHEzbkRSUHIybVJZckc3bTJUSk1TT1FLbUE</text:p>
          </table:table-cell>
          <table:table-cell office:value-type="string" calcext:value-type="string">
            <text:p>ww</text:p>
          </table:table-cell>
          <table:table-cell office:value-type="string" calcext:value-type="string">
            <text:p>Cedric Jones</text:p>
          </table:table-cell>
          <table:table-cell office:value-type="string" calcext:value-type="string">
            <text:p>February 6, 2019</text:p>
          </table:table-cell>
          <table:table-cell office:value-type="float" office:value="3" calcext:value-type="float">
            <text:p>3</text:p>
          </table:table-cell>
          <table:table-cell table:number-columns-repeated="1019"/>
        </table:table-row>
        <table:table-row table:style-name="ro1">
          <table:table-cell office:value-type="string" calcext:value-type="string">
            <text:p>https://play.google.com/store/apps/details?id=com.amazon.mShop.android.shopping&amp;reviewId=Z3A6QU9xcFRPRjNwTHBWSWVOZndHVUd4NklrNkJpWG9qNjdsVHBsRTU3cElITjdfTnZhaHZsbmhkbWxsUXpROW9RY1ZWZTNTLXNfbndteUR2a0hCdmNKdUE</text:p>
          </table:table-cell>
          <table:table-cell office:value-type="string" calcext:value-type="string">
            <text:p>Sensational❤️🙌</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0hsNkxkcEJNcGdZdFptYzV6T2E5LV9seW5ES2MyMDdUWDJFYWFfNS1IZVNmczJjckQ5R0dHa1F4bE9Yc2ZtaTFCLVJyQTc3YV9fZjE0ZUE</text:p>
          </table:table-cell>
          <table:table-cell office:value-type="string" calcext:value-type="string">
            <text:p>KEEPS TELLING ME I NEED TO INSTALL UPGRADE,AND THEN SENDS ME HERE</text:p>
          </table:table-cell>
          <table:table-cell office:value-type="string" calcext:value-type="string">
            <text:p>MOOKMAN FALIC</text:p>
          </table:table-cell>
          <table:table-cell office:value-type="string" calcext:value-type="string">
            <text:p>February 6, 2019</text:p>
          </table:table-cell>
          <table:table-cell office:value-type="float" office:value="3" calcext:value-type="float">
            <text:p>3</text:p>
          </table:table-cell>
          <table:table-cell table:number-columns-repeated="1019"/>
        </table:table-row>
        <table:table-row table:style-name="ro1">
          <table:table-cell office:value-type="string" calcext:value-type="string">
            <text:p>https://play.google.com/store/apps/details?id=com.amazon.mShop.android.shopping&amp;reviewId=Z3A6QU9xcFRPR1RLbk5LYUF4NjNCYUdsX3gtbUV4Z0dfR1lPNUdxSU1ZdGVKQWNsMDZzVzJMWXZ4SXFIZHhYSkNXQlZtQ0d1dUpHbFJhaktEQnpCWEJwSGc</text:p>
          </table:table-cell>
          <table:table-cell office:value-type="string" calcext:value-type="string">
            <text:p>great!</text:p>
          </table:table-cell>
          <table:table-cell office:value-type="string" calcext:value-type="string">
            <text:p>Mark West</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2tBemJqM2xxdU14NWMzc0NNdzlsUnNzRzdNVF93YXo3SFhYR2FGNG9wYTBxNmhJOWZyQ3NOU3BQVEJfZWpYSFZVYWxYNVFFOUp1bTFRUUE</text:p>
          </table:table-cell>
          <table:table-cell office:value-type="string" calcext:value-type="string">
            <text:p>Intuitive, solid and stable</text:p>
          </table:table-cell>
          <table:table-cell office:value-type="string" calcext:value-type="string">
            <text:p>Paul Moosavi</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k9SSnl4SHREcXUxNGg1amtIYzVSM2FTS2YyZDQ3WXY3Tmt6VmJTdjN0Y0QzQVBvVEJVb0VBcjA1WUlVVC14bmwwM3NiaW1JTnhNbThzdVE</text:p>
          </table:table-cell>
          <table:table-cell office:value-type="string" calcext:value-type="string">
            <text:p>the app itself works. The company is great. Call customer service for help, actually they end up calling you. They really do help. So the company is good. The shipping has been gotten pretty bad. The items come in a box all together with no paper telling you what came from who. They are now often just sending things in a huge box for the item with no bubble wrap. But today I got a package bubble wrapped nice and cushioned. It was a thing of glue. like super glue sized on cardboard backing. lol</text:p>
          </table:table-cell>
          <table:table-cell/>
          <table:table-cell office:value-type="string" calcext:value-type="string">
            <text:p>February 6, 2019</text:p>
          </table:table-cell>
          <table:table-cell office:value-type="float" office:value="3" calcext:value-type="float">
            <text:p>3</text:p>
          </table:table-cell>
          <table:table-cell table:number-columns-repeated="1019"/>
        </table:table-row>
        <table:table-row table:style-name="ro1">
          <table:table-cell office:value-type="string" calcext:value-type="string">
            <text:p>https://play.google.com/store/apps/details?id=com.amazon.mShop.android.shopping&amp;reviewId=Z3A6QU9xcFRPR2RhV2pka2dkSk9EYzJKUS1KeE90MEM2b1pyUnBuY1lUZkk4WkhqTmlyTmxzR2RBNTdMc1RUWk9YODg0eWp0WjZjeDZFck03SWRSa3RmcEE</text:p>
          </table:table-cell>
          <table:table-cell office:value-type="string" calcext:value-type="string">
            <text:p>Great app but the problem is the shipping fees are too expensive than the item. :(</text:p>
          </table:table-cell>
          <table:table-cell office:value-type="string" calcext:value-type="string">
            <text:p>Mavis Vermillion</text:p>
          </table:table-cell>
          <table:table-cell office:value-type="string" calcext:value-type="string">
            <text:p>February 6, 2019</text:p>
          </table:table-cell>
          <table:table-cell office:value-type="float" office:value="2" calcext:value-type="float">
            <text:p>2</text:p>
          </table:table-cell>
          <table:table-cell table:number-columns-repeated="1019"/>
        </table:table-row>
        <table:table-row table:style-name="ro1">
          <table:table-cell office:value-type="string" calcext:value-type="string">
            <text:p>https://play.google.com/store/apps/details?id=com.amazon.mShop.android.shopping&amp;reviewId=Z3A6QU9xcFRPRkNlRl9mQXlJUzJsNk5OeXNUVXlXbXVIWWlLc21UdDdCeS1vUXNXSTI0bzNXTmNuYUh6VzdhVXhqVm1mRm5ONHVuT2NuMHBuTW9YV1l6X0E</text:p>
          </table:table-cell>
          <table:table-cell office:value-type="string" calcext:value-type="string">
            <text:p>they are great!!</text:p>
          </table:table-cell>
          <table:table-cell office:value-type="string" calcext:value-type="string">
            <text:p>Suzette Shipman</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nktQnBxelhQeU9GQ2JEOS1DTUFxSG9uYndWb1VwT0R2QkdyaXRBSmFXaEZwbnJWT01PNE5BSF80bkRDVEQ2SjBhUW5CbF9CamlNY2RMV1E</text:p>
          </table:table-cell>
          <table:table-cell office:value-type="string" calcext:value-type="string">
            <text:p>Great easy to navigate site for a 73 year old senior thank you</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FNRc1ZEMGRkTEE1cld5d3ZPTU43cHd3eXNHaTY1N0xyMTBmZl9WT1pWeGt1R2FmYkNzS0ZUeG1LeUNjS01obnJlV3EzWDZfazBmSWtkRFE</text:p>
          </table:table-cell>
          <table:table-cell office:value-type="string" calcext:value-type="string">
            <text:p>Beware of third party sellers on Amazon. Because of third party sellers I no longer trust Amazon and absolutely not be doing any business with them.</text:p>
          </table:table-cell>
          <table:table-cell office:value-type="string" calcext:value-type="string">
            <text:p>Steven Gauna</text:p>
          </table:table-cell>
          <table:table-cell office:value-type="string" calcext:value-type="string">
            <text:p>February 6,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0FuVFV3d3FkY1RwbDhWSXNvNk81TDV4SERGb2xXVGdRWWw0THU5bi02cUF5eXJGSGl3cWZHSFphTFNXYWlIV2tUVmVybDVNcTV1dFJOZFE</text:p>
          </table:table-cell>
          <table:table-cell office:value-type="string" calcext:value-type="string">
            <text:p>great</text:p>
          </table:table-cell>
          <table:table-cell office:value-type="string" calcext:value-type="string">
            <text:p>Gilang Ben S</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2VSQVdVc1Q0Y0M0QUZ6QlllWkpxNkdsT0h4SGllQ2M3UWhoZWVfVXk4MTdVZXh4QXBzMVFRSF9TWmwwdlA2eGlIWDh4a2RTZzlJQTRJZVE</text:p>
          </table:table-cell>
          <table:table-cell office:value-type="string" calcext:value-type="string">
            <text:p>easy to use and great service</text:p>
          </table:table-cell>
          <table:table-cell office:value-type="string" calcext:value-type="string">
            <text:p>Tracey Vest</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nI2TkpRZ1BHdE14RWhDLWZ2ZXY3QjFLamd3TlBRaXU1R0ZkNDlDWVhjV29yQzdmeFJ3Y3o0X0lGSjNjVkhqb2xpWlJxWUl6SVB1ZHpHQlE</text:p>
          </table:table-cell>
          <table:table-cell office:value-type="string" calcext:value-type="string">
            <text:p>killed ebay...</text:p>
          </table:table-cell>
          <table:table-cell office:value-type="string" calcext:value-type="string">
            <text:p>joshua life</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y1tWXB4RzM5cXNTMW1sVjBObEdZWkxRRno0eTRwUVRBMGV2dlB4M2NlZmV4T1BQWWtPeVdRM3pzZlpmcllyc29EZUlQYXRMbHFaTHJtQ3c</text:p>
          </table:table-cell>
          <table:table-cell office:value-type="string" calcext:value-type="string">
            <text:p>Signed up for amazon prime (30 day trial) when I was 16 with only using a fifty-dollar gift card, after i spent my money THOUGHT I cancelled prime. Three years later I login into my bank account to find that ALL MY MONEY HAS BEEN DRAINED, turns out prime didnt get cancelled and I got an " annual fee". In those years I have never been charged an annual fee so why now?</text:p>
          </table:table-cell>
          <table:table-cell office:value-type="string" calcext:value-type="string">
            <text:p>Risa Honda</text:p>
          </table:table-cell>
          <table:table-cell office:value-type="string" calcext:value-type="string">
            <text:p>February 6,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jByVTJyRHVSTHBMSHpTd1Joay1KdmtCQXRDQW93TVZiS29kOEJhaWpjX1pOZGw2U0o3Wmg3TWtQak9TckN3TXFWWTdnc05UeVVFMEVCTWc</text:p>
          </table:table-cell>
          <table:table-cell office:value-type="string" calcext:value-type="string">
            <text:p>everything ships fast</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WFBbEg2YVNaRUNNODJBNVZ4NW1DZjBaVmUtRDl0ZFNJYUhRNTJvS19pQjU2WklNeFZRWVJDUWItdllSbXBNSHpZc1EwczEyTVR4dm5rU0E</text:p>
          </table:table-cell>
          <table:table-cell office:value-type="string" calcext:value-type="string">
            <text:p>good</text:p>
          </table:table-cell>
          <table:table-cell office:value-type="string" calcext:value-type="string">
            <text:p>Alexis Seibel</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HFUeE9jUHpkRG5DbkQ1SDc1bzR4c3htNEdZa2J6R1lwWmZkOUV2MVRJU2xGbU80cEpfUUFRVDJKMjdtUnpwa2VMX21XUkNsTVQ2b3hKZWc</text:p>
          </table:table-cell>
          <table:table-cell office:value-type="string" calcext:value-type="string">
            <text:p>previous app was fast. this version is really slow</text:p>
          </table:table-cell>
          <table:table-cell office:value-type="string" calcext:value-type="string">
            <text:p>David Clarke</text:p>
          </table:table-cell>
          <table:table-cell office:value-type="string" calcext:value-type="string">
            <text:p>February 6, 2019</text:p>
          </table:table-cell>
          <table:table-cell office:value-type="float" office:value="2" calcext:value-type="float">
            <text:p>2</text:p>
          </table:table-cell>
          <table:table-cell table:number-columns-repeated="1019"/>
        </table:table-row>
        <table:table-row table:style-name="ro1">
          <table:table-cell office:value-type="string" calcext:value-type="string">
            <text:p>https://play.google.com/store/apps/details?id=com.amazon.mShop.android.shopping&amp;reviewId=Z3A6QU9xcFRPRzJTWlo0cEFKTkZaV1hDSTl6cjhIdmJJS1BXaVh2WVdZZVo1MFIydVFvYW41Tk5nNGJVVXlHRThBTmVOWmFBMGdmTGkyNTRtV3lISzlUMnc</text:p>
          </table:table-cell>
          <table:table-cell office:value-type="string" calcext:value-type="string">
            <text:p>Very helpful app</text:p>
          </table:table-cell>
          <table:table-cell office:value-type="string" calcext:value-type="string">
            <text:p>Leonard Sadler</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2JLam5NS1Bvb0xQc1NKei1oa00yRVZmQ1AxUEhWOXJwN0tqaENCNjRGRmpWWENXZGt3eXlCeWtmUnhuNkVmTUxqN0ZuSlpEQk1USGFwOUE</text:p>
          </table:table-cell>
          <table:table-cell office:value-type="string" calcext:value-type="string">
            <text:p>Helped out alot this last holiday season with fast shipping and last minute gift ideas</text:p>
          </table:table-cell>
          <table:table-cell office:value-type="string" calcext:value-type="string">
            <text:p>Randie Garrison</text:p>
          </table:table-cell>
          <table:table-cell office:value-type="string" calcext:value-type="string">
            <text:p>February 6, 2019</text:p>
          </table:table-cell>
          <table:table-cell office:value-type="float" office:value="5" calcext:value-type="float">
            <text:p>5</text:p>
          </table:table-cell>
          <table:table-cell office:value-type="string" calcext:value-type="string">
            <text:p>url</text:p>
          </table:table-cell>
          <table:table-cell office:value-type="string" calcext:value-type="string">
            <text:p>text</text:p>
          </table:table-cell>
          <table:table-cell office:value-type="string" calcext:value-type="string">
            <text:p>userName</text:p>
          </table:table-cell>
          <table:table-cell office:value-type="string" calcext:value-type="string">
            <text:p>date</text:p>
          </table:table-cell>
          <table:table-cell office:value-type="string" calcext:value-type="string">
            <text:p>score</text:p>
          </table:table-cell>
          <table:table-cell office:value-type="string" calcext:value-type="string">
            <text:p>scoreText</text:p>
          </table:table-cell>
          <table:table-cell table:number-columns-repeated="1013"/>
        </table:table-row>
        <table:table-row table:style-name="ro1">
          <table:table-cell office:value-type="string" calcext:value-type="string">
            <text:p>https://play.google.com/store/apps/details?id=com.amazon.mShop.android.shopping&amp;reviewId=Z3A6QU9xcFRPSEhURGxld3g3cXZtNkNqRDJlVnNneE5zN2hjaWNmVkw5czUyeFljTVZ6XzYwLTlZM1NOSmlhNHluYWpsTkRRZXFvcElDRThHRzZHVklvZUE</text:p>
          </table:table-cell>
          <table:table-cell office:value-type="string" calcext:value-type="string">
            <text:p>it the best app in the world!!!</text:p>
          </table:table-cell>
          <table:table-cell office:value-type="string" calcext:value-type="string">
            <text:p>linkin peace</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HVwSWgtZnVRM3hDUExha0xUd2UwSlg4a3hFdkpiSFRRWXJTdU1LaHBRRGF3SGw3N2ltQ0U4N3hqQ3ZmaVdMYnJTY1ZmMHJNUUFGUUQ0aXc</text:p>
          </table:table-cell>
          <table:table-cell office:value-type="string" calcext:value-type="string">
            <text:p>awesome</text:p>
          </table:table-cell>
          <table:table-cell office:value-type="string" calcext:value-type="string">
            <text:p>Marlen Sepulveda</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nAwamVuMlZFNDFHWW1kNm1rZm1pQWR2U1lMYlh5Z1ZmOXBYQktMeUpzcmg2QjdvanJON2MtR3NtVXRPbFk3enFFdXZlYkRaMzJQVDc1UFE</text:p>
          </table:table-cell>
          <table:table-cell office:value-type="string" calcext:value-type="string">
            <text:p>Made shopping easy!!</text:p>
          </table:table-cell>
          <table:table-cell office:value-type="string" calcext:value-type="string">
            <text:p>Sharon Farley</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WFWaDJBTG52elh1bHpjYU52R21aeHFMS1g4NF84YnppcnE4YlZMNVRrZUFWZ1l2ZHhWSF9QSm1oWEgtZ2hvQmFDVHBSdGJielZrcGtJZmc</text:p>
          </table:table-cell>
          <table:table-cell office:value-type="string" calcext:value-type="string">
            <text:p>I Love Amazon Prime!</text:p>
          </table:table-cell>
          <table:table-cell office:value-type="string" calcext:value-type="string">
            <text:p>Janice Sneed</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HdNTEhnZ1JfR0NudmNjTnNjYkkyV2p5dWJ5M1JVQnlIQWg0Q2JzdzdOYnJvRDNncVBSVWtwd2Vvem53clBQZmQzdE43MVJOZGJHQ3V2cXc</text:p>
          </table:table-cell>
          <table:table-cell office:value-type="string" calcext:value-type="string">
            <text:p>Great accessibility, delivery spot on, love it!</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E14OVBEUkw4QlJjNUFpUTVRSXZ1ZzBFdk5UM3FFQUxKRHU0TVU5eGNSV0hPUkJyU2pNQlhabXh5WFJ4OVN5TzE5cTVQVDlIZjA0Rm9mQnc</text:p>
          </table:table-cell>
          <table:table-cell office:value-type="string" calcext:value-type="string">
            <text:p>I think this app works really well</text:p>
          </table:table-cell>
          <table:table-cell/>
          <table:table-cell office:value-type="string" calcext:value-type="string">
            <text:p>February 6, 2019</text:p>
          </table:table-cell>
          <table:table-cell office:value-type="float" office:value="4" calcext:value-type="float">
            <text:p>4</text:p>
          </table:table-cell>
          <table:table-cell table:number-columns-repeated="1019"/>
        </table:table-row>
        <table:table-row table:style-name="ro1">
          <table:table-cell office:value-type="string" calcext:value-type="string">
            <text:p>https://play.google.com/store/apps/details?id=com.amazon.mShop.android.shopping&amp;reviewId=Z3A6QU9xcFRPSDQyMmZfeFFaZ0hrbFNUXzJ2OUItaGdWZ2FlQWhkSzFkVV96SnV6REhvenhLQ1c2SGI0NUNuNU9STzZScVc1ckdRTERDOUpza1hlT0tVbXc</text:p>
          </table:table-cell>
          <table:table-cell office:value-type="string" calcext:value-type="string">
            <text:p>Getting "oops something went wrong" while connected to wifi. Cant figure out what is causing this.</text:p>
          </table:table-cell>
          <table:table-cell office:value-type="string" calcext:value-type="string">
            <text:p>James Eaton</text:p>
          </table:table-cell>
          <table:table-cell office:value-type="string" calcext:value-type="string">
            <text:p>February 6, 2019</text:p>
          </table:table-cell>
          <table:table-cell office:value-type="float" office:value="2" calcext:value-type="float">
            <text:p>2</text:p>
          </table:table-cell>
          <table:table-cell table:number-columns-repeated="1019"/>
        </table:table-row>
        <table:table-row table:style-name="ro1">
          <table:table-cell office:value-type="string" calcext:value-type="string">
            <text:p>https://play.google.com/store/apps/details?id=com.amazon.mShop.android.shopping&amp;reviewId=Z3A6QU9xcFRPR3RBT0V0SjdqSWFwZ0c3VUY3RUtMc2JkMGx4ejdQSWhGLUFZY0hydjctaF9HZlEzYWFRLUVieUJSVDgzWUlrUzY0ZzRLeEtpODBsU2RNLWc</text:p>
          </table:table-cell>
          <table:table-cell office:value-type="string" calcext:value-type="string">
            <text:p>ok</text:p>
          </table:table-cell>
          <table:table-cell/>
          <table:table-cell office:value-type="string" calcext:value-type="string">
            <text:p>February 6, 2019</text:p>
          </table:table-cell>
          <table:table-cell office:value-type="float" office:value="4" calcext:value-type="float">
            <text:p>4</text:p>
          </table:table-cell>
          <table:table-cell table:number-columns-repeated="1019"/>
        </table:table-row>
        <table:table-row table:style-name="ro1">
          <table:table-cell office:value-type="string" calcext:value-type="string">
            <text:p>https://play.google.com/store/apps/details?id=com.amazon.mShop.android.shopping&amp;reviewId=Z3A6QU9xcFRPSERpSW9DdHE4dkxQWGR1MlNnZGU0VU90bThtVkI3VEZWcy14RVRJUEFRejJWOEUxbmxQanNVN2w5Qm1JRVdzbzN2VFV1ajFUVm9XQUQwaUE</text:p>
          </table:table-cell>
          <table:table-cell office:value-type="string" calcext:value-type="string">
            <text:p>very nice sopping app</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Es0d0w2M2hEZkJ5Yld0M0dxVEJmcHB6SlQwZmxlTG15Z2pfNE5DSnN6QThzOFpkZ016enZ4ZWhTWmNmcXRTTHZseTZOUUlDZmFpUFRsUWc</text:p>
          </table:table-cell>
          <table:table-cell office:value-type="string" calcext:value-type="string">
            <text:p>love it</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FR3dWJOWkt4WUdQOFFEMHE2SkZIc1pOWFJQSG5NZUJHX3RQYy02d2xuR0htdjA0QzRLWGR1Q0w3QXdIWHc1NWdTR3hqQ2hlTzRDdzVVWGc</text:p>
          </table:table-cell>
          <table:table-cell office:value-type="string" calcext:value-type="string">
            <text:p>yeeet that meet yall</text:p>
          </table:table-cell>
          <table:table-cell office:value-type="string" calcext:value-type="string">
            <text:p>the marvelous tv</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GtXUVNNcFNIYzA4QWJhM09JRHBTRGU3OF9oMU95b0k5YmNIU0NmRXhFRWRFX0I3RTJHYWdQVjhvQ0N2WkZfZ0NndDNKNG9Dem0wOENCY3c</text:p>
          </table:table-cell>
          <table:table-cell office:value-type="string" calcext:value-type="string">
            <text:p>fast and easy</text:p>
          </table:table-cell>
          <table:table-cell office:value-type="string" calcext:value-type="string">
            <text:p>Si-Giddy Giddylicious</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mg4TzlpTkRubXd6VDkwY052S0xkcFM2YUNhX0syaE1EaGlBVExfX2gxaFVuVldVZ1U1akhTNnRYSjJmMk45ZWdYTDZFcDVrUS14MXgwb2c</text:p>
          </table:table-cell>
          <table:table-cell office:value-type="string" calcext:value-type="string">
            <text:p>they are beta testing with Amazon Smile IN APP!!!!</text:p>
          </table:table-cell>
          <table:table-cell office:value-type="string" calcext:value-type="string">
            <text:p>joco brat</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kM3N2JuQXJJM21CTDA3M1NFMmN1UC05dnA5dlp1Wm9mMS1kLVYybGlHWE1heFRFWmVPOWh3TUk4UlJOeXJucU1FWVRQU2NNSE5NNVluZUE</text:p>
          </table:table-cell>
          <table:table-cell office:value-type="string" calcext:value-type="string">
            <text:p>LOVE AMAZON</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W9sd2I5NGV6WXVVd1ByVnN4T1lEZExvTWM1OEFuXzQ4bWFsRllVNmRKdEFPMDB0SFl3cWxPVU0wX2lXLThzVFFNMjhZZ0FMNHVyN200VVE</text:p>
          </table:table-cell>
          <table:table-cell office:value-type="string" calcext:value-type="string">
            <text:p>Love Amazon. Brings the world to my feet.</text:p>
          </table:table-cell>
          <table:table-cell office:value-type="string" calcext:value-type="string">
            <text:p>Tonee Haywood</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zVlMUtBc29iaUZMd0RvdlFSNU1lcGI1Yk1xdmVmdU1oNjNaMzhsc2dYY2h1VHVuREswVEhsbVVUYWd3LXdZSFF5ME9JbWphSkppU25xV2c</text:p>
          </table:table-cell>
          <table:table-cell office:value-type="string" calcext:value-type="string">
            <text:p>Wrose App Id seen or ever had Sent in my order but they says that Ill be getting it on but that date never happen.These people here are a Big! Rip- off Takes your money and Dose not deliber your packages as they're said. Need to Close Amazone down Or Update their Work Hepl get Honest People to run this App.Or Stop! It Altogether. My bank paod for my Order but Amazom Never sent me A Dam thing Yet! Signed! Still Watching Out for my orders.</text:p>
          </table:table-cell>
          <table:table-cell office:value-type="string" calcext:value-type="string">
            <text:p>Minnie L.j O.</text:p>
          </table:table-cell>
          <table:table-cell office:value-type="string" calcext:value-type="string">
            <text:p>February 6,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XZTeXRRSzhLcVl6bDZNYWZfRGpfX3Nob2RWeFVJUEtmSzlvZmxDcFhZX1dMY1hGSTAwdDAxUmZRcmFCUE1GdkRybExiN0hjVDFnbUd4bkE</text:p>
          </table:table-cell>
          <table:table-cell office:value-type="string" calcext:value-type="string">
            <text:p>Wonderful</text:p>
          </table:table-cell>
          <table:table-cell office:value-type="string" calcext:value-type="string">
            <text:p>Rebecca Scott</text:p>
          </table:table-cell>
          <table:table-cell office:value-type="string" calcext:value-type="string">
            <text:p>February 6, 2019</text:p>
          </table:table-cell>
          <table:table-cell office:value-type="float" office:value="4" calcext:value-type="float">
            <text:p>4</text:p>
          </table:table-cell>
          <table:table-cell table:number-columns-repeated="1019"/>
        </table:table-row>
        <table:table-row table:style-name="ro1">
          <table:table-cell office:value-type="string" calcext:value-type="string">
            <text:p>https://play.google.com/store/apps/details?id=com.amazon.mShop.android.shopping&amp;reviewId=Z3A6QU9xcFRPR2NlR0JBZmZHbTVlZGJsVGJrWkxSWGd1RGh2MFhFbWdTU0JJcDlpajJibHNTb3FTOTBKc0ktanFPUmFxRk1PeUFFUnNNZFdFVjJ6eUxncXc</text:p>
          </table:table-cell>
          <table:table-cell office:value-type="string" calcext:value-type="string">
            <text:p>Good</text:p>
          </table:table-cell>
          <table:table-cell office:value-type="string" calcext:value-type="string">
            <text:p>denise gingher</text:p>
          </table:table-cell>
          <table:table-cell office:value-type="string" calcext:value-type="string">
            <text:p>February 6, 2019</text:p>
          </table:table-cell>
          <table:table-cell office:value-type="float" office:value="4" calcext:value-type="float">
            <text:p>4</text:p>
          </table:table-cell>
          <table:table-cell table:number-columns-repeated="1019"/>
        </table:table-row>
        <table:table-row table:style-name="ro1">
          <table:table-cell office:value-type="string" calcext:value-type="string">
            <text:p>https://play.google.com/store/apps/details?id=com.amazon.mShop.android.shopping&amp;reviewId=Z3A6QU9xcFRPRThvYnF1RlpENEpNdXVIcGtxSl80NU43T3lYMW5wZEExLWgyZzViSlFPZUhvUk5DZ19TcG9laGlxbkltZlNGMEtWWGFSTHAzbEZuN1owWHc</text:p>
          </table:table-cell>
          <table:table-cell office:value-type="string" calcext:value-type="string">
            <text:p>Amazon is amazing great things and great prices.</text:p>
          </table:table-cell>
          <table:table-cell office:value-type="string" calcext:value-type="string">
            <text:p>Elizabeth Calabro</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DhyLXpwa1hvQVl6ZFd1VXo5THItckNrN3E5aUkzV0lscUFxejVlclJhSU5tRFlPeGRDNGJVLVBZd0FCQkZHQ1NCYmFGWEZKWnBtZUNheEE</text:p>
          </table:table-cell>
          <table:table-cell office:value-type="string" calcext:value-type="string">
            <text:p>exccellet</text:p>
          </table:table-cell>
          <table:table-cell office:value-type="string" calcext:value-type="string">
            <text:p>estrellita Jordan</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WE4MXlBUUFJYjk1aVVVdjNmU3JYdWxlVldOaVNoNkw2Rm93YnNqdzZDbjN4U2NoOExjYkljV0lkQklXa2UzWldMSDlpdnFpLXRsUzhnNnc</text:p>
          </table:table-cell>
          <table:table-cell office:value-type="string" calcext:value-type="string">
            <text:p>great</text:p>
          </table:table-cell>
          <table:table-cell office:value-type="string" calcext:value-type="string">
            <text:p>Percy Ferguson</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FU2RkNvMGM0WmJlMGdrSTB6Ukl4SUh0UTVvNVc5MGtSUFd0S0duMDlkQ2poanJ3YnhnNm9zY0tLMFpUeEduZVp1WDh4ZGxabDUyQXpGU3c</text:p>
          </table:table-cell>
          <table:table-cell office:value-type="string" calcext:value-type="string">
            <text:p>prices</text:p>
          </table:table-cell>
          <table:table-cell office:value-type="string" calcext:value-type="string">
            <text:p>Syncere Harrison</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m42LWRvMnV3Q2xvT05RVllGLWdSZ3RIYl93X09XVWx1Q2l5cEd1V3pKeGhGdFhEYjdXOVNRUXFERnFxNHk5NUxUNms2VHBqOWpOQ0F1dEE</text:p>
          </table:table-cell>
          <table:table-cell office:value-type="string" calcext:value-type="string">
            <text:p>Love how easily I can shop and save money at the same time!</text:p>
          </table:table-cell>
          <table:table-cell office:value-type="string" calcext:value-type="string">
            <text:p>Michelle Hartvigsen</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EdNVmlVc3c1bHBPUG8zei1LeG1mS1g5OUM2bkl6WEJpV2tjVmN1U0V3NGZSdlBwXzEwNmhNT21KclBzUF9IQWQwN0RTeHBKckhET0xkd2c</text:p>
          </table:table-cell>
          <table:table-cell office:value-type="string" calcext:value-type="string">
            <text:p>Easy to use</text:p>
          </table:table-cell>
          <table:table-cell office:value-type="string" calcext:value-type="string">
            <text:p>Junior Jordan</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3RrRHgwT29Yc3BUeW1SWU9FSkxMYXllei1OdjhkZHdqQjZEb0hRcVdyaC0tNE5DWlYxZVJ3b1NQaXg5RWRRYjBoTFJxOHpfVWtTd0RBMEE</text:p>
          </table:table-cell>
          <table:table-cell office:value-type="string" calcext:value-type="string">
            <text:p>good</text:p>
          </table:table-cell>
          <table:table-cell office:value-type="string" calcext:value-type="string">
            <text:p>Matthew Simmons</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y1KcGxLT0JOV1g5TEhITHg3djR5TzIyVG12b3NPQVdpQjBNanF2VFZCNmZ6UnA3RjkzMkJveWNuRE9OV1NaVmNHcGRGZUlFbmhiQlkzNkE</text:p>
          </table:table-cell>
          <table:table-cell office:value-type="string" calcext:value-type="string">
            <text:p>use to love this app but since the update I keep being prompt to install or cancel the new update even though I updated it weeks ago.</text:p>
          </table:table-cell>
          <table:table-cell office:value-type="string" calcext:value-type="string">
            <text:p>cody collette</text:p>
          </table:table-cell>
          <table:table-cell office:value-type="string" calcext:value-type="string">
            <text:p>February 6, 2019</text:p>
          </table:table-cell>
          <table:table-cell office:value-type="float" office:value="3" calcext:value-type="float">
            <text:p>3</text:p>
          </table:table-cell>
          <table:table-cell table:number-columns-repeated="1019"/>
        </table:table-row>
        <table:table-row table:style-name="ro1">
          <table:table-cell office:value-type="string" calcext:value-type="string">
            <text:p>https://play.google.com/store/apps/details?id=com.amazon.mShop.android.shopping&amp;reviewId=Z3A6QU9xcFRPRmlHeTdhaHlWd3didnNfMk85VDJJck5BWWExMWZicWl0M3l6QUtGbkkyMG9oTVRXV19mcjQ2RDRfVGVWYS1zMzM2TWliaG9talAxQnVzVUE</text:p>
          </table:table-cell>
          <table:table-cell office:value-type="string" calcext:value-type="string">
            <text:p>love it</text:p>
          </table:table-cell>
          <table:table-cell office:value-type="string" calcext:value-type="string">
            <text:p>Robert Estep</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kZTU0lrMFFWc3daSU5VSThZMHFPY1NKazZnSzhhYlFiN09XWWVtYnRiRnJRaUJpZExSZzlMVFdHUlFWTkpTVTJkdGxtN3BBb2tlSGF3UFE</text:p>
          </table:table-cell>
          <table:table-cell office:value-type="string" calcext:value-type="string">
            <text:p>its good</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khlXzJreU1MTzh5SmE2MDNmZlc5ZVJoTUx0YkdvS2FZeEk1aHBqWmc3UFd2aGw3R3VrelNrbWZBU2Q3OFh2TGRIb1Z0Z3Z5Tlc5VVo1Wnc</text:p>
          </table:table-cell>
          <table:table-cell office:value-type="string" calcext:value-type="string">
            <text:p>amazon is a scam . if u buy a gift card on amazon they will lock your account when your are not aware and an account specialist will not reply you except with automated messages</text:p>
          </table:table-cell>
          <table:table-cell office:value-type="string" calcext:value-type="string">
            <text:p>Opoku Prince</text:p>
          </table:table-cell>
          <table:table-cell office:value-type="string" calcext:value-type="string">
            <text:p>February 6,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VQtekN6blBFUmtBY0RKUm5UWWNCcW1GZmdqdVF2Q3FOVFBKUGx3N0FiZTB1NkRCRmptd3lLRFY1aTZTYm1jbnVCbzhSX1oxcTVjbjNRMFE</text:p>
          </table:table-cell>
          <table:table-cell office:value-type="string" calcext:value-type="string">
            <text:p>Nice</text:p>
          </table:table-cell>
          <table:table-cell office:value-type="string" calcext:value-type="string">
            <text:p>Daylond Samuels</text:p>
          </table:table-cell>
          <table:table-cell office:value-type="string" calcext:value-type="string">
            <text:p>February 6, 2019</text:p>
          </table:table-cell>
          <table:table-cell office:value-type="float" office:value="4" calcext:value-type="float">
            <text:p>4</text:p>
          </table:table-cell>
          <table:table-cell table:number-columns-repeated="1019"/>
        </table:table-row>
        <table:table-row table:style-name="ro1">
          <table:table-cell office:value-type="string" calcext:value-type="string">
            <text:p>https://play.google.com/store/apps/details?id=com.amazon.mShop.android.shopping&amp;reviewId=Z3A6QU9xcFRPRWtIR25wOU9rc0xKblk5YkRESW85cWRuYTlwUzJDMzREWmZ3Y1V6YV91RXpiUGtZbmNhZFp5VWlnd0JXYmFXb0JuVlBua3NwVGpYc2U3NkE</text:p>
          </table:table-cell>
          <table:table-cell office:value-type="string" calcext:value-type="string">
            <text:p>great</text:p>
          </table:table-cell>
          <table:table-cell office:value-type="string" calcext:value-type="string">
            <text:p>Genki Shiohara</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C14NlBTOFU4dW5PbEFycFV6LVIwaEk5TTRoLUZkYm9IaVpoLS1leFZZcGJwb3p3ZVNIR3BVRTA0Vl9QcEhyeUMxMS1VajBJRkpKVC00aFE</text:p>
          </table:table-cell>
          <table:table-cell office:value-type="string" calcext:value-type="string">
            <text:p>go to Church and account with the Church</text:p>
          </table:table-cell>
          <table:table-cell office:value-type="string" calcext:value-type="string">
            <text:p>Sharron Wall</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21zN3pvQlZaR3hsZDF6dmNSVU5RVTFHREdaaG1zUzBNV3U4cmptSjdyVm5QMUFxWDNxZDQ3Q0FOcldYaGNBVUFkMzdON0lRcXFTS044dHc</text:p>
          </table:table-cell>
          <table:table-cell office:value-type="string" calcext:value-type="string">
            <text:p>I can't get into it it's just scary stuff and I don't have a proper password Gmail account I sure would be great if I could get in but I'm having difficulties all I do is get in by some samba Amazon coins and play games calms my nerves and then I'll bb-be shopping sometimes maybe we a a couple of books that's all I want to</text:p>
          </table:table-cell>
          <table:table-cell office:value-type="string" calcext:value-type="string">
            <text:p>Carol Anne Bergeron</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DllbENXcVFmT1NJVVFHTzhuSDdGVzJmYjlaYlpqVXF5VV9HaWtvVGxiSE4yWHdNVDlWS1pOV0w2TUZoNDh4TlFUTVVpeW1DZUE5OTFWenc</text:p>
          </table:table-cell>
          <table:table-cell office:value-type="string" calcext:value-type="string">
            <text:p>cool app good usability</text:p>
          </table:table-cell>
          <table:table-cell office:value-type="string" calcext:value-type="string">
            <text:p>deborah kitchen</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VhZRDFkRi15Qkd3VmdNMzZtMERZc3ZjeEF5M3BDVDZRcXdHdF9ZNEU5bGh4WTFTalNFVFptUmszUFhSZHptaTJIbHo1LXNIaV84cEtsaVE</text:p>
          </table:table-cell>
          <table:table-cell office:value-type="string" calcext:value-type="string">
            <text:p>jai shree ram</text:p>
          </table:table-cell>
          <table:table-cell/>
          <table:table-cell office:value-type="string" calcext:value-type="string">
            <text:p>February 6,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1ZyOWNvZEtMQkdYcWdDSUpiZnhCMXdFVGRFTEdKdW14M3FZWC1RTTBsUVp4NDVoRGRHQ0ZMX21DeEM0TDR5QUhVaXFpenVaN3NCNjZ0Q1E</text:p>
          </table:table-cell>
          <table:table-cell office:value-type="string" calcext:value-type="string">
            <text:p>always a pleasure to use with no issues!!</text:p>
          </table:table-cell>
          <table:table-cell office:value-type="string" calcext:value-type="string">
            <text:p>Crystal Alexander</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3F4RGYxdUxFd00tWXRnN1hkRW1PaF9Ka29VSDhEQ0g0TnFmUTJ3XzlSM0p2OFU5NWJnRUxjWlowX2tPdE0wSEVseTN2bUZiX29acDVMeVE</text:p>
          </table:table-cell>
          <table:table-cell office:value-type="string" calcext:value-type="string">
            <text:p>Love Amazon</text:p>
          </table:table-cell>
          <table:table-cell office:value-type="string" calcext:value-type="string">
            <text:p>RockChick 72</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XIyWE96LUhrcXl1S21UWHItcHhMdDR1RjE2VVVjSW54bTBoZkh5Z1ZUTmJHQk1nRmhZWl9nWjVTcmE1bDFWZmVjZF9nY01DcjZRZmFGeWc</text:p>
          </table:table-cell>
          <table:table-cell office:value-type="string" calcext:value-type="string">
            <text:p>who every is bringing the package suck @ there job y'all need fedex or ups to bring the packages i will not order from y'all every again the customer Jo Ann Sharp</text:p>
          </table:table-cell>
          <table:table-cell office:value-type="string" calcext:value-type="string">
            <text:p>JoAnne Sharp</text:p>
          </table:table-cell>
          <table:table-cell office:value-type="string" calcext:value-type="string">
            <text:p>February 6,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2FueHVjSjZhWGtXRUxrOUFkbm9ZYjFuaVpsclp2VmZfeE1JWUpjbmJYdlZZUHFQMEdUUmlyNGxFUnFscTEwWkt6bnh6NzJwYlB3SEszOVE</text:p>
          </table:table-cell>
          <table:table-cell office:value-type="string" calcext:value-type="string">
            <text:p>omg wicked good!! totally.</text:p>
          </table:table-cell>
          <table:table-cell office:value-type="string" calcext:value-type="string">
            <text:p>joseph foytho</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VNPMU83eXRVMGs5UEhxSDRaUE9oSWRtSlBDb1dNbXpQZGp1N0VNV0RVR3pfbXNUY052NktCSXBfMWxJaFJiel9CRnFkMXE1VnVEc2JRVXc</text:p>
          </table:table-cell>
          <table:table-cell office:value-type="string" calcext:value-type="string">
            <text:p>It used to be perfect now I have to double click on search, sometimes it does whatever it wants. it became less user friendly</text:p>
          </table:table-cell>
          <table:table-cell office:value-type="string" calcext:value-type="string">
            <text:p>Marko Ilic</text:p>
          </table:table-cell>
          <table:table-cell office:value-type="string" calcext:value-type="string">
            <text:p>February 6, 2019</text:p>
          </table:table-cell>
          <table:table-cell office:value-type="float" office:value="2" calcext:value-type="float">
            <text:p>2</text:p>
          </table:table-cell>
          <table:table-cell office:value-type="string" calcext:value-type="string">
            <text:p>url</text:p>
          </table:table-cell>
          <table:table-cell office:value-type="string" calcext:value-type="string">
            <text:p>text</text:p>
          </table:table-cell>
          <table:table-cell office:value-type="string" calcext:value-type="string">
            <text:p>userName</text:p>
          </table:table-cell>
          <table:table-cell office:value-type="string" calcext:value-type="string">
            <text:p>date</text:p>
          </table:table-cell>
          <table:table-cell office:value-type="string" calcext:value-type="string">
            <text:p>score</text:p>
          </table:table-cell>
          <table:table-cell office:value-type="string" calcext:value-type="string">
            <text:p>scoreText</text:p>
          </table:table-cell>
          <table:table-cell table:number-columns-repeated="1013"/>
        </table:table-row>
        <table:table-row table:style-name="ro1">
          <table:table-cell office:value-type="string" calcext:value-type="string">
            <text:p>https://play.google.com/store/apps/details?id=com.amazon.mShop.android.shopping&amp;reviewId=Z3A6QU9xcFRPRm02OGI4LUgyTXlJOEtJNVZ3bFJxcnFteHlLX1NfNkk0SnVJOWQ2MlhGSW1EckZadlhWbVJfS05lT1lORlFQZEdVcTAzU1hYd3Fja0JrNkE</text:p>
          </table:table-cell>
          <table:table-cell office:value-type="string" calcext:value-type="string">
            <text:p>Always a pleasant experience. I love that I find almost everything I search for everytime. Delivery is amazing!!</text:p>
          </table:table-cell>
          <table:table-cell office:value-type="string" calcext:value-type="string">
            <text:p>irene castillo</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DV4Y3VUangtc1RGNFZMTU54dUl1R21wSFdoaUVickxhLXk0OEdrdjFfRG13LWxKM3VkTF9ZMEo2OEp4QVBmUEplZldsSVl6ZDJoNHo3X2c</text:p>
          </table:table-cell>
          <table:table-cell office:value-type="string" calcext:value-type="string">
            <text:p>fast and easy to buy</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2VlSG9BV3UycEhCdGF2bER0a1d0Uk53T1E0T1JPWGZzUTNybWtkNk5uaGNNQ1d6MXV0Y3BYR21nRzNnbUlwOW5tem8tVlQ1d3V2LWRBbnc</text:p>
          </table:table-cell>
          <table:table-cell office:value-type="string" calcext:value-type="string">
            <text:p>Great App</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3RqVWNnV3d1VHJTeEx1VHZWTjVEZDltTmptbzNmSGo2THp1dzctR1N3RjhoQy03LUUzemVEUE5aLWFvblNzOTVTQXFHa3l4VC01cGhQdHc</text:p>
          </table:table-cell>
          <table:table-cell office:value-type="string" calcext:value-type="string">
            <text:p>not too bad!!</text:p>
          </table:table-cell>
          <table:table-cell office:value-type="string" calcext:value-type="string">
            <text:p>lee niles</text:p>
          </table:table-cell>
          <table:table-cell office:value-type="string" calcext:value-type="string">
            <text:p>February 6, 2019</text:p>
          </table:table-cell>
          <table:table-cell office:value-type="float" office:value="4" calcext:value-type="float">
            <text:p>4</text:p>
          </table:table-cell>
          <table:table-cell table:number-columns-repeated="1019"/>
        </table:table-row>
        <table:table-row table:style-name="ro1">
          <table:table-cell office:value-type="string" calcext:value-type="string">
            <text:p>https://play.google.com/store/apps/details?id=com.amazon.mShop.android.shopping&amp;reviewId=Z3A6QU9xcFRPRkVZcGRobkJXalJWQVZodm15bXJ2azVjTXJscEZ4Y3p6dFA3bEhDZEpWQ3ZiNG1VR3RISXo2aXlLUFhfOTVUUmx3ZWZXZjQzYlhUTDBWd2c</text:p>
          </table:table-cell>
          <table:table-cell office:value-type="string" calcext:value-type="string">
            <text:p>sometimes app won't open, photos of items wont load (network speed is fine), or just freezes. For the most part its fine, I just expect more from Amazon. One+ 6t Android Pie</text:p>
          </table:table-cell>
          <table:table-cell office:value-type="string" calcext:value-type="string">
            <text:p>Kenny Anderson</text:p>
          </table:table-cell>
          <table:table-cell office:value-type="string" calcext:value-type="string">
            <text:p>February 6, 2019</text:p>
          </table:table-cell>
          <table:table-cell office:value-type="float" office:value="3" calcext:value-type="float">
            <text:p>3</text:p>
          </table:table-cell>
          <table:table-cell table:number-columns-repeated="1019"/>
        </table:table-row>
        <table:table-row table:style-name="ro1">
          <table:table-cell office:value-type="string" calcext:value-type="string">
            <text:p>https://play.google.com/store/apps/details?id=com.amazon.mShop.android.shopping&amp;reviewId=Z3A6QU9xcFRPR0FiYkc3eVRYTGkwS2ViVzAxTmpSM2RsN3BPN0JtWDlFNXp5eURLazYtUzNueVBsTWJwUHZXUTYtS0FKQUFvR2FZM0RTcy1lRWNMNTRZYmc</text:p>
          </table:table-cell>
          <table:table-cell office:value-type="string" calcext:value-type="string">
            <text:p>always great!</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0g0TWR3dmU5OC1MSGFXd2pNUWhuQ25SMElKX1lRYmlTbEVTN3duaHE5T0hlLXJRRWlwSGFSZzFxZk8zejRqQlZ0OVJEY3UwVmt5czJuZEE</text:p>
          </table:table-cell>
          <table:table-cell office:value-type="string" calcext:value-type="string">
            <text:p>it is lit</text:p>
          </table:table-cell>
          <table:table-cell office:value-type="string" calcext:value-type="string">
            <text:p>Micah Relaford</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FM5VzJOc0cwN1I2dk9HZU9YNThhV0FBNXdsUTNlNE1fc2k5NHd0RGdEN3hhSGdibnRWblIyUm1zbE9JS090emxmb3p3RTA0d3J0NW1MN0E</text:p>
          </table:table-cell>
          <table:table-cell office:value-type="string" calcext:value-type="string">
            <text:p>great app love shopping on amazon</text:p>
          </table:table-cell>
          <table:table-cell office:value-type="string" calcext:value-type="string">
            <text:p>Melissa Collins</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GJ2am5EYjcxX3BXc0ZjTndoNGNGaWluZVM5SnhtRUVLaHJ5T0xqZDJxMGhJdF90ZDlNdDlKZTF1LS1pa0plNFlZU1EtWmVTMjk4ZklvMkE</text:p>
          </table:table-cell>
          <table:table-cell office:value-type="string" calcext:value-type="string">
            <text:p>i never shop anywhere else! This is the quickest way to get the last minute gift for anyone! Highly recommended 👍</text:p>
          </table:table-cell>
          <table:table-cell office:value-type="string" calcext:value-type="string">
            <text:p>Angi Turner</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zlOU1E2UDJ1bWExTHRKbnZfa0JGSlZRZm83X3RuLTE3M3hEdnJveTNDU0NGdEF2NmxCbUNCWnRnc1BJemY3Qk1adi1GZl8xam91YnRSVkE</text:p>
          </table:table-cell>
          <table:table-cell office:value-type="string" calcext:value-type="string">
            <text:p>If possible can you add PayPal or Venmo as payment method</text:p>
          </table:table-cell>
          <table:table-cell office:value-type="string" calcext:value-type="string">
            <text:p>Rena M</text:p>
          </table:table-cell>
          <table:table-cell office:value-type="string" calcext:value-type="string">
            <text:p>February 6, 2019</text:p>
          </table:table-cell>
          <table:table-cell office:value-type="float" office:value="4" calcext:value-type="float">
            <text:p>4</text:p>
          </table:table-cell>
          <table:table-cell table:number-columns-repeated="1019"/>
        </table:table-row>
        <table:table-row table:style-name="ro1">
          <table:table-cell office:value-type="string" calcext:value-type="string">
            <text:p>https://play.google.com/store/apps/details?id=com.amazon.mShop.android.shopping&amp;reviewId=Z3A6QU9xcFRPRko4UTNyMk1UX1pXaGlTRXNrS1BDLXJiSFBJUE1xLTlHQjExemJNdWpISWYxalNFZ3o3NnA2WktiaFQ5LWwzY3duTERMLU1weVlNQXVUWnc</text:p>
          </table:table-cell>
          <table:table-cell office:value-type="string" calcext:value-type="string">
            <text:p>Goody goody gumdrops</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0puOUF0QjA0a3ExZ2gybjAzTlZRU3ItUlJ2cnR3emFGOTBCUzljcTRoRW14OWp5SF8wZVlDWG1naWhzY09tQkMwY1dWWGlBUjN1MHBoVWc</text:p>
          </table:table-cell>
          <table:table-cell office:value-type="string" calcext:value-type="string">
            <text:p>Why do you need all of my info??? It is way too invasive! Mind your own business!</text:p>
          </table:table-cell>
          <table:table-cell office:value-type="string" calcext:value-type="string">
            <text:p>Maryann Neal</text:p>
          </table:table-cell>
          <table:table-cell office:value-type="string" calcext:value-type="string">
            <text:p>February 6,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1lYMjhNVHhfTFYzX1pxMEZDaWhjQjlkX0tFbktTWm81TmtMQnlGRjBnYkZQcGs2TXBBOHFtMk4tUGFZYjJHSV9RM1dFc2c5MmVqSk1Bdnc</text:p>
          </table:table-cell>
          <table:table-cell office:value-type="string" calcext:value-type="string">
            <text:p>They are great!</text:p>
          </table:table-cell>
          <table:table-cell office:value-type="string" calcext:value-type="string">
            <text:p>Cristina Bedolla</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DNGMlRUU0NQQVlJblBINDFTTS1SMXIyR0h6SFA2MEpiM29wSWpHV0tHQ0tBWThmampmdU53ZG9uWG05XzlQV3hEUzBKSnU3QVdEZzc0dHc</text:p>
          </table:table-cell>
          <table:table-cell office:value-type="string" calcext:value-type="string">
            <text:p>Everything gets here in good time and is a good price</text:p>
          </table:table-cell>
          <table:table-cell office:value-type="string" calcext:value-type="string">
            <text:p>Ruth Erickson</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kVvSl9qLTVSV0tTM054M1JtdnZScFJZMTkwUkNfMC1BbzFfN1pORUNNQU5IMEprOFpldm8ybUQ2bzBBVlFaYjhzX1EzNU5Pd085WkRaVFE</text:p>
          </table:table-cell>
          <table:table-cell office:value-type="string" calcext:value-type="string">
            <text:p>loving it</text:p>
          </table:table-cell>
          <table:table-cell office:value-type="string" calcext:value-type="string">
            <text:p>Joshua Jordan</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VhVV1V0cF90WnhjLVJBYjBLTlljWDBqd3NzV0FpREdPbWQwcTRfLTRIX2V4WnJWZEZkVDJMZGlTMkI0MTRlY2ZSN2htSHpFRDVPY0hIWnc</text:p>
          </table:table-cell>
          <table:table-cell office:value-type="string" calcext:value-type="string">
            <text:p>Amazon is a great company this app however freezes/fails to load pages constantly on my Note 8.. Everytime I shop I end up having to restart the app several times just to finish ordering something. Fix your app Amazon!</text:p>
          </table:table-cell>
          <table:table-cell office:value-type="string" calcext:value-type="string">
            <text:p>Daniel Brown</text:p>
          </table:table-cell>
          <table:table-cell office:value-type="string" calcext:value-type="string">
            <text:p>February 6,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SGp1LTN6aG9nVVNTWFNBbWxmZkNHTkhwUzlBUkNZc0tGNTViUDJ1S2xnWmRmQVhialp6MDE4ZlJIVnYyN25iQTNBRXNodnZlM0hUQk9UM0E</text:p>
          </table:table-cell>
          <table:table-cell office:value-type="string" calcext:value-type="string">
            <text:p>Best shopping app! Amazon Prime is my immediate go to site. If they dont have it; they have something like it...if they don't have something comparable to what you are looking for...I would say it doesn't exist! :)</text:p>
          </table:table-cell>
          <table:table-cell office:value-type="string" calcext:value-type="string">
            <text:p>Jennifer Lamphere</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VhfcTNOVl9rMFJGM3ZFVWROYnJ1cDN2UGJBMzZabHM4UElRT2MyYkRVUXhnbnpoY2hzb1JEUFRCdXVQYzhScGdCSktUTmI3el9LcUYzbEE</text:p>
          </table:table-cell>
          <table:table-cell office:value-type="string" calcext:value-type="string">
            <text:p>great</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Ukzbl91Qnp1QzdFR3FPdWFGV3F3MjhmMHZqb3IxX0o2VC1OY1BTbm9mZmoyMENwLWFqYUc4cFZiNElTNk9PMGlsYTY3SThFUFJVZ3ZlR1E</text:p>
          </table:table-cell>
          <table:table-cell office:value-type="string" calcext:value-type="string">
            <text:p>So i have one account for my phone, by phone number, another for my computer using email, and another for selling personal. THEN another for business! C'mon, combine the email and phone number accounts for crying out loud! Have to login to each one to find an order ice placed. Then...where's the logout on the phone app!?</text:p>
          </table:table-cell>
          <table:table-cell/>
          <table:table-cell office:value-type="string" calcext:value-type="string">
            <text:p>February 6, 2019</text:p>
          </table:table-cell>
          <table:table-cell office:value-type="float" office:value="3" calcext:value-type="float">
            <text:p>3</text:p>
          </table:table-cell>
          <table:table-cell table:number-columns-repeated="1019"/>
        </table:table-row>
        <table:table-row table:style-name="ro1">
          <table:table-cell office:value-type="string" calcext:value-type="string">
            <text:p>https://play.google.com/store/apps/details?id=com.amazon.mShop.android.shopping&amp;reviewId=Z3A6QU9xcFRPR3NBODgwbWU3NDA5QnNOSVVxYnNiRWlhTGYtMUo4amFYRnFSdFBGZ0twc0xHMGNlWFVmd3dRSXVldERqaEFmdWdpd2IxbDc1TDVsMmNFTVE</text:p>
          </table:table-cell>
          <table:table-cell office:value-type="string" calcext:value-type="string">
            <text:p>hack</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kN3V3VQTkdISkZrUW1sclk4X3ZLVlJqVktTTGVkREo0UkJrd1RORXp5ZDVtSWFlR0hvb3g4THlLd3k1c1RYOVVVdkVoaC1YRFQ3Y1lSTFE</text:p>
          </table:table-cell>
          <table:table-cell office:value-type="string" calcext:value-type="string">
            <text:p>lovet evrything on time</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UpLVUV3dm51WkJ1RnRSTHZvTzJ2Q1g4X2dIS0p1aVZ3V0M2bmExbm9BYXdBSEkyODBLeGpZZHEzbkRSUHIybVJZckc3bTJUSk1TT1FLbUE</text:p>
          </table:table-cell>
          <table:table-cell office:value-type="string" calcext:value-type="string">
            <text:p>ww</text:p>
          </table:table-cell>
          <table:table-cell office:value-type="string" calcext:value-type="string">
            <text:p>Cedric Jones</text:p>
          </table:table-cell>
          <table:table-cell office:value-type="string" calcext:value-type="string">
            <text:p>February 6, 2019</text:p>
          </table:table-cell>
          <table:table-cell office:value-type="float" office:value="3" calcext:value-type="float">
            <text:p>3</text:p>
          </table:table-cell>
          <table:table-cell table:number-columns-repeated="1019"/>
        </table:table-row>
        <table:table-row table:style-name="ro1">
          <table:table-cell office:value-type="string" calcext:value-type="string">
            <text:p>https://play.google.com/store/apps/details?id=com.amazon.mShop.android.shopping&amp;reviewId=Z3A6QU9xcFRPRjNwTHBWSWVOZndHVUd4NklrNkJpWG9qNjdsVHBsRTU3cElITjdfTnZhaHZsbmhkbWxsUXpROW9RY1ZWZTNTLXNfbndteUR2a0hCdmNKdUE</text:p>
          </table:table-cell>
          <table:table-cell office:value-type="string" calcext:value-type="string">
            <text:p>Sensational❤️🙌</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0hsNkxkcEJNcGdZdFptYzV6T2E5LV9seW5ES2MyMDdUWDJFYWFfNS1IZVNmczJjckQ5R0dHa1F4bE9Yc2ZtaTFCLVJyQTc3YV9fZjE0ZUE</text:p>
          </table:table-cell>
          <table:table-cell office:value-type="string" calcext:value-type="string">
            <text:p>KEEPS TELLING ME I NEED TO INSTALL UPGRADE,AND THEN SENDS ME HERE</text:p>
          </table:table-cell>
          <table:table-cell office:value-type="string" calcext:value-type="string">
            <text:p>MOOKMAN FALIC</text:p>
          </table:table-cell>
          <table:table-cell office:value-type="string" calcext:value-type="string">
            <text:p>February 6, 2019</text:p>
          </table:table-cell>
          <table:table-cell office:value-type="float" office:value="3" calcext:value-type="float">
            <text:p>3</text:p>
          </table:table-cell>
          <table:table-cell table:number-columns-repeated="1019"/>
        </table:table-row>
        <table:table-row table:style-name="ro1">
          <table:table-cell office:value-type="string" calcext:value-type="string">
            <text:p>https://play.google.com/store/apps/details?id=com.amazon.mShop.android.shopping&amp;reviewId=Z3A6QU9xcFRPR1RLbk5LYUF4NjNCYUdsX3gtbUV4Z0dfR1lPNUdxSU1ZdGVKQWNsMDZzVzJMWXZ4SXFIZHhYSkNXQlZtQ0d1dUpHbFJhaktEQnpCWEJwSGc</text:p>
          </table:table-cell>
          <table:table-cell office:value-type="string" calcext:value-type="string">
            <text:p>great!</text:p>
          </table:table-cell>
          <table:table-cell office:value-type="string" calcext:value-type="string">
            <text:p>Mark West</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2tBemJqM2xxdU14NWMzc0NNdzlsUnNzRzdNVF93YXo3SFhYR2FGNG9wYTBxNmhJOWZyQ3NOU3BQVEJfZWpYSFZVYWxYNVFFOUp1bTFRUUE</text:p>
          </table:table-cell>
          <table:table-cell office:value-type="string" calcext:value-type="string">
            <text:p>Intuitive, solid and stable</text:p>
          </table:table-cell>
          <table:table-cell office:value-type="string" calcext:value-type="string">
            <text:p>Paul Moosavi</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k9SSnl4SHREcXUxNGg1amtIYzVSM2FTS2YyZDQ3WXY3Tmt6VmJTdjN0Y0QzQVBvVEJVb0VBcjA1WUlVVC14bmwwM3NiaW1JTnhNbThzdVE</text:p>
          </table:table-cell>
          <table:table-cell office:value-type="string" calcext:value-type="string">
            <text:p>the app itself works. The company is great. Call customer service for help, actually they end up calling you. They really do help. So the company is good. The shipping has been gotten pretty bad. The items come in a box all together with no paper telling you what came from who. They are now often just sending things in a huge box for the item with no bubble wrap. But today I got a package bubble wrapped nice and cushioned. It was a thing of glue. like super glue sized on cardboard backing. lol</text:p>
          </table:table-cell>
          <table:table-cell/>
          <table:table-cell office:value-type="string" calcext:value-type="string">
            <text:p>February 6, 2019</text:p>
          </table:table-cell>
          <table:table-cell office:value-type="float" office:value="3" calcext:value-type="float">
            <text:p>3</text:p>
          </table:table-cell>
          <table:table-cell table:number-columns-repeated="1019"/>
        </table:table-row>
        <table:table-row table:style-name="ro1">
          <table:table-cell office:value-type="string" calcext:value-type="string">
            <text:p>https://play.google.com/store/apps/details?id=com.amazon.mShop.android.shopping&amp;reviewId=Z3A6QU9xcFRPR2RhV2pka2dkSk9EYzJKUS1KeE90MEM2b1pyUnBuY1lUZkk4WkhqTmlyTmxzR2RBNTdMc1RUWk9YODg0eWp0WjZjeDZFck03SWRSa3RmcEE</text:p>
          </table:table-cell>
          <table:table-cell office:value-type="string" calcext:value-type="string">
            <text:p>Great app but the problem is the shipping fees are too expensive than the item. :(</text:p>
          </table:table-cell>
          <table:table-cell office:value-type="string" calcext:value-type="string">
            <text:p>Mavis Vermillion</text:p>
          </table:table-cell>
          <table:table-cell office:value-type="string" calcext:value-type="string">
            <text:p>February 6, 2019</text:p>
          </table:table-cell>
          <table:table-cell office:value-type="float" office:value="2" calcext:value-type="float">
            <text:p>2</text:p>
          </table:table-cell>
          <table:table-cell table:number-columns-repeated="1019"/>
        </table:table-row>
        <table:table-row table:style-name="ro1">
          <table:table-cell office:value-type="string" calcext:value-type="string">
            <text:p>https://play.google.com/store/apps/details?id=com.amazon.mShop.android.shopping&amp;reviewId=Z3A6QU9xcFRPRkNlRl9mQXlJUzJsNk5OeXNUVXlXbXVIWWlLc21UdDdCeS1vUXNXSTI0bzNXTmNuYUh6VzdhVXhqVm1mRm5ONHVuT2NuMHBuTW9YV1l6X0E</text:p>
          </table:table-cell>
          <table:table-cell office:value-type="string" calcext:value-type="string">
            <text:p>they are great!!</text:p>
          </table:table-cell>
          <table:table-cell office:value-type="string" calcext:value-type="string">
            <text:p>Suzette Shipman</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nktQnBxelhQeU9GQ2JEOS1DTUFxSG9uYndWb1VwT0R2QkdyaXRBSmFXaEZwbnJWT01PNE5BSF80bkRDVEQ2SjBhUW5CbF9CamlNY2RMV1E</text:p>
          </table:table-cell>
          <table:table-cell office:value-type="string" calcext:value-type="string">
            <text:p>Great easy to navigate site for a 73 year old senior thank you</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FNRc1ZEMGRkTEE1cld5d3ZPTU43cHd3eXNHaTY1N0xyMTBmZl9WT1pWeGt1R2FmYkNzS0ZUeG1LeUNjS01obnJlV3EzWDZfazBmSWtkRFE</text:p>
          </table:table-cell>
          <table:table-cell office:value-type="string" calcext:value-type="string">
            <text:p>Beware of third party sellers on Amazon. Because of third party sellers I no longer trust Amazon and absolutely not be doing any business with them.</text:p>
          </table:table-cell>
          <table:table-cell office:value-type="string" calcext:value-type="string">
            <text:p>Steven Gauna</text:p>
          </table:table-cell>
          <table:table-cell office:value-type="string" calcext:value-type="string">
            <text:p>February 6,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0FuVFV3d3FkY1RwbDhWSXNvNk81TDV4SERGb2xXVGdRWWw0THU5bi02cUF5eXJGSGl3cWZHSFphTFNXYWlIV2tUVmVybDVNcTV1dFJOZFE</text:p>
          </table:table-cell>
          <table:table-cell office:value-type="string" calcext:value-type="string">
            <text:p>great</text:p>
          </table:table-cell>
          <table:table-cell office:value-type="string" calcext:value-type="string">
            <text:p>Gilang Ben S</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2VSQVdVc1Q0Y0M0QUZ6QlllWkpxNkdsT0h4SGllQ2M3UWhoZWVfVXk4MTdVZXh4QXBzMVFRSF9TWmwwdlA2eGlIWDh4a2RTZzlJQTRJZVE</text:p>
          </table:table-cell>
          <table:table-cell office:value-type="string" calcext:value-type="string">
            <text:p>easy to use and great service</text:p>
          </table:table-cell>
          <table:table-cell office:value-type="string" calcext:value-type="string">
            <text:p>Tracey Vest</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nI2TkpRZ1BHdE14RWhDLWZ2ZXY3QjFLamd3TlBRaXU1R0ZkNDlDWVhjV29yQzdmeFJ3Y3o0X0lGSjNjVkhqb2xpWlJxWUl6SVB1ZHpHQlE</text:p>
          </table:table-cell>
          <table:table-cell office:value-type="string" calcext:value-type="string">
            <text:p>killed ebay...</text:p>
          </table:table-cell>
          <table:table-cell office:value-type="string" calcext:value-type="string">
            <text:p>joshua life</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y1tWXB4RzM5cXNTMW1sVjBObEdZWkxRRno0eTRwUVRBMGV2dlB4M2NlZmV4T1BQWWtPeVdRM3pzZlpmcllyc29EZUlQYXRMbHFaTHJtQ3c</text:p>
          </table:table-cell>
          <table:table-cell office:value-type="string" calcext:value-type="string">
            <text:p>Signed up for amazon prime (30 day trial) when I was 16 with only using a fifty-dollar gift card, after i spent my money THOUGHT I cancelled prime. Three years later I login into my bank account to find that ALL MY MONEY HAS BEEN DRAINED, turns out prime didnt get cancelled and I got an " annual fee". In those years I have never been charged an annual fee so why now?</text:p>
          </table:table-cell>
          <table:table-cell office:value-type="string" calcext:value-type="string">
            <text:p>Risa Honda</text:p>
          </table:table-cell>
          <table:table-cell office:value-type="string" calcext:value-type="string">
            <text:p>February 6,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jByVTJyRHVSTHBMSHpTd1Joay1KdmtCQXRDQW93TVZiS29kOEJhaWpjX1pOZGw2U0o3Wmg3TWtQak9TckN3TXFWWTdnc05UeVVFMEVCTWc</text:p>
          </table:table-cell>
          <table:table-cell office:value-type="string" calcext:value-type="string">
            <text:p>everything ships fast</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WFBbEg2YVNaRUNNODJBNVZ4NW1DZjBaVmUtRDl0ZFNJYUhRNTJvS19pQjU2WklNeFZRWVJDUWItdllSbXBNSHpZc1EwczEyTVR4dm5rU0E</text:p>
          </table:table-cell>
          <table:table-cell office:value-type="string" calcext:value-type="string">
            <text:p>good</text:p>
          </table:table-cell>
          <table:table-cell office:value-type="string" calcext:value-type="string">
            <text:p>Alexis Seibel</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HFUeE9jUHpkRG5DbkQ1SDc1bzR4c3htNEdZa2J6R1lwWmZkOUV2MVRJU2xGbU80cEpfUUFRVDJKMjdtUnpwa2VMX21XUkNsTVQ2b3hKZWc</text:p>
          </table:table-cell>
          <table:table-cell office:value-type="string" calcext:value-type="string">
            <text:p>previous app was fast. this version is really slow</text:p>
          </table:table-cell>
          <table:table-cell office:value-type="string" calcext:value-type="string">
            <text:p>David Clarke</text:p>
          </table:table-cell>
          <table:table-cell office:value-type="string" calcext:value-type="string">
            <text:p>February 6, 2019</text:p>
          </table:table-cell>
          <table:table-cell office:value-type="float" office:value="2" calcext:value-type="float">
            <text:p>2</text:p>
          </table:table-cell>
          <table:table-cell table:number-columns-repeated="1019"/>
        </table:table-row>
        <table:table-row table:style-name="ro1">
          <table:table-cell office:value-type="string" calcext:value-type="string">
            <text:p>https://play.google.com/store/apps/details?id=com.amazon.mShop.android.shopping&amp;reviewId=Z3A6QU9xcFRPRzJTWlo0cEFKTkZaV1hDSTl6cjhIdmJJS1BXaVh2WVdZZVo1MFIydVFvYW41Tk5nNGJVVXlHRThBTmVOWmFBMGdmTGkyNTRtV3lISzlUMnc</text:p>
          </table:table-cell>
          <table:table-cell office:value-type="string" calcext:value-type="string">
            <text:p>Very helpful app</text:p>
          </table:table-cell>
          <table:table-cell office:value-type="string" calcext:value-type="string">
            <text:p>Leonard Sadler</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2JLam5NS1Bvb0xQc1NKei1oa00yRVZmQ1AxUEhWOXJwN0tqaENCNjRGRmpWWENXZGt3eXlCeWtmUnhuNkVmTUxqN0ZuSlpEQk1USGFwOUE</text:p>
          </table:table-cell>
          <table:table-cell office:value-type="string" calcext:value-type="string">
            <text:p>Helped out alot this last holiday season with fast shipping and last minute gift ideas</text:p>
          </table:table-cell>
          <table:table-cell office:value-type="string" calcext:value-type="string">
            <text:p>Randie Garrison</text:p>
          </table:table-cell>
          <table:table-cell office:value-type="string" calcext:value-type="string">
            <text:p>February 6, 2019</text:p>
          </table:table-cell>
          <table:table-cell office:value-type="float" office:value="5" calcext:value-type="float">
            <text:p>5</text:p>
          </table:table-cell>
          <table:table-cell office:value-type="string" calcext:value-type="string">
            <text:p>url</text:p>
          </table:table-cell>
          <table:table-cell office:value-type="string" calcext:value-type="string">
            <text:p>text</text:p>
          </table:table-cell>
          <table:table-cell office:value-type="string" calcext:value-type="string">
            <text:p>userName</text:p>
          </table:table-cell>
          <table:table-cell office:value-type="string" calcext:value-type="string">
            <text:p>date</text:p>
          </table:table-cell>
          <table:table-cell office:value-type="string" calcext:value-type="string">
            <text:p>score</text:p>
          </table:table-cell>
          <table:table-cell office:value-type="string" calcext:value-type="string">
            <text:p>scoreText</text:p>
          </table:table-cell>
          <table:table-cell table:number-columns-repeated="1013"/>
        </table:table-row>
        <table:table-row table:style-name="ro1">
          <table:table-cell office:value-type="string" calcext:value-type="string">
            <text:p>https://play.google.com/store/apps/details?id=com.amazon.mShop.android.shopping&amp;reviewId=Z3A6QU9xcFRPSHhra0Nwbl91LU9jaTZHTVpHQ0Y0Y1ZRaXJuTzRLVE5NeWs3Z0YyelhOck5TVXFJZzhaNnZUaFVrcTVjbnZyWW5FNm1idUFScFRsSW90VUE</text:p>
          </table:table-cell>
          <table:table-cell office:value-type="string" calcext:value-type="string">
            <text:p>it's a great shopping app I can a lot things I really needed at a good price. thanks</text:p>
          </table:table-cell>
          <table:table-cell office:value-type="string" calcext:value-type="string">
            <text:p>Lonnie Brooks</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URYeGsxSGtySFNBWXg4c3ljYUphX05SRUhCN1VpVlpNWHBwWEM1aU5raWhuOFJ0YnBwU2ZwMTk0YTh1UzAzYXlmeVliYk5pWG0yYVV6Snc</text:p>
          </table:table-cell>
          <table:table-cell office:value-type="string" calcext:value-type="string">
            <text:p>best app ever</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XVOZDlmemtHOWE5U0Q4QU5YVm40M1gyOW9GSFMxN2gwOVZFekRiQk1YbEtxR0RpOF9TdFJkd0FUZ19qOG5ZMVdaT2tuU25Gc1dzTVNnR2c</text:p>
          </table:table-cell>
          <table:table-cell office:value-type="string" calcext:value-type="string">
            <text:p>cat toys</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l9jWFZ5Z1ZYcE5MUU1jMlJhdGpRbkJubzRJZmZUNk4yVUExSDgyZ0ljYkVrV3hnTmtzNWtlakdXU01hdEpTajR4eUY3TklzcHdQN01CMmc</text:p>
          </table:table-cell>
          <table:table-cell office:value-type="string" calcext:value-type="string">
            <text:p>great</text:p>
          </table:table-cell>
          <table:table-cell/>
          <table:table-cell office:value-type="string" calcext:value-type="string">
            <text:p>February 5, 2019</text:p>
          </table:table-cell>
          <table:table-cell office:value-type="float" office:value="4" calcext:value-type="float">
            <text:p>4</text:p>
          </table:table-cell>
          <table:table-cell table:number-columns-repeated="1019"/>
        </table:table-row>
        <table:table-row table:style-name="ro1">
          <table:table-cell office:value-type="string" calcext:value-type="string">
            <text:p>https://play.google.com/store/apps/details?id=com.amazon.mShop.android.shopping&amp;reviewId=Z3A6QU9xcFRPR0pSLTRRVWdVZG5VNy1RVmVHNmxBUVJQb3MtY0xZRWhLQjFWWXBDeG5tZW1tOTdzTXF3dERHdEZTR1VSVWpsRmNEa25WdWt0WFhiSldySFE</text:p>
          </table:table-cell>
          <table:table-cell office:value-type="string" calcext:value-type="string">
            <text:p>can't delete it</text:p>
          </table:table-cell>
          <table:table-cell office:value-type="string" calcext:value-type="string">
            <text:p>Cosmic Folfington blueberry Majira ILOVEFURRYS</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zU5RnUzR2dtTGc1QTRJT0pDUmFrMmRuSzRxWlRYRDlob0JRaTZMamJUMnh4X2FjN1pxVmF1UkR6d3IxeFNtMkZDOF84VUVOcHd3MVJ6bkE</text:p>
          </table:table-cell>
          <table:table-cell office:value-type="string" calcext:value-type="string">
            <text:p>excellent</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zFrVzdQVkk5aE9vdWxRUXdhUXhxZjllVjZ2NXFrM3NYb0E4TmRQczZOLVpXTkZEZ2JWUnBxcWY2MVhPYTlqMmpjUnVOa3RZOVd1SUV0Vnc</text:p>
          </table:table-cell>
          <table:table-cell office:value-type="string" calcext:value-type="string">
            <text:p>love this app i use this app to do almost all of my online shopping</text:p>
          </table:table-cell>
          <table:table-cell office:value-type="string" calcext:value-type="string">
            <text:p>Malika Fowler</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3doQnVHaW5IYzQtQUlxaFk4WGpnU1J2TXVqNnBvdXQ4Z3YydThUa0otTXNNMU90amFEOHhfQW4wbXdndndKS1liaG13NEhqWmlYMGx5d2c</text:p>
          </table:table-cell>
          <table:table-cell office:value-type="string" calcext:value-type="string">
            <text:p>always on time</text:p>
          </table:table-cell>
          <table:table-cell office:value-type="string" calcext:value-type="string">
            <text:p>Paula Sayles</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mVqeDN1aVVjSURDTmRKUG9zQzJlTVdTMEplb1dNbVA4Ujg1d0NZNk1nZmFGRDZONjJpRFlUeHgzOF9KYXU1S2xIdlJNVDFhazFETEdQZmc</text:p>
          </table:table-cell>
          <table:table-cell office:value-type="string" calcext:value-type="string">
            <text:p>good,, i like it</text:p>
          </table:table-cell>
          <table:table-cell office:value-type="string" calcext:value-type="string">
            <text:p>miguel mejia</text:p>
          </table:table-cell>
          <table:table-cell office:value-type="string" calcext:value-type="string">
            <text:p>February 5, 2019</text:p>
          </table:table-cell>
          <table:table-cell office:value-type="float" office:value="4" calcext:value-type="float">
            <text:p>4</text:p>
          </table:table-cell>
          <table:table-cell table:number-columns-repeated="1019"/>
        </table:table-row>
        <table:table-row table:style-name="ro1">
          <table:table-cell office:value-type="string" calcext:value-type="string">
            <text:p>https://play.google.com/store/apps/details?id=com.amazon.mShop.android.shopping&amp;reviewId=Z3A6QU9xcFRPSHlZaHFNRkE3NDdpRUpzV0o0VzJKa1g4NEo5Z2pmTmpDMUI0Z3Q2Q0NMNFNNNWxrS0JEZUM2TlpfdmYyYzY1aGNuY1EzM0NrOWlDUlRDNlE</text:p>
          </table:table-cell>
          <table:table-cell office:value-type="string" calcext:value-type="string">
            <text:p>to much of a problem I am out !</text:p>
          </table:table-cell>
          <table:table-cell/>
          <table:table-cell office:value-type="string" calcext:value-type="string">
            <text:p>February 5, 2019</text:p>
          </table:table-cell>
          <table:table-cell office:value-type="float" office:value="2" calcext:value-type="float">
            <text:p>2</text:p>
          </table:table-cell>
          <table:table-cell table:number-columns-repeated="1019"/>
        </table:table-row>
        <table:table-row table:style-name="ro1">
          <table:table-cell office:value-type="string" calcext:value-type="string">
            <text:p>https://play.google.com/store/apps/details?id=com.amazon.mShop.android.shopping&amp;reviewId=Z3A6QU9xcFRPRzE4WmtKMWowQjFBd2ttUTBJTW45ZTB5WGdaVkFlODZpM2NTQklWbHNqN0dYOVBSalBMb0w0dDZIak93ZjE4bmRhY3F3MGlRREROMG5vVHc</text:p>
          </table:table-cell>
          <table:table-cell office:value-type="string" calcext:value-type="string">
            <text:p>Awesome!</text:p>
          </table:table-cell>
          <table:table-cell office:value-type="string" calcext:value-type="string">
            <text:p>katrina Baker griffin</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nNCU243X0MxQzVCbzFfTUpkNUZWZ1NLMk1rX3NLWGFWc2ZfTnYzckY1eG9vTXJYREpjLUlFbFhKX082OHVCZ0R5cl9nMlJucjVaWWk3U1E</text:p>
          </table:table-cell>
          <table:table-cell office:value-type="string" calcext:value-type="string">
            <text:p>I will never talk to my phone as if it is human. Don't waste you time asking me to.</text:p>
          </table:table-cell>
          <table:table-cell office:value-type="string" calcext:value-type="string">
            <text:p>S G</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VRHWXZ1SGltZkF3N3Jfc1g5MEJtbjVXaFIxeGxkd3FqM2NERzFjamdXcXdZazZ2TlJWYVc4SzhIMjV6US1leHFOQUViUU1yQkt1TXNpUEE</text:p>
          </table:table-cell>
          <table:table-cell office:value-type="string" calcext:value-type="string">
            <text:p>good</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2w3M185Q3p5Ti1UVmxYVjMyby1uVjE0NW0xMDhHVi13MFFvSFpJbDZ2MEpudTJSaXRlN0x5bDN1OXVqRFdlS1NlUGtIaFhkREFyeGdIWkE</text:p>
          </table:table-cell>
          <table:table-cell office:value-type="string" calcext:value-type="string">
            <text:p>The best shopping app</text:p>
          </table:table-cell>
          <table:table-cell office:value-type="string" calcext:value-type="string">
            <text:p>Kelly Courtney</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EtyeEMyR1NiT2t6ZTc3cm9nUjhLU081MVEzNndpZUZvZDJFaHA2X0YzSWVUOFc4VWlUcEEtRlowa1FOVVI3eWNXVnRvSFBDM3N3ZFctbkE</text:p>
          </table:table-cell>
          <table:table-cell office:value-type="string" calcext:value-type="string">
            <text:p>you could find things chiper</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0Z0S2VlWk9QVlpOT2dkN0RXU0tweDB6VFZPaFRqX1BiQy1sRXRfNHBlZnFqeDk1QThTZUx5UXpUYUZFdVdRVmFvSFFtZTZLV3ZVNEU3Wnc</text:p>
          </table:table-cell>
          <table:table-cell office:value-type="string" calcext:value-type="string">
            <text:p>good</text:p>
          </table:table-cell>
          <table:table-cell office:value-type="string" calcext:value-type="string">
            <text:p>Davi Allieth,</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EhaSnNiYzlsNjVYcUdQQURReTF2NWNiTGN4UU5qaTgtRUdzM3BSQ3oxckNOSllmX1lyUTBxYVZvd05Cb3hyZTBlMkt4Y2ZNT3E1UE9IZHc</text:p>
          </table:table-cell>
          <table:table-cell office:value-type="string" calcext:value-type="string">
            <text:p>great, l9ve it</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k10V0pTRFFEVHRXT09RMlpQUVhWZHdyWkpMRk5QcjBGRWxscmliMllPNDB3SENiZnhVTUdfREVIRzl6aEhSS3ZQZy1kVDVPcDF4YndTUXc</text:p>
          </table:table-cell>
          <table:table-cell office:value-type="string" calcext:value-type="string">
            <text:p>very good</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VNKb3htSkhKRVJlWEkyMnR1amgyT1RBQmtrRmpINXVPWlVVQlNfcHdGMk8yUG5iVGFXMGFYRVVWSWU1OTdMTjExbEFSMmtMX25XcXB4cHc</text:p>
          </table:table-cell>
          <table:table-cell office:value-type="string" calcext:value-type="string">
            <text:p>love shopping here!</text:p>
          </table:table-cell>
          <table:table-cell office:value-type="string" calcext:value-type="string">
            <text:p>John Calder</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zl5V2NCNHJ5cHo3dHpiSEpQRHY0VFhqSU1hUndROXQ0X3ZTdWJvYTBVY1FWU0U5SUFDR2hUSkVJMTJaclptelNMeW1TS0RwTHpWRHlpWFE</text:p>
          </table:table-cell>
          <table:table-cell office:value-type="string" calcext:value-type="string">
            <text:p>not working on moto Z3. app opens but doesn't load anything.</text:p>
          </table:table-cell>
          <table:table-cell office:value-type="string" calcext:value-type="string">
            <text:p>Asher Lucas</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Wp3S29VbDZ1OFN6Qi14OFhHOGJIc0RDYi01WW1RVFFDTmwxN3ZqZzctbEZreXhTUnpwN0NBWWl2SEl0YnNxQXNzUy02N1lqS2tUbmJNaFE</text:p>
          </table:table-cell>
          <table:table-cell office:value-type="string" calcext:value-type="string">
            <text:p>love shopping on Amazon!</text:p>
          </table:table-cell>
          <table:table-cell office:value-type="string" calcext:value-type="string">
            <text:p>Hope Young</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mZRR0pQZFNJaXZBZzFKeGdHb281QTg4WkxSOVZoWEVQS19vcTVFWnlaak9QN3pSUHEzNy1VZnBKT18xVWozOW5uU2tDa0h5eDBvVjRTUmc</text:p>
          </table:table-cell>
          <table:table-cell office:value-type="string" calcext:value-type="string">
            <text:p>no joaking y'all rock!!</text:p>
          </table:table-cell>
          <table:table-cell office:value-type="string" calcext:value-type="string">
            <text:p>Denise Henderson</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HpBMXZwOF9RdHl2c050bzZtVVRERER4TDlEcVNYeWhlcDJmR3VIQ3R3dVYwZHJGWDVtbVVJRG1yb1FKQkVrcExoaUE4QlpWdUhaelNRZEE</text:p>
          </table:table-cell>
          <table:table-cell office:value-type="string" calcext:value-type="string">
            <text:p>I like Amazon and use it quite often.</text:p>
          </table:table-cell>
          <table:table-cell office:value-type="string" calcext:value-type="string">
            <text:p>Mary Hannum</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jRpbTE5a1RIYmlTakVLcVJfemlTemdBQnFxNUhpRld4S0lfN0VxQ2pzb2Y3cWFXUVV0Z3VHZDRocldVTUhxNTBvVzExdWMwaTZNbGdlWFE</text:p>
          </table:table-cell>
          <table:table-cell office:value-type="string" calcext:value-type="string">
            <text:p>i like it</text:p>
          </table:table-cell>
          <table:table-cell office:value-type="string" calcext:value-type="string">
            <text:p>K Kiim</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UxaaXpzVnRsOXFWU1dDNUJwd0xnWUN5WGpvTUt5b09IWnpzU09oQkxsZE5Ianc1ZUVIbEY4b05CbXRlc2JfcVF1cjQwcERjNzNoU29uQ2c</text:p>
          </table:table-cell>
          <table:table-cell office:value-type="string" calcext:value-type="string">
            <text:p>easy to use</text:p>
          </table:table-cell>
          <table:table-cell office:value-type="string" calcext:value-type="string">
            <text:p>Rose Aufieri</text:p>
          </table:table-cell>
          <table:table-cell office:value-type="string" calcext:value-type="string">
            <text:p>February 5, 2019</text:p>
          </table:table-cell>
          <table:table-cell office:value-type="float" office:value="4" calcext:value-type="float">
            <text:p>4</text:p>
          </table:table-cell>
          <table:table-cell table:number-columns-repeated="1019"/>
        </table:table-row>
        <table:table-row table:style-name="ro1">
          <table:table-cell office:value-type="string" calcext:value-type="string">
            <text:p>https://play.google.com/store/apps/details?id=com.amazon.mShop.android.shopping&amp;reviewId=Z3A6QU9xcFRPSFZ1aS00WEFSTjlhQ041QnNBODFjUFlaTGRIdVcxMzdBQWpNbjMtTDFZNVFXS2p2cG1meFFZVzJSNF9MbHU0OUZ6X0taUkNkN21VT3IwSmc</text:p>
          </table:table-cell>
          <table:table-cell office:value-type="string" calcext:value-type="string">
            <text:p>this app is really expensive and sometimes you don't even get what you want it was a waste of my time ...</text:p>
          </table:table-cell>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SE1TbWtES28yaV96VkYtaG82aEotMFRLWC1hckpxeTlHVFlQSTI0UUhuR2lybEpROWkxYjVFTTU2NEFhVnM2eTRSZTA4TURmREpXMFNTdXc</text:p>
          </table:table-cell>
          <table:table-cell office:value-type="string" calcext:value-type="string">
            <text:p>horrible</text:p>
          </table:table-cell>
          <table:table-cell office:value-type="string" calcext:value-type="string">
            <text:p>IssaPrincess</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UVUdTFNV3lQWS1pdTJGSHluWi1nSXA2U0xFdFdUeWdkVjNNOWRKWTMxX3hPUFB6b2t6NXZuaHVHS2tUUmw0UzF1TlpEbVh5Nk9GV2NpV2c</text:p>
          </table:table-cell>
          <table:table-cell office:value-type="string" calcext:value-type="string">
            <text:p>i need phone</text:p>
          </table:table-cell>
          <table:table-cell office:value-type="string" calcext:value-type="string">
            <text:p>Kaylyn Davies</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WlJREtUaE9kU0lMWVdQMjNSdUJlYzktVlJRbExlbC1qUHkzYlBwOXBNeW5oQVRaanVIR3c3d05waUlNYlJOdUxJNVkxYVJ6ejMyMzZ5QWc</text:p>
          </table:table-cell>
          <table:table-cell office:value-type="string" calcext:value-type="string">
            <text:p>Exc App. Easy to Use.</text:p>
          </table:table-cell>
          <table:table-cell office:value-type="string" calcext:value-type="string">
            <text:p>tammy kulesa</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DZGcXN3SkRZMGd1V3c1ZDNGYklfekRyaVZfQ1ZMZlhFenk4cUtiZnEyUklwRW1POGY3QnJxWVI5dGtvUnBMUEFhOEhEb1hCeFNLTlhreUE</text:p>
          </table:table-cell>
          <table:table-cell office:value-type="string" calcext:value-type="string">
            <text:p>quick intuitive</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XBETVI0d2JuVWg2NWxUTDJmc2RfMlNtUTFKNE9sRURMamJXZ05fWF9jbzNqRHFKM20zMll6aDNhbkRYYzJFUmM2R1F3dW96cmo0Sk01Smc</text:p>
          </table:table-cell>
          <table:table-cell office:value-type="string" calcext:value-type="string">
            <text:p>good so far</text:p>
          </table:table-cell>
          <table:table-cell office:value-type="string" calcext:value-type="string">
            <text:p>Leanne Clyne</text:p>
          </table:table-cell>
          <table:table-cell office:value-type="string" calcext:value-type="string">
            <text:p>February 5, 2019</text:p>
          </table:table-cell>
          <table:table-cell office:value-type="float" office:value="4" calcext:value-type="float">
            <text:p>4</text:p>
          </table:table-cell>
          <table:table-cell table:number-columns-repeated="1019"/>
        </table:table-row>
        <table:table-row table:style-name="ro1">
          <table:table-cell office:value-type="string" calcext:value-type="string">
            <text:p>https://play.google.com/store/apps/details?id=com.amazon.mShop.android.shopping&amp;reviewId=Z3A6QU9xcFRPRzFOTTFKckZ5VVVlRGhHRE4tWkZVZWV3M2ZWdlU1WXZwbWxqcF9oNWtrTjJxNmRpMVNHTDNWTjBicXdDdnhKV3BNbEJPQXlyQUQ1cVJINFE</text:p>
          </table:table-cell>
          <table:table-cell office:value-type="string" calcext:value-type="string">
            <text:p>worst customer service ever</text:p>
          </table:table-cell>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3V2WktCcTlpRmZFUDFMNGlpUlZVWnFRdHU2MXFsTllpYkN6N2lWZkRfU2VnajRPMVpvTUpPdTNkMm9IU1JFRTJCUk9fWjBBYWRydERETmc</text:p>
          </table:table-cell>
          <table:table-cell office:value-type="string" calcext:value-type="string">
            <text:p>best way to shop</text:p>
          </table:table-cell>
          <table:table-cell office:value-type="string" calcext:value-type="string">
            <text:p>Jeff Turner</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XoxbUpJeWhhSV94MG01c0ZVdVRGR1hZNURQM0tmUXg1NUp5WUlraE41LXdsVEFXanRha0wxWTQ5Tk10QnlzZ2tnbWl3UF9zc1YtX0pTakE</text:p>
          </table:table-cell>
          <table:table-cell office:value-type="string" calcext:value-type="string">
            <text:p>Very helpful apps</text:p>
          </table:table-cell>
          <table:table-cell office:value-type="string" calcext:value-type="string">
            <text:p>Daimond Boy</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UdyelhUVDZwUnREVlN5WjVmYURTZ3B6UlIyaTZlano0Sk4xZ2pGelFGRDFoNll6TkI1bWpwMTVYZFZuTlFMVXRmWGVqMUVHd1dibTU1OXc</text:p>
          </table:table-cell>
          <table:table-cell office:value-type="string" calcext:value-type="string">
            <text:p>okay</text:p>
          </table:table-cell>
          <table:table-cell office:value-type="string" calcext:value-type="string">
            <text:p>John Bryan Oreña</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FExcDBaaUhxY3czRFpsdGtHbVVzTXJmVXFpZFhrcmh6RGhqMkZZVEZZZVpINjItYWNtTEotMlVYYkFQRHBNOW44MVRMTHhoblhlcUJMOUE</text:p>
          </table:table-cell>
          <table:table-cell office:value-type="string" calcext:value-type="string">
            <text:p>Great!!!</text:p>
          </table:table-cell>
          <table:table-cell office:value-type="string" calcext:value-type="string">
            <text:p>Bunnie Mullican</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XVDNHBWY3dIaVJSaDktc3RLRzNGV25ZdHRhYWFWLWdxdlktQmJKeExqWUJnWENzUklJQk5zQnRvSDh1cnRXNDNVQVFPN01JalBRVWx0NkE</text:p>
          </table:table-cell>
          <table:table-cell office:value-type="string" calcext:value-type="string">
            <text:p>good</text:p>
          </table:table-cell>
          <table:table-cell office:value-type="string" calcext:value-type="string">
            <text:p>Rudy Sr</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jNid01qTHNYbmJQemtSUlh0Zi1jME1BNXlEUUVnSV9ITmJPU082aGhQRGxpc29HRU96ZnRNUnA3OGRnSTltRUhXVnFLNFJHTmhMZVJMdWc</text:p>
          </table:table-cell>
          <table:table-cell office:value-type="string" calcext:value-type="string">
            <text:p>It's assume</text:p>
          </table:table-cell>
          <table:table-cell office:value-type="string" calcext:value-type="string">
            <text:p>allister petty</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UtRNEFWRUZrcXZ6U2tRV2N4djhvNHBSU18ybnFUNGFZT3NOZUJYX2ZTNTNibmF0Q0dLZmxzdUlVSlppN1dTYUs1QmF6cWRrZTg2WUxJNWc</text:p>
          </table:table-cell>
          <table:table-cell office:value-type="string" calcext:value-type="string">
            <text:p>Good</text:p>
          </table:table-cell>
          <table:table-cell office:value-type="string" calcext:value-type="string">
            <text:p>Paul Cheatwood</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W5LemNBOXI4Z1NHRm9pQ3VnX3FlNWgxaTQwdXVpVmdMcmEzVUJJLWxyUkhPOUdHLXdrTFFfUGV0d3lXY0c3MlRxc25HSjNsZmhyRkg1ZWc</text:p>
          </table:table-cell>
          <table:table-cell office:value-type="string" calcext:value-type="string">
            <text:p>very helpful</text:p>
          </table:table-cell>
          <table:table-cell/>
          <table:table-cell office:value-type="string" calcext:value-type="string">
            <text:p>February 5, 2019</text:p>
          </table:table-cell>
          <table:table-cell office:value-type="float" office:value="5" calcext:value-type="float">
            <text:p>5</text:p>
          </table:table-cell>
          <table:table-cell office:value-type="string" calcext:value-type="string">
            <text:p>url</text:p>
          </table:table-cell>
          <table:table-cell office:value-type="string" calcext:value-type="string">
            <text:p>text</text:p>
          </table:table-cell>
          <table:table-cell office:value-type="string" calcext:value-type="string">
            <text:p>userName</text:p>
          </table:table-cell>
          <table:table-cell office:value-type="string" calcext:value-type="string">
            <text:p>date</text:p>
          </table:table-cell>
          <table:table-cell office:value-type="string" calcext:value-type="string">
            <text:p>score</text:p>
          </table:table-cell>
          <table:table-cell office:value-type="string" calcext:value-type="string">
            <text:p>scoreText</text:p>
          </table:table-cell>
          <table:table-cell table:number-columns-repeated="1013"/>
        </table:table-row>
        <table:table-row table:style-name="ro1">
          <table:table-cell office:value-type="string" calcext:value-type="string">
            <text:p>https://play.google.com/store/apps/details?id=com.amazon.mShop.android.shopping&amp;reviewId=Z3A6QU9xcFRPR2tBbVFreE9SdVlxbWdoMW52cU5BQm8yQ3p1TmcyaldYZmFEX3MtRGFvVi1mXzl1Y2g1STdKNzRCY0FGWEJyeENuRTVZRndpeTlpQUdwdVE</text:p>
          </table:table-cell>
          <table:table-cell office:value-type="string" calcext:value-type="string">
            <text:p>simply the business</text:p>
          </table:table-cell>
          <table:table-cell office:value-type="string" calcext:value-type="string">
            <text:p>Anthony Flores</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XptT09GbXlzV29GNmhNWHZFUEV2c2lDcDdjTUdjRTJ3OVN5VktRSHQ5QktVSFVLRkNwZlRFWFFoSHRDTjNTSWhkdFcxdmNQejViUVhiUXc</text:p>
          </table:table-cell>
          <table:table-cell office:value-type="string" calcext:value-type="string">
            <text:p>will not save pass word and wont accept text codes they send</text:p>
          </table:table-cell>
          <table:table-cell office:value-type="string" calcext:value-type="string">
            <text:p>amy black</text:p>
          </table:table-cell>
          <table:table-cell office:value-type="string" calcext:value-type="string">
            <text:p>February 5, 2019</text:p>
          </table:table-cell>
          <table:table-cell office:value-type="float" office:value="3" calcext:value-type="float">
            <text:p>3</text:p>
          </table:table-cell>
          <table:table-cell table:number-columns-repeated="1019"/>
        </table:table-row>
        <table:table-row table:style-name="ro1">
          <table:table-cell office:value-type="string" calcext:value-type="string">
            <text:p>https://play.google.com/store/apps/details?id=com.amazon.mShop.android.shopping&amp;reviewId=Z3A6QU9xcFRPRmdZempxM0c4T29kMzNMLTR1NDU1ckl0XzhHT1FIODU0SVZBQ2RMdWk2V2ZZTHZFT0dYVzkxUGtPUS1DUzNobU1GZkY1Y2xrb0NaMEY0Tmc</text:p>
          </table:table-cell>
          <table:table-cell office:value-type="string" calcext:value-type="string">
            <text:p>excellant</text:p>
          </table:table-cell>
          <table:table-cell office:value-type="string" calcext:value-type="string">
            <text:p>Tamarau Evans</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0FJRlJlME5RQ1lIdDk5R1NlX29ZVWJLZFViLTEyMGplR3AyYW5kaEFyY0p1amlwWUlxdDFWZ3JWMFlfbFNVcFpMUUhKeHB6cGotZU5uQnc</text:p>
          </table:table-cell>
          <table:table-cell office:value-type="string" calcext:value-type="string">
            <text:p>Great , what I was looking for</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3hzSk85MmVjajVuWHRxZ212NzRYYUdEUHR0RGNCSzJBUmJiZnhQM0Ytanh2MzdLTXhtTjI0eXFuVVN0Y3M1emtZNGdRTzVQcTRndFFzY0E</text:p>
          </table:table-cell>
          <table:table-cell office:value-type="string" calcext:value-type="string">
            <text:p>amazon</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G52blc0MXB2SlE1QVNnUkhpYnBvcEFTUFJWZHllTGp0ZFNud3BROWNkUGZ1NmJON3dYSW1FWjFtUmQ0RzlfWWtTWnJlOUJlTnNzMmdMTWc</text:p>
          </table:table-cell>
          <table:table-cell office:value-type="string" calcext:value-type="string">
            <text:p>I have uninstalled your app due to incessant pestering by your ads on YouTube.</text:p>
          </table:table-cell>
          <table:table-cell office:value-type="string" calcext:value-type="string">
            <text:p>Riasat Ahsan</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1VZaVhrVFhCc1JocmNZUEFkSm5PR09GYmtlR2FHbTNQUjBwVEkyejh2c3JOdGFTWkhwcUVxQ1R4Y2E0ZjNaSElZUXR3ejRybmVlTzlCQ2c</text:p>
          </table:table-cell>
          <table:table-cell office:value-type="string" calcext:value-type="string">
            <text:p>my new addiction!!</text:p>
          </table:table-cell>
          <table:table-cell office:value-type="string" calcext:value-type="string">
            <text:p>Tim Flaig</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jBLVFE0QXNzYkc5ZGxtVGRaM21CTHowMXBHSHY4Q2MyZUtUaXhzZVBDVGpYYXA4d0l3MzRNRmtzQTl2SURpdUs1RlNkbXBXRzVhcVNoY2c</text:p>
          </table:table-cell>
          <table:table-cell office:value-type="string" calcext:value-type="string">
            <text:p>I bought a watch it's water proof, but when I wash my hand the water goes inside my watch , I feel so disappointed.....</text:p>
          </table:table-cell>
          <table:table-cell office:value-type="string" calcext:value-type="string">
            <text:p>Luckey Alvarado</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zZhUjJGYTdYU1NsdmNxYU5JeXBoVnNlWE1nTHdvSUoxcDRMajJiOEpEa0lmUmZ1MXNyY1I1Sk1fdkp5UGhkSWJZeTVpOG1KdnROLUxsMHc</text:p>
          </table:table-cell>
          <table:table-cell office:value-type="string" calcext:value-type="string">
            <text:p>the app itself is great, but it tells me to update it at least 2x a week. its really starting to annoy me. How many times do I have to download and install the updates? the cant be releasing new versions that quickly...</text:p>
          </table:table-cell>
          <table:table-cell office:value-type="string" calcext:value-type="string">
            <text:p>H G</text:p>
          </table:table-cell>
          <table:table-cell office:value-type="string" calcext:value-type="string">
            <text:p>February 5, 2019</text:p>
          </table:table-cell>
          <table:table-cell office:value-type="float" office:value="2" calcext:value-type="float">
            <text:p>2</text:p>
          </table:table-cell>
          <table:table-cell table:number-columns-repeated="1019"/>
        </table:table-row>
        <table:table-row table:style-name="ro1">
          <table:table-cell office:value-type="string" calcext:value-type="string">
            <text:p>https://play.google.com/store/apps/details?id=com.amazon.mShop.android.shopping&amp;reviewId=Z3A6QU9xcFRPSDRkRkswSFRBZVhvUEw1STNxN2FHZE5ySHBsR1RTOV9RaDJPQXgxOWFjbW1PRkdvU2premVuTFJUdGJZSW1xNVhjd2Rfc0VfcllSSWx5QWc</text:p>
          </table:table-cell>
          <table:table-cell office:value-type="string" calcext:value-type="string">
            <text:p>I am already tired of this App telling me if i don't update then the existing update will soon no longer function.</text:p>
          </table:table-cell>
          <table:table-cell office:value-type="string" calcext:value-type="string">
            <text:p>Rocky Mont</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mtXdzdWZU9IdVgyRGlMQVdLcEdBVWN3U3VmX3p0c3RxdTl0TEl3RlN5Ykd3LTI3TUlLYkZmNkVpeGlnUzRlRWpZS2phTjdBdXhqUU5JR3c</text:p>
          </table:table-cell>
          <table:table-cell office:value-type="string" calcext:value-type="string">
            <text:p>good</text:p>
          </table:table-cell>
          <table:table-cell office:value-type="string" calcext:value-type="string">
            <text:p>Ali Geelle</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HY0ZVkxSnp1NHJuT0pVNTk5dHdoalgwbUVVSTktZDB4M3c2amVUeWk5ODVBODhBZEg2MExSNXVIaTlhVEpPR201Q2drYXhObVBuRUZtZlE</text:p>
          </table:table-cell>
          <table:table-cell office:value-type="string" calcext:value-type="string">
            <text:p>unable to log off.</text:p>
          </table:table-cell>
          <table:table-cell office:value-type="string" calcext:value-type="string">
            <text:p>luke</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ktHLWtHM2NIcGlzaGRmREJQU284Vi1JZkE2VjQ4aWVWUmNLa2JxNlMyUDNfcHBPQXdWM2ZkS0tjNkJLWDdtclN5OXNwOGRmQUowekkxR2c</text:p>
          </table:table-cell>
          <table:table-cell office:value-type="string" calcext:value-type="string">
            <text:p>Virtually Unusable</text:p>
          </table:table-cell>
          <table:table-cell office:value-type="string" calcext:value-type="string">
            <text:p>Daniel Kreipe</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SGJmRFZBcFpDV21wMF9CcHFLYnhCSkxETk1HdlQ3WEo2SzNCdFRDTVhhSXZRbm55RnBURU9kOFJ4dWpTZEFmUXhRZzhpMjIydkhSajJFbFE</text:p>
          </table:table-cell>
          <table:table-cell office:value-type="string" calcext:value-type="string">
            <text:p>excellent and professional app</text:p>
          </table:table-cell>
          <table:table-cell office:value-type="string" calcext:value-type="string">
            <text:p>Leslie Palmer</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FVFOFYydHFPNW1DSUpUTXNkWWpnN3F1UjVkcTljZ21XOUNGQmtvRmljWFZ2ZE9faU1zbkpENjR0aWdueFNtT3RmTXZ6M29reklOTTVzSWc</text:p>
          </table:table-cell>
          <table:table-cell office:value-type="string" calcext:value-type="string">
            <text:p>love it best thing ever</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lRtNzlmOXBNRFZZNl9Id3VFbXdUdFE2X3pFRVF1ZVJoaXJMRFA0X1o2LUN4TmZzSUtWdDZxSUJJUEZUYzRfc2JEQV9zUGw4RU5XdzRIX3c</text:p>
          </table:table-cell>
          <table:table-cell office:value-type="string" calcext:value-type="string">
            <text:p>good app for shopping</text:p>
          </table:table-cell>
          <table:table-cell office:value-type="string" calcext:value-type="string">
            <text:p>Alan Williamson</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E1TT1lJa3JwdW1Ka21HQVhNNmlJY0Z3MnBDUDhvaFZsOW9zWEZLaHZHcUh4VDliNUM1bTFSUjBPcjllcHl3bkdqcnlQXy1IR092NVVXaFE</text:p>
          </table:table-cell>
          <table:table-cell office:value-type="string" calcext:value-type="string">
            <text:p>Good</text:p>
          </table:table-cell>
          <table:table-cell office:value-type="string" calcext:value-type="string">
            <text:p>C Job</text:p>
          </table:table-cell>
          <table:table-cell office:value-type="string" calcext:value-type="string">
            <text:p>February 5, 2019</text:p>
          </table:table-cell>
          <table:table-cell office:value-type="float" office:value="4" calcext:value-type="float">
            <text:p>4</text:p>
          </table:table-cell>
          <table:table-cell table:number-columns-repeated="1019"/>
        </table:table-row>
        <table:table-row table:style-name="ro1">
          <table:table-cell office:value-type="string" calcext:value-type="string">
            <text:p>https://play.google.com/store/apps/details?id=com.amazon.mShop.android.shopping&amp;reviewId=Z3A6QU9xcFRPSE5wNUE0aHpkdFRuRUVvcDRNaTl2Tk9sZ0tTbjZpRFRMaUVoODVpb0xhWENOZngzd0U5ZzdITzRqVTlaR0pMNGdpV2p0THRNVDlyN1pUYVE</text:p>
          </table:table-cell>
          <table:table-cell office:value-type="string" calcext:value-type="string">
            <text:p>#DeleteAmazon</text:p>
          </table:table-cell>
          <table:table-cell office:value-type="string" calcext:value-type="string">
            <text:p>Galette Saucisse</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VhxTE1Dd3VsTnM2Mjl4UzZ6VHphN3BlRXNvSEFuYVJpVk1KNldsbm5KMDdHeUZGcW52eWRtOVRtMi1RT0p1UnRaUm1hVlJNMlJINkNkWlE</text:p>
          </table:table-cell>
          <table:table-cell office:value-type="string" calcext:value-type="string">
            <text:p>Amazon gets it DONE!</text:p>
          </table:table-cell>
          <table:table-cell office:value-type="string" calcext:value-type="string">
            <text:p>Todd Scarlett</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FVKelRmUm1lTW9NZGhralBodmZBbjV3OXd5b3QxaWNGN0puSDdNX1hUaHdJc2J6SjRFVnZiWnBGQ19WRWZ3ZTBVbWZkTlBVVEExMkN0dGc</text:p>
          </table:table-cell>
          <table:table-cell office:value-type="string" calcext:value-type="string">
            <text:p>love Amazon prime</text:p>
          </table:table-cell>
          <table:table-cell office:value-type="string" calcext:value-type="string">
            <text:p>Michael Owens</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XVsZlBFLUZNOE8tU2ZLNzNjdmJWX3hlLW9PbmlERVd0cTNnRUQ1R1RXWlBFeFVnN0YtYW1wd0ZHaU40R1FHSE5CU2pBNTJXMDlGWkZsMHc</text:p>
          </table:table-cell>
          <table:table-cell office:value-type="string" calcext:value-type="string">
            <text:p>lovw it</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HVhQVhMREVEQVNzRTc5MTg0S3VCY2JHR3hsbUNGdVpLd0RHQm53ZFJDYXI4UkRPZjdkQ0stXzJxc1FPU2NzUEZjdC14alJ2M1JnMmJNQVE</text:p>
          </table:table-cell>
          <table:table-cell office:value-type="string" calcext:value-type="string">
            <text:p>it keeps telling me to install the new version?? when I try it come up with uninstall or open....</text:p>
          </table:table-cell>
          <table:table-cell office:value-type="string" calcext:value-type="string">
            <text:p>bj mckenna</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WMzaF9Ubm56dzVhMDVPc1dyd3FMRzBKbWVrZFBad09abC1YZ3o0YlNGMlFTWlZHb1B6Z0JtMWg4NmZaQTNpMWNfRlNIWjNKYkxqVjhYeVE</text:p>
          </table:table-cell>
          <table:table-cell office:value-type="string" calcext:value-type="string">
            <text:p>very good,Always get my orders on time</text:p>
          </table:table-cell>
          <table:table-cell/>
          <table:table-cell office:value-type="string" calcext:value-type="string">
            <text:p>February 5, 2019</text:p>
          </table:table-cell>
          <table:table-cell office:value-type="float" office:value="3" calcext:value-type="float">
            <text:p>3</text:p>
          </table:table-cell>
          <table:table-cell table:number-columns-repeated="1019"/>
        </table:table-row>
        <table:table-row table:style-name="ro1">
          <table:table-cell office:value-type="string" calcext:value-type="string">
            <text:p>https://play.google.com/store/apps/details?id=com.amazon.mShop.android.shopping&amp;reviewId=Z3A6QU9xcFRPSHUtX1RZU3NNNkpsSS13NG9oNmttSDBhRlBjVGtEUUJFWXlXb2M2cUhNdmhkOHczMTFTcHZMUnNoQ1hWSUVua0Y3eGNVNDVVVjF3eGtrZWc</text:p>
          </table:table-cell>
          <table:table-cell office:value-type="string" calcext:value-type="string">
            <text:p>as much help it is, it's all contingent on the app loading and working the way it's supposed to. every time I use it, I have to reload it 2 or 3 times. I go to place an order and it doesn't load. I want to add to a shopping list and it crashes.</text:p>
          </table:table-cell>
          <table:table-cell office:value-type="string" calcext:value-type="string">
            <text:p>Edward Danks</text:p>
          </table:table-cell>
          <table:table-cell office:value-type="string" calcext:value-type="string">
            <text:p>February 5, 2019</text:p>
          </table:table-cell>
          <table:table-cell office:value-type="float" office:value="2" calcext:value-type="float">
            <text:p>2</text:p>
          </table:table-cell>
          <table:table-cell table:number-columns-repeated="1019"/>
        </table:table-row>
        <table:table-row table:style-name="ro1">
          <table:table-cell office:value-type="string" calcext:value-type="string">
            <text:p>https://play.google.com/store/apps/details?id=com.amazon.mShop.android.shopping&amp;reviewId=Z3A6QU9xcFRPSHR3amJIOTBnS2FXSHI3MzFFenlUR1NfSU8ybGNMdGR4bVNvUFBJUk9JakpYNC11NWdwaS1MTm15My1RY1hhTVZ4dEwtTTdpcldjSGRsZVE</text:p>
          </table:table-cell>
          <table:table-cell office:value-type="string" calcext:value-type="string">
            <text:p>good</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Exwb21zTnJSRlpDRzYzeU1CcnhLbjRLYlhuRm02WC1yeF9fdnMxWlc3UUZkcGJRZjVpMVVLVEMwR3JKeG1zLTVxcFR0dnB2cUw5VlJkbWc</text:p>
          </table:table-cell>
          <table:table-cell office:value-type="string" calcext:value-type="string">
            <text:p>cool</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HFSVndEbi14d3ItalBjNmU0OTkzcWdLbmJ6UkROSW1rQVc5OGtfQURvOFZudDVObllGVURURGNlQjQ3amtFUlYzZ0ROSWJ1NHRvVjBzbGc</text:p>
          </table:table-cell>
          <table:table-cell office:value-type="string" calcext:value-type="string">
            <text:p>Its great up until it asks for a review, why can't take 5 stars and leave it at that. I'm busy.</text:p>
          </table:table-cell>
          <table:table-cell office:value-type="string" calcext:value-type="string">
            <text:p>Joshua Burgess</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XFiRDItdFpGRVVCLVRQZTg4Q09LbTI2dDQtUEhDUFZMdG9ZLWZnVk14eUhWTzdxQVZwMEd5djFmeEh3WU5HVm92RklxLVU3WmNrb3RQbXc</text:p>
          </table:table-cell>
          <table:table-cell office:value-type="string" calcext:value-type="string">
            <text:p>f5</text:p>
          </table:table-cell>
          <table:table-cell office:value-type="string" calcext:value-type="string">
            <text:p>Rechelle Moselina</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FA2NkYzZEtyQUJjVUVuc2RybkVvSmtsWVRYV0ZvR3JYaFdyZzNrb1l6eE1ES1B0OGdiclJZRExfcWM1Vk5hWThiQjlpOHhTYlZHajZpbmc</text:p>
          </table:table-cell>
          <table:table-cell office:value-type="string" calcext:value-type="string">
            <text:p>yo</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khjR1RBWEtqZ3Blc3dLcDNObWRGMzF4YVhHQl94cFNoU0E3Y2VUS21EYU05U2lHWXNqY1RBaDFPWmZGbkoyaUdZMFdqbFpBNmRDWDFUYWc</text:p>
          </table:table-cell>
          <table:table-cell office:value-type="string" calcext:value-type="string">
            <text:p>App is pretty slow on my S9+</text:p>
          </table:table-cell>
          <table:table-cell office:value-type="string" calcext:value-type="string">
            <text:p>Nicholas / Nmoleo</text:p>
          </table:table-cell>
          <table:table-cell office:value-type="string" calcext:value-type="string">
            <text:p>February 5, 2019</text:p>
          </table:table-cell>
          <table:table-cell office:value-type="float" office:value="3" calcext:value-type="float">
            <text:p>3</text:p>
          </table:table-cell>
          <table:table-cell table:number-columns-repeated="1019"/>
        </table:table-row>
        <table:table-row table:style-name="ro1">
          <table:table-cell office:value-type="string" calcext:value-type="string">
            <text:p>https://play.google.com/store/apps/details?id=com.amazon.mShop.android.shopping&amp;reviewId=Z3A6QU9xcFRPR2FULWpXUGt6d2IxTzdqTnR3QjYwZGRnc3NFcmRWVGhUTkMyb2k0MXZuY1drZ1lWaFE3Zi1yM2xMQnNjblhLaGw5UExTdlJwQkRJeEtSMnc</text:p>
          </table:table-cell>
          <table:table-cell office:value-type="string" calcext:value-type="string">
            <text:p>love it</text:p>
          </table:table-cell>
          <table:table-cell office:value-type="string" calcext:value-type="string">
            <text:p>Sue Nelson</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Tk1b3RTU1hGUGg5eExrRm5NRmxMZUFCYWJQT3dEVGRCNjBLQmJQdGdnYW1hbWttVk9wNUVXOEtaQVJvSjMzYWliZFdLeG1sOThYQjNybEE</text:p>
          </table:table-cell>
          <table:table-cell office:value-type="string" calcext:value-type="string">
            <text:p>great site</text:p>
          </table:table-cell>
          <table:table-cell office:value-type="string" calcext:value-type="string">
            <text:p>Ronald Reagan</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GxWMXF3LVprVDE1Sm5CTGN4Zi0xOHFPLUQzbmhuTGJaZjB5emFBMHBTY0taV1ZmLVpUYW9QQmZhQWptZm5jMEZxbnBEV1JxSmwyRV9MRkE</text:p>
          </table:table-cell>
          <table:table-cell office:value-type="string" calcext:value-type="string">
            <text:p>good</text:p>
          </table:table-cell>
          <table:table-cell office:value-type="string" calcext:value-type="string">
            <text:p>Patricia Gooding</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zJCMzdia0N2T1BnTk9sdzZuVW5JczF6X1NIdDVRUWRGMXhHRkVMWWhHSWw4MjE1TFJpQi1uc1NDb2x4blcwbnZGbmFJU3d5Q0VqY3ZRUUE</text:p>
          </table:table-cell>
          <table:table-cell office:value-type="string" calcext:value-type="string">
            <text:p>great</text:p>
          </table:table-cell>
          <table:table-cell office:value-type="string" calcext:value-type="string">
            <text:p>Dayna Harrap</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Ux5ek1wMEcxak10bmZtMW1ySDhnb3FjU2NfZ2REM3JMTlJTYUpCc1lsSU9CZWhpcmx1YUtVQWd2czNIbjBrZHdudUxJNlphaE9BZkw1TUE</text:p>
          </table:table-cell>
          <table:table-cell office:value-type="string" calcext:value-type="string">
            <text:p>awesome!</text:p>
          </table:table-cell>
          <table:table-cell office:value-type="string" calcext:value-type="string">
            <text:p>Brenda Rhodes</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ExMbE1jWWp5Y0VUc05jUlNnYW5DVlludFFyaHdNVGFESkdBZmFmOE5kRzZlNFpibmJiQ3ltbUl2MUFmT0VTdWZaa3dwOUl5RzlUOXNXNGc</text:p>
          </table:table-cell>
          <table:table-cell office:value-type="string" calcext:value-type="string">
            <text:p>I think it's terrible that Amazon is now charging for returns! I purchased an item for $9.99 and now Amazon wants $5.99 to return it! And all the money you make you are now pushing ads on the app 🤦🏻‍♂️ Greedy company.. Update: Recently purchased an item that I was not satisfied with.. I left an honest review, and Amazon emailed me saying they could not post my review! I guess they only want 'good' praising their products. I'd rather take a little drive to Walmart and see what I'm purchasing.</text:p>
          </table:table-cell>
          <table:table-cell office:value-type="string" calcext:value-type="string">
            <text:p>D Moneyz</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UlndVRpRVAtOUhkTXlIMms4SF9IeHhZZUdOMnRHVC1wbkRSeDlWTWlaY2VpWGpJNHpKQ2JKa011ZXlkRjRORXN4WEh4UVo0X1JuTTc0REE</text:p>
          </table:table-cell>
          <table:table-cell office:value-type="string" calcext:value-type="string">
            <text:p>great app.</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jVqYlpZbFFwb0dnUjVHS1cza0lRWlZWbGNsdEhDRjFmbjV0ODFiY05VdVpEVF80UXRta3hCX2tEN3o1cnpBZV9HdzFURDRleXY2eFNhQWc</text:p>
          </table:table-cell>
          <table:table-cell office:value-type="string" calcext:value-type="string">
            <text:p>very bad ads problem</text:p>
          </table:table-cell>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npKYmFsOTBlekZUODh5cjJtZkdXRVR6aWNqREpwdGJRQXNDNmRETkVYcGZsYzhFSEE4eDJRYk1pNUhRM096dTBlR1FNXzlmakttQ3IzR0E</text:p>
          </table:table-cell>
          <table:table-cell office:value-type="string" calcext:value-type="string">
            <text:p>Best app ever</text:p>
          </table:table-cell>
          <table:table-cell office:value-type="string" calcext:value-type="string">
            <text:p>Juana Rivera</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nNHekRhYlFzc25uVnhvdlNRMmhmR3g2cU84aE5CRDNxOE5OM19ZZlZVb1RzTkRRVGRreHp4dWQ4Wk56RmRKbVFuRmxmS1NYWWZRVGN0QXc</text:p>
          </table:table-cell>
          <table:table-cell office:value-type="string" calcext:value-type="string">
            <text:p>great</text:p>
          </table:table-cell>
          <table:table-cell office:value-type="string" calcext:value-type="string">
            <text:p>Alton Barber</text:p>
          </table:table-cell>
          <table:table-cell office:value-type="string" calcext:value-type="string">
            <text:p>February 5, 2019</text:p>
          </table:table-cell>
          <table:table-cell office:value-type="float" office:value="5" calcext:value-type="float">
            <text:p>5</text:p>
          </table:table-cell>
          <table:table-cell office:value-type="string" calcext:value-type="string">
            <text:p>url</text:p>
          </table:table-cell>
          <table:table-cell office:value-type="string" calcext:value-type="string">
            <text:p>text</text:p>
          </table:table-cell>
          <table:table-cell office:value-type="string" calcext:value-type="string">
            <text:p>userName</text:p>
          </table:table-cell>
          <table:table-cell office:value-type="string" calcext:value-type="string">
            <text:p>date</text:p>
          </table:table-cell>
          <table:table-cell office:value-type="string" calcext:value-type="string">
            <text:p>score</text:p>
          </table:table-cell>
          <table:table-cell office:value-type="string" calcext:value-type="string">
            <text:p>scoreText</text:p>
          </table:table-cell>
          <table:table-cell table:number-columns-repeated="1013"/>
        </table:table-row>
        <table:table-row table:style-name="ro1">
          <table:table-cell office:value-type="string" calcext:value-type="string">
            <text:p>https://play.google.com/store/apps/details?id=com.amazon.mShop.android.shopping&amp;reviewId=Z3A6QU9xcFRPSEhURGxld3g3cXZtNkNqRDJlVnNneE5zN2hjaWNmVkw5czUyeFljTVZ6XzYwLTlZM1NOSmlhNHluYWpsTkRRZXFvcElDRThHRzZHVklvZUE</text:p>
          </table:table-cell>
          <table:table-cell office:value-type="string" calcext:value-type="string">
            <text:p>it the best app in the world!!!</text:p>
          </table:table-cell>
          <table:table-cell office:value-type="string" calcext:value-type="string">
            <text:p>linkin peace</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HVwSWgtZnVRM3hDUExha0xUd2UwSlg4a3hFdkpiSFRRWXJTdU1LaHBRRGF3SGw3N2ltQ0U4N3hqQ3ZmaVdMYnJTY1ZmMHJNUUFGUUQ0aXc</text:p>
          </table:table-cell>
          <table:table-cell office:value-type="string" calcext:value-type="string">
            <text:p>awesome</text:p>
          </table:table-cell>
          <table:table-cell office:value-type="string" calcext:value-type="string">
            <text:p>Marlen Sepulveda</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nAwamVuMlZFNDFHWW1kNm1rZm1pQWR2U1lMYlh5Z1ZmOXBYQktMeUpzcmg2QjdvanJON2MtR3NtVXRPbFk3enFFdXZlYkRaMzJQVDc1UFE</text:p>
          </table:table-cell>
          <table:table-cell office:value-type="string" calcext:value-type="string">
            <text:p>Made shopping easy!!</text:p>
          </table:table-cell>
          <table:table-cell office:value-type="string" calcext:value-type="string">
            <text:p>Sharon Farley</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WFWaDJBTG52elh1bHpjYU52R21aeHFMS1g4NF84YnppcnE4YlZMNVRrZUFWZ1l2ZHhWSF9QSm1oWEgtZ2hvQmFDVHBSdGJielZrcGtJZmc</text:p>
          </table:table-cell>
          <table:table-cell office:value-type="string" calcext:value-type="string">
            <text:p>I Love Amazon Prime!</text:p>
          </table:table-cell>
          <table:table-cell office:value-type="string" calcext:value-type="string">
            <text:p>Janice Sneed</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HdNTEhnZ1JfR0NudmNjTnNjYkkyV2p5dWJ5M1JVQnlIQWg0Q2JzdzdOYnJvRDNncVBSVWtwd2Vvem53clBQZmQzdE43MVJOZGJHQ3V2cXc</text:p>
          </table:table-cell>
          <table:table-cell office:value-type="string" calcext:value-type="string">
            <text:p>Great accessibility, delivery spot on, love it!</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E14OVBEUkw4QlJjNUFpUTVRSXZ1ZzBFdk5UM3FFQUxKRHU0TVU5eGNSV0hPUkJyU2pNQlhabXh5WFJ4OVN5TzE5cTVQVDlIZjA0Rm9mQnc</text:p>
          </table:table-cell>
          <table:table-cell office:value-type="string" calcext:value-type="string">
            <text:p>I think this app works really well</text:p>
          </table:table-cell>
          <table:table-cell/>
          <table:table-cell office:value-type="string" calcext:value-type="string">
            <text:p>February 6, 2019</text:p>
          </table:table-cell>
          <table:table-cell office:value-type="float" office:value="4" calcext:value-type="float">
            <text:p>4</text:p>
          </table:table-cell>
          <table:table-cell table:number-columns-repeated="1019"/>
        </table:table-row>
        <table:table-row table:style-name="ro1">
          <table:table-cell office:value-type="string" calcext:value-type="string">
            <text:p>https://play.google.com/store/apps/details?id=com.amazon.mShop.android.shopping&amp;reviewId=Z3A6QU9xcFRPSDQyMmZfeFFaZ0hrbFNUXzJ2OUItaGdWZ2FlQWhkSzFkVV96SnV6REhvenhLQ1c2SGI0NUNuNU9STzZScVc1ckdRTERDOUpza1hlT0tVbXc</text:p>
          </table:table-cell>
          <table:table-cell office:value-type="string" calcext:value-type="string">
            <text:p>Getting "oops something went wrong" while connected to wifi. Cant figure out what is causing this.</text:p>
          </table:table-cell>
          <table:table-cell office:value-type="string" calcext:value-type="string">
            <text:p>James Eaton</text:p>
          </table:table-cell>
          <table:table-cell office:value-type="string" calcext:value-type="string">
            <text:p>February 6, 2019</text:p>
          </table:table-cell>
          <table:table-cell office:value-type="float" office:value="2" calcext:value-type="float">
            <text:p>2</text:p>
          </table:table-cell>
          <table:table-cell table:number-columns-repeated="1019"/>
        </table:table-row>
        <table:table-row table:style-name="ro1">
          <table:table-cell office:value-type="string" calcext:value-type="string">
            <text:p>https://play.google.com/store/apps/details?id=com.amazon.mShop.android.shopping&amp;reviewId=Z3A6QU9xcFRPR3RBT0V0SjdqSWFwZ0c3VUY3RUtMc2JkMGx4ejdQSWhGLUFZY0hydjctaF9HZlEzYWFRLUVieUJSVDgzWUlrUzY0ZzRLeEtpODBsU2RNLWc</text:p>
          </table:table-cell>
          <table:table-cell office:value-type="string" calcext:value-type="string">
            <text:p>ok</text:p>
          </table:table-cell>
          <table:table-cell/>
          <table:table-cell office:value-type="string" calcext:value-type="string">
            <text:p>February 6, 2019</text:p>
          </table:table-cell>
          <table:table-cell office:value-type="float" office:value="4" calcext:value-type="float">
            <text:p>4</text:p>
          </table:table-cell>
          <table:table-cell table:number-columns-repeated="1019"/>
        </table:table-row>
        <table:table-row table:style-name="ro1">
          <table:table-cell office:value-type="string" calcext:value-type="string">
            <text:p>https://play.google.com/store/apps/details?id=com.amazon.mShop.android.shopping&amp;reviewId=Z3A6QU9xcFRPSERpSW9DdHE4dkxQWGR1MlNnZGU0VU90bThtVkI3VEZWcy14RVRJUEFRejJWOEUxbmxQanNVN2w5Qm1JRVdzbzN2VFV1ajFUVm9XQUQwaUE</text:p>
          </table:table-cell>
          <table:table-cell office:value-type="string" calcext:value-type="string">
            <text:p>very nice sopping app</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Es0d0w2M2hEZkJ5Yld0M0dxVEJmcHB6SlQwZmxlTG15Z2pfNE5DSnN6QThzOFpkZ016enZ4ZWhTWmNmcXRTTHZseTZOUUlDZmFpUFRsUWc</text:p>
          </table:table-cell>
          <table:table-cell office:value-type="string" calcext:value-type="string">
            <text:p>love it</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FR3dWJOWkt4WUdQOFFEMHE2SkZIc1pOWFJQSG5NZUJHX3RQYy02d2xuR0htdjA0QzRLWGR1Q0w3QXdIWHc1NWdTR3hqQ2hlTzRDdzVVWGc</text:p>
          </table:table-cell>
          <table:table-cell office:value-type="string" calcext:value-type="string">
            <text:p>yeeet that meet yall</text:p>
          </table:table-cell>
          <table:table-cell office:value-type="string" calcext:value-type="string">
            <text:p>the marvelous tv</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GtXUVNNcFNIYzA4QWJhM09JRHBTRGU3OF9oMU95b0k5YmNIU0NmRXhFRWRFX0I3RTJHYWdQVjhvQ0N2WkZfZ0NndDNKNG9Dem0wOENCY3c</text:p>
          </table:table-cell>
          <table:table-cell office:value-type="string" calcext:value-type="string">
            <text:p>fast and easy</text:p>
          </table:table-cell>
          <table:table-cell office:value-type="string" calcext:value-type="string">
            <text:p>Si-Giddy Giddylicious</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mg4TzlpTkRubXd6VDkwY052S0xkcFM2YUNhX0syaE1EaGlBVExfX2gxaFVuVldVZ1U1akhTNnRYSjJmMk45ZWdYTDZFcDVrUS14MXgwb2c</text:p>
          </table:table-cell>
          <table:table-cell office:value-type="string" calcext:value-type="string">
            <text:p>they are beta testing with Amazon Smile IN APP!!!!</text:p>
          </table:table-cell>
          <table:table-cell office:value-type="string" calcext:value-type="string">
            <text:p>joco brat</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kM3N2JuQXJJM21CTDA3M1NFMmN1UC05dnA5dlp1Wm9mMS1kLVYybGlHWE1heFRFWmVPOWh3TUk4UlJOeXJucU1FWVRQU2NNSE5NNVluZUE</text:p>
          </table:table-cell>
          <table:table-cell office:value-type="string" calcext:value-type="string">
            <text:p>LOVE AMAZON</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W9sd2I5NGV6WXVVd1ByVnN4T1lEZExvTWM1OEFuXzQ4bWFsRllVNmRKdEFPMDB0SFl3cWxPVU0wX2lXLThzVFFNMjhZZ0FMNHVyN200VVE</text:p>
          </table:table-cell>
          <table:table-cell office:value-type="string" calcext:value-type="string">
            <text:p>Love Amazon. Brings the world to my feet.</text:p>
          </table:table-cell>
          <table:table-cell office:value-type="string" calcext:value-type="string">
            <text:p>Tonee Haywood</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zVlMUtBc29iaUZMd0RvdlFSNU1lcGI1Yk1xdmVmdU1oNjNaMzhsc2dYY2h1VHVuREswVEhsbVVUYWd3LXdZSFF5ME9JbWphSkppU25xV2c</text:p>
          </table:table-cell>
          <table:table-cell office:value-type="string" calcext:value-type="string">
            <text:p>Wrose App Id seen or ever had Sent in my order but they says that Ill be getting it on but that date never happen.These people here are a Big! Rip- off Takes your money and Dose not deliber your packages as they're said. Need to Close Amazone down Or Update their Work Hepl get Honest People to run this App.Or Stop! It Altogether. My bank paod for my Order but Amazom Never sent me A Dam thing Yet! Signed! Still Watching Out for my orders.</text:p>
          </table:table-cell>
          <table:table-cell office:value-type="string" calcext:value-type="string">
            <text:p>Minnie L.j O.</text:p>
          </table:table-cell>
          <table:table-cell office:value-type="string" calcext:value-type="string">
            <text:p>February 6,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XZTeXRRSzhLcVl6bDZNYWZfRGpfX3Nob2RWeFVJUEtmSzlvZmxDcFhZX1dMY1hGSTAwdDAxUmZRcmFCUE1GdkRybExiN0hjVDFnbUd4bkE</text:p>
          </table:table-cell>
          <table:table-cell office:value-type="string" calcext:value-type="string">
            <text:p>Wonderful</text:p>
          </table:table-cell>
          <table:table-cell office:value-type="string" calcext:value-type="string">
            <text:p>Rebecca Scott</text:p>
          </table:table-cell>
          <table:table-cell office:value-type="string" calcext:value-type="string">
            <text:p>February 6, 2019</text:p>
          </table:table-cell>
          <table:table-cell office:value-type="float" office:value="4" calcext:value-type="float">
            <text:p>4</text:p>
          </table:table-cell>
          <table:table-cell table:number-columns-repeated="1019"/>
        </table:table-row>
        <table:table-row table:style-name="ro1">
          <table:table-cell office:value-type="string" calcext:value-type="string">
            <text:p>https://play.google.com/store/apps/details?id=com.amazon.mShop.android.shopping&amp;reviewId=Z3A6QU9xcFRPR2NlR0JBZmZHbTVlZGJsVGJrWkxSWGd1RGh2MFhFbWdTU0JJcDlpajJibHNTb3FTOTBKc0ktanFPUmFxRk1PeUFFUnNNZFdFVjJ6eUxncXc</text:p>
          </table:table-cell>
          <table:table-cell office:value-type="string" calcext:value-type="string">
            <text:p>Good</text:p>
          </table:table-cell>
          <table:table-cell office:value-type="string" calcext:value-type="string">
            <text:p>denise gingher</text:p>
          </table:table-cell>
          <table:table-cell office:value-type="string" calcext:value-type="string">
            <text:p>February 6, 2019</text:p>
          </table:table-cell>
          <table:table-cell office:value-type="float" office:value="4" calcext:value-type="float">
            <text:p>4</text:p>
          </table:table-cell>
          <table:table-cell table:number-columns-repeated="1019"/>
        </table:table-row>
        <table:table-row table:style-name="ro1">
          <table:table-cell office:value-type="string" calcext:value-type="string">
            <text:p>https://play.google.com/store/apps/details?id=com.amazon.mShop.android.shopping&amp;reviewId=Z3A6QU9xcFRPRThvYnF1RlpENEpNdXVIcGtxSl80NU43T3lYMW5wZEExLWgyZzViSlFPZUhvUk5DZ19TcG9laGlxbkltZlNGMEtWWGFSTHAzbEZuN1owWHc</text:p>
          </table:table-cell>
          <table:table-cell office:value-type="string" calcext:value-type="string">
            <text:p>Amazon is amazing great things and great prices.</text:p>
          </table:table-cell>
          <table:table-cell office:value-type="string" calcext:value-type="string">
            <text:p>Elizabeth Calabro</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DhyLXpwa1hvQVl6ZFd1VXo5THItckNrN3E5aUkzV0lscUFxejVlclJhSU5tRFlPeGRDNGJVLVBZd0FCQkZHQ1NCYmFGWEZKWnBtZUNheEE</text:p>
          </table:table-cell>
          <table:table-cell office:value-type="string" calcext:value-type="string">
            <text:p>exccellet</text:p>
          </table:table-cell>
          <table:table-cell office:value-type="string" calcext:value-type="string">
            <text:p>estrellita Jordan</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WE4MXlBUUFJYjk1aVVVdjNmU3JYdWxlVldOaVNoNkw2Rm93YnNqdzZDbjN4U2NoOExjYkljV0lkQklXa2UzWldMSDlpdnFpLXRsUzhnNnc</text:p>
          </table:table-cell>
          <table:table-cell office:value-type="string" calcext:value-type="string">
            <text:p>great</text:p>
          </table:table-cell>
          <table:table-cell office:value-type="string" calcext:value-type="string">
            <text:p>Percy Ferguson</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FU2RkNvMGM0WmJlMGdrSTB6Ukl4SUh0UTVvNVc5MGtSUFd0S0duMDlkQ2poanJ3YnhnNm9zY0tLMFpUeEduZVp1WDh4ZGxabDUyQXpGU3c</text:p>
          </table:table-cell>
          <table:table-cell office:value-type="string" calcext:value-type="string">
            <text:p>prices</text:p>
          </table:table-cell>
          <table:table-cell office:value-type="string" calcext:value-type="string">
            <text:p>Syncere Harrison</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m42LWRvMnV3Q2xvT05RVllGLWdSZ3RIYl93X09XVWx1Q2l5cEd1V3pKeGhGdFhEYjdXOVNRUXFERnFxNHk5NUxUNms2VHBqOWpOQ0F1dEE</text:p>
          </table:table-cell>
          <table:table-cell office:value-type="string" calcext:value-type="string">
            <text:p>Love how easily I can shop and save money at the same time!</text:p>
          </table:table-cell>
          <table:table-cell office:value-type="string" calcext:value-type="string">
            <text:p>Michelle Hartvigsen</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EdNVmlVc3c1bHBPUG8zei1LeG1mS1g5OUM2bkl6WEJpV2tjVmN1U0V3NGZSdlBwXzEwNmhNT21KclBzUF9IQWQwN0RTeHBKckhET0xkd2c</text:p>
          </table:table-cell>
          <table:table-cell office:value-type="string" calcext:value-type="string">
            <text:p>Easy to use</text:p>
          </table:table-cell>
          <table:table-cell office:value-type="string" calcext:value-type="string">
            <text:p>Junior Jordan</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3RrRHgwT29Yc3BUeW1SWU9FSkxMYXllei1OdjhkZHdqQjZEb0hRcVdyaC0tNE5DWlYxZVJ3b1NQaXg5RWRRYjBoTFJxOHpfVWtTd0RBMEE</text:p>
          </table:table-cell>
          <table:table-cell office:value-type="string" calcext:value-type="string">
            <text:p>good</text:p>
          </table:table-cell>
          <table:table-cell office:value-type="string" calcext:value-type="string">
            <text:p>Matthew Simmons</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y1KcGxLT0JOV1g5TEhITHg3djR5TzIyVG12b3NPQVdpQjBNanF2VFZCNmZ6UnA3RjkzMkJveWNuRE9OV1NaVmNHcGRGZUlFbmhiQlkzNkE</text:p>
          </table:table-cell>
          <table:table-cell office:value-type="string" calcext:value-type="string">
            <text:p>use to love this app but since the update I keep being prompt to install or cancel the new update even though I updated it weeks ago.</text:p>
          </table:table-cell>
          <table:table-cell office:value-type="string" calcext:value-type="string">
            <text:p>cody collette</text:p>
          </table:table-cell>
          <table:table-cell office:value-type="string" calcext:value-type="string">
            <text:p>February 6, 2019</text:p>
          </table:table-cell>
          <table:table-cell office:value-type="float" office:value="3" calcext:value-type="float">
            <text:p>3</text:p>
          </table:table-cell>
          <table:table-cell table:number-columns-repeated="1019"/>
        </table:table-row>
        <table:table-row table:style-name="ro1">
          <table:table-cell office:value-type="string" calcext:value-type="string">
            <text:p>https://play.google.com/store/apps/details?id=com.amazon.mShop.android.shopping&amp;reviewId=Z3A6QU9xcFRPRmlHeTdhaHlWd3didnNfMk85VDJJck5BWWExMWZicWl0M3l6QUtGbkkyMG9oTVRXV19mcjQ2RDRfVGVWYS1zMzM2TWliaG9talAxQnVzVUE</text:p>
          </table:table-cell>
          <table:table-cell office:value-type="string" calcext:value-type="string">
            <text:p>love it</text:p>
          </table:table-cell>
          <table:table-cell office:value-type="string" calcext:value-type="string">
            <text:p>Robert Estep</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kZTU0lrMFFWc3daSU5VSThZMHFPY1NKazZnSzhhYlFiN09XWWVtYnRiRnJRaUJpZExSZzlMVFdHUlFWTkpTVTJkdGxtN3BBb2tlSGF3UFE</text:p>
          </table:table-cell>
          <table:table-cell office:value-type="string" calcext:value-type="string">
            <text:p>its good</text:p>
          </table:table-cell>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khlXzJreU1MTzh5SmE2MDNmZlc5ZVJoTUx0YkdvS2FZeEk1aHBqWmc3UFd2aGw3R3VrelNrbWZBU2Q3OFh2TGRIb1Z0Z3Z5Tlc5VVo1Wnc</text:p>
          </table:table-cell>
          <table:table-cell office:value-type="string" calcext:value-type="string">
            <text:p>amazon is a scam . if u buy a gift card on amazon they will lock your account when your are not aware and an account specialist will not reply you except with automated messages</text:p>
          </table:table-cell>
          <table:table-cell office:value-type="string" calcext:value-type="string">
            <text:p>Opoku Prince</text:p>
          </table:table-cell>
          <table:table-cell office:value-type="string" calcext:value-type="string">
            <text:p>February 6,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VQtekN6blBFUmtBY0RKUm5UWWNCcW1GZmdqdVF2Q3FOVFBKUGx3N0FiZTB1NkRCRmptd3lLRFY1aTZTYm1jbnVCbzhSX1oxcTVjbjNRMFE</text:p>
          </table:table-cell>
          <table:table-cell office:value-type="string" calcext:value-type="string">
            <text:p>Nice</text:p>
          </table:table-cell>
          <table:table-cell office:value-type="string" calcext:value-type="string">
            <text:p>Daylond Samuels</text:p>
          </table:table-cell>
          <table:table-cell office:value-type="string" calcext:value-type="string">
            <text:p>February 6, 2019</text:p>
          </table:table-cell>
          <table:table-cell office:value-type="float" office:value="4" calcext:value-type="float">
            <text:p>4</text:p>
          </table:table-cell>
          <table:table-cell table:number-columns-repeated="1019"/>
        </table:table-row>
        <table:table-row table:style-name="ro1">
          <table:table-cell office:value-type="string" calcext:value-type="string">
            <text:p>https://play.google.com/store/apps/details?id=com.amazon.mShop.android.shopping&amp;reviewId=Z3A6QU9xcFRPRWtIR25wOU9rc0xKblk5YkRESW85cWRuYTlwUzJDMzREWmZ3Y1V6YV91RXpiUGtZbmNhZFp5VWlnd0JXYmFXb0JuVlBua3NwVGpYc2U3NkE</text:p>
          </table:table-cell>
          <table:table-cell office:value-type="string" calcext:value-type="string">
            <text:p>great</text:p>
          </table:table-cell>
          <table:table-cell office:value-type="string" calcext:value-type="string">
            <text:p>Genki Shiohara</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C14NlBTOFU4dW5PbEFycFV6LVIwaEk5TTRoLUZkYm9IaVpoLS1leFZZcGJwb3p3ZVNIR3BVRTA0Vl9QcEhyeUMxMS1VajBJRkpKVC00aFE</text:p>
          </table:table-cell>
          <table:table-cell office:value-type="string" calcext:value-type="string">
            <text:p>go to Church and account with the Church</text:p>
          </table:table-cell>
          <table:table-cell office:value-type="string" calcext:value-type="string">
            <text:p>Sharron Wall</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21zN3pvQlZaR3hsZDF6dmNSVU5RVTFHREdaaG1zUzBNV3U4cmptSjdyVm5QMUFxWDNxZDQ3Q0FOcldYaGNBVUFkMzdON0lRcXFTS044dHc</text:p>
          </table:table-cell>
          <table:table-cell office:value-type="string" calcext:value-type="string">
            <text:p>I can't get into it it's just scary stuff and I don't have a proper password Gmail account I sure would be great if I could get in but I'm having difficulties all I do is get in by some samba Amazon coins and play games calms my nerves and then I'll bb-be shopping sometimes maybe we a a couple of books that's all I want to</text:p>
          </table:table-cell>
          <table:table-cell office:value-type="string" calcext:value-type="string">
            <text:p>Carol Anne Bergeron</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DllbENXcVFmT1NJVVFHTzhuSDdGVzJmYjlaYlpqVXF5VV9HaWtvVGxiSE4yWHdNVDlWS1pOV0w2TUZoNDh4TlFUTVVpeW1DZUE5OTFWenc</text:p>
          </table:table-cell>
          <table:table-cell office:value-type="string" calcext:value-type="string">
            <text:p>cool app good usability</text:p>
          </table:table-cell>
          <table:table-cell office:value-type="string" calcext:value-type="string">
            <text:p>deborah kitchen</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VhZRDFkRi15Qkd3VmdNMzZtMERZc3ZjeEF5M3BDVDZRcXdHdF9ZNEU5bGh4WTFTalNFVFptUmszUFhSZHptaTJIbHo1LXNIaV84cEtsaVE</text:p>
          </table:table-cell>
          <table:table-cell office:value-type="string" calcext:value-type="string">
            <text:p>jai shree ram</text:p>
          </table:table-cell>
          <table:table-cell/>
          <table:table-cell office:value-type="string" calcext:value-type="string">
            <text:p>February 6,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1ZyOWNvZEtMQkdYcWdDSUpiZnhCMXdFVGRFTEdKdW14M3FZWC1RTTBsUVp4NDVoRGRHQ0ZMX21DeEM0TDR5QUhVaXFpenVaN3NCNjZ0Q1E</text:p>
          </table:table-cell>
          <table:table-cell office:value-type="string" calcext:value-type="string">
            <text:p>always a pleasure to use with no issues!!</text:p>
          </table:table-cell>
          <table:table-cell office:value-type="string" calcext:value-type="string">
            <text:p>Crystal Alexander</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3F4RGYxdUxFd00tWXRnN1hkRW1PaF9Ka29VSDhEQ0g0TnFmUTJ3XzlSM0p2OFU5NWJnRUxjWlowX2tPdE0wSEVseTN2bUZiX29acDVMeVE</text:p>
          </table:table-cell>
          <table:table-cell office:value-type="string" calcext:value-type="string">
            <text:p>Love Amazon</text:p>
          </table:table-cell>
          <table:table-cell office:value-type="string" calcext:value-type="string">
            <text:p>RockChick 72</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XIyWE96LUhrcXl1S21UWHItcHhMdDR1RjE2VVVjSW54bTBoZkh5Z1ZUTmJHQk1nRmhZWl9nWjVTcmE1bDFWZmVjZF9nY01DcjZRZmFGeWc</text:p>
          </table:table-cell>
          <table:table-cell office:value-type="string" calcext:value-type="string">
            <text:p>who every is bringing the package suck @ there job y'all need fedex or ups to bring the packages i will not order from y'all every again the customer Jo Ann Sharp</text:p>
          </table:table-cell>
          <table:table-cell office:value-type="string" calcext:value-type="string">
            <text:p>JoAnne Sharp</text:p>
          </table:table-cell>
          <table:table-cell office:value-type="string" calcext:value-type="string">
            <text:p>February 6,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2FueHVjSjZhWGtXRUxrOUFkbm9ZYjFuaVpsclp2VmZfeE1JWUpjbmJYdlZZUHFQMEdUUmlyNGxFUnFscTEwWkt6bnh6NzJwYlB3SEszOVE</text:p>
          </table:table-cell>
          <table:table-cell office:value-type="string" calcext:value-type="string">
            <text:p>omg wicked good!! totally.</text:p>
          </table:table-cell>
          <table:table-cell office:value-type="string" calcext:value-type="string">
            <text:p>joseph foytho</text:p>
          </table:table-cell>
          <table:table-cell office:value-type="string" calcext:value-type="string">
            <text:p>February 6,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VNPMU83eXRVMGs5UEhxSDRaUE9oSWRtSlBDb1dNbXpQZGp1N0VNV0RVR3pfbXNUY052NktCSXBfMWxJaFJiel9CRnFkMXE1VnVEc2JRVXc</text:p>
          </table:table-cell>
          <table:table-cell office:value-type="string" calcext:value-type="string">
            <text:p>It used to be perfect now I have to double click on search, sometimes it does whatever it wants. it became less user friendly</text:p>
          </table:table-cell>
          <table:table-cell office:value-type="string" calcext:value-type="string">
            <text:p>Marko Ilic</text:p>
          </table:table-cell>
          <table:table-cell office:value-type="string" calcext:value-type="string">
            <text:p>February 6, 2019</text:p>
          </table:table-cell>
          <table:table-cell office:value-type="float" office:value="2" calcext:value-type="float">
            <text:p>2</text:p>
          </table:table-cell>
          <table:table-cell office:value-type="string" calcext:value-type="string">
            <text:p>url</text:p>
          </table:table-cell>
          <table:table-cell office:value-type="string" calcext:value-type="string">
            <text:p>text</text:p>
          </table:table-cell>
          <table:table-cell office:value-type="string" calcext:value-type="string">
            <text:p>userName</text:p>
          </table:table-cell>
          <table:table-cell office:value-type="string" calcext:value-type="string">
            <text:p>date</text:p>
          </table:table-cell>
          <table:table-cell office:value-type="string" calcext:value-type="string">
            <text:p>score</text:p>
          </table:table-cell>
          <table:table-cell office:value-type="string" calcext:value-type="string">
            <text:p>scoreText</text:p>
          </table:table-cell>
          <table:table-cell table:number-columns-repeated="1013"/>
        </table:table-row>
        <table:table-row table:style-name="ro1">
          <table:table-cell office:value-type="string" calcext:value-type="string">
            <text:p>https://play.google.com/store/apps/details?id=com.amazon.mShop.android.shopping&amp;reviewId=Z3A6QU9xcFRPRW5LemNBOXI4Z1NHRm9pQ3VnX3FlNWgxaTQwdXVpVmdMcmEzVUJJLWxyUkhPOUdHLXdrTFFfUGV0d3lXY0c3MlRxc25HSjNsZmhyRkg1ZWc</text:p>
          </table:table-cell>
          <table:table-cell office:value-type="string" calcext:value-type="string">
            <text:p>very helpful</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2tBbVFreE9SdVlxbWdoMW52cU5BQm8yQ3p1TmcyaldYZmFEX3MtRGFvVi1mXzl1Y2g1STdKNzRCY0FGWEJyeENuRTVZRndpeTlpQUdwdVE</text:p>
          </table:table-cell>
          <table:table-cell office:value-type="string" calcext:value-type="string">
            <text:p>simply the business</text:p>
          </table:table-cell>
          <table:table-cell office:value-type="string" calcext:value-type="string">
            <text:p>Anthony Flores</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XptT09GbXlzV29GNmhNWHZFUEV2c2lDcDdjTUdjRTJ3OVN5VktRSHQ5QktVSFVLRkNwZlRFWFFoSHRDTjNTSWhkdFcxdmNQejViUVhiUXc</text:p>
          </table:table-cell>
          <table:table-cell office:value-type="string" calcext:value-type="string">
            <text:p>will not save pass word and wont accept text codes they send</text:p>
          </table:table-cell>
          <table:table-cell office:value-type="string" calcext:value-type="string">
            <text:p>amy black</text:p>
          </table:table-cell>
          <table:table-cell office:value-type="string" calcext:value-type="string">
            <text:p>February 5, 2019</text:p>
          </table:table-cell>
          <table:table-cell office:value-type="float" office:value="3" calcext:value-type="float">
            <text:p>3</text:p>
          </table:table-cell>
          <table:table-cell table:number-columns-repeated="1019"/>
        </table:table-row>
        <table:table-row table:style-name="ro1">
          <table:table-cell office:value-type="string" calcext:value-type="string">
            <text:p>https://play.google.com/store/apps/details?id=com.amazon.mShop.android.shopping&amp;reviewId=Z3A6QU9xcFRPRmdZempxM0c4T29kMzNMLTR1NDU1ckl0XzhHT1FIODU0SVZBQ2RMdWk2V2ZZTHZFT0dYVzkxUGtPUS1DUzNobU1GZkY1Y2xrb0NaMEY0Tmc</text:p>
          </table:table-cell>
          <table:table-cell office:value-type="string" calcext:value-type="string">
            <text:p>excellant</text:p>
          </table:table-cell>
          <table:table-cell office:value-type="string" calcext:value-type="string">
            <text:p>Tamarau Evans</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0FJRlJlME5RQ1lIdDk5R1NlX29ZVWJLZFViLTEyMGplR3AyYW5kaEFyY0p1amlwWUlxdDFWZ3JWMFlfbFNVcFpMUUhKeHB6cGotZU5uQnc</text:p>
          </table:table-cell>
          <table:table-cell office:value-type="string" calcext:value-type="string">
            <text:p>Great , what I was looking for</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3hzSk85MmVjajVuWHRxZ212NzRYYUdEUHR0RGNCSzJBUmJiZnhQM0Ytanh2MzdLTXhtTjI0eXFuVVN0Y3M1emtZNGdRTzVQcTRndFFzY0E</text:p>
          </table:table-cell>
          <table:table-cell office:value-type="string" calcext:value-type="string">
            <text:p>amazon</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G52blc0MXB2SlE1QVNnUkhpYnBvcEFTUFJWZHllTGp0ZFNud3BROWNkUGZ1NmJON3dYSW1FWjFtUmQ0RzlfWWtTWnJlOUJlTnNzMmdMTWc</text:p>
          </table:table-cell>
          <table:table-cell office:value-type="string" calcext:value-type="string">
            <text:p>I have uninstalled your app due to incessant pestering by your ads on YouTube.</text:p>
          </table:table-cell>
          <table:table-cell office:value-type="string" calcext:value-type="string">
            <text:p>Riasat Ahsan</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1VZaVhrVFhCc1JocmNZUEFkSm5PR09GYmtlR2FHbTNQUjBwVEkyejh2c3JOdGFTWkhwcUVxQ1R4Y2E0ZjNaSElZUXR3ejRybmVlTzlCQ2c</text:p>
          </table:table-cell>
          <table:table-cell office:value-type="string" calcext:value-type="string">
            <text:p>my new addiction!!</text:p>
          </table:table-cell>
          <table:table-cell office:value-type="string" calcext:value-type="string">
            <text:p>Tim Flaig</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jBLVFE0QXNzYkc5ZGxtVGRaM21CTHowMXBHSHY4Q2MyZUtUaXhzZVBDVGpYYXA4d0l3MzRNRmtzQTl2SURpdUs1RlNkbXBXRzVhcVNoY2c</text:p>
          </table:table-cell>
          <table:table-cell office:value-type="string" calcext:value-type="string">
            <text:p>I bought a watch it's water proof, but when I wash my hand the water goes inside my watch , I feel so disappointed.....</text:p>
          </table:table-cell>
          <table:table-cell office:value-type="string" calcext:value-type="string">
            <text:p>Luckey Alvarado</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zZhUjJGYTdYU1NsdmNxYU5JeXBoVnNlWE1nTHdvSUoxcDRMajJiOEpEa0lmUmZ1MXNyY1I1Sk1fdkp5UGhkSWJZeTVpOG1KdnROLUxsMHc</text:p>
          </table:table-cell>
          <table:table-cell office:value-type="string" calcext:value-type="string">
            <text:p>the app itself is great, but it tells me to update it at least 2x a week. its really starting to annoy me. How many times do I have to download and install the updates? the cant be releasing new versions that quickly...</text:p>
          </table:table-cell>
          <table:table-cell office:value-type="string" calcext:value-type="string">
            <text:p>H G</text:p>
          </table:table-cell>
          <table:table-cell office:value-type="string" calcext:value-type="string">
            <text:p>February 5, 2019</text:p>
          </table:table-cell>
          <table:table-cell office:value-type="float" office:value="2" calcext:value-type="float">
            <text:p>2</text:p>
          </table:table-cell>
          <table:table-cell table:number-columns-repeated="1019"/>
        </table:table-row>
        <table:table-row table:style-name="ro1">
          <table:table-cell office:value-type="string" calcext:value-type="string">
            <text:p>https://play.google.com/store/apps/details?id=com.amazon.mShop.android.shopping&amp;reviewId=Z3A6QU9xcFRPSDRkRkswSFRBZVhvUEw1STNxN2FHZE5ySHBsR1RTOV9RaDJPQXgxOWFjbW1PRkdvU2premVuTFJUdGJZSW1xNVhjd2Rfc0VfcllSSWx5QWc</text:p>
          </table:table-cell>
          <table:table-cell office:value-type="string" calcext:value-type="string">
            <text:p>I am already tired of this App telling me if i don't update then the existing update will soon no longer function.</text:p>
          </table:table-cell>
          <table:table-cell office:value-type="string" calcext:value-type="string">
            <text:p>Rocky Mont</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mtXdzdWZU9IdVgyRGlMQVdLcEdBVWN3U3VmX3p0c3RxdTl0TEl3RlN5Ykd3LTI3TUlLYkZmNkVpeGlnUzRlRWpZS2phTjdBdXhqUU5JR3c</text:p>
          </table:table-cell>
          <table:table-cell office:value-type="string" calcext:value-type="string">
            <text:p>good</text:p>
          </table:table-cell>
          <table:table-cell office:value-type="string" calcext:value-type="string">
            <text:p>Ali Geelle</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HY0ZVkxSnp1NHJuT0pVNTk5dHdoalgwbUVVSTktZDB4M3c2amVUeWk5ODVBODhBZEg2MExSNXVIaTlhVEpPR201Q2drYXhObVBuRUZtZlE</text:p>
          </table:table-cell>
          <table:table-cell office:value-type="string" calcext:value-type="string">
            <text:p>unable to log off.</text:p>
          </table:table-cell>
          <table:table-cell office:value-type="string" calcext:value-type="string">
            <text:p>luke</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ktHLWtHM2NIcGlzaGRmREJQU284Vi1JZkE2VjQ4aWVWUmNLa2JxNlMyUDNfcHBPQXdWM2ZkS0tjNkJLWDdtclN5OXNwOGRmQUowekkxR2c</text:p>
          </table:table-cell>
          <table:table-cell office:value-type="string" calcext:value-type="string">
            <text:p>Virtually Unusable</text:p>
          </table:table-cell>
          <table:table-cell office:value-type="string" calcext:value-type="string">
            <text:p>Daniel Kreipe</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SGJmRFZBcFpDV21wMF9CcHFLYnhCSkxETk1HdlQ3WEo2SzNCdFRDTVhhSXZRbm55RnBURU9kOFJ4dWpTZEFmUXhRZzhpMjIydkhSajJFbFE</text:p>
          </table:table-cell>
          <table:table-cell office:value-type="string" calcext:value-type="string">
            <text:p>excellent and professional app</text:p>
          </table:table-cell>
          <table:table-cell office:value-type="string" calcext:value-type="string">
            <text:p>Leslie Palmer</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FVFOFYydHFPNW1DSUpUTXNkWWpnN3F1UjVkcTljZ21XOUNGQmtvRmljWFZ2ZE9faU1zbkpENjR0aWdueFNtT3RmTXZ6M29reklOTTVzSWc</text:p>
          </table:table-cell>
          <table:table-cell office:value-type="string" calcext:value-type="string">
            <text:p>love it best thing ever</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lRtNzlmOXBNRFZZNl9Id3VFbXdUdFE2X3pFRVF1ZVJoaXJMRFA0X1o2LUN4TmZzSUtWdDZxSUJJUEZUYzRfc2JEQV9zUGw4RU5XdzRIX3c</text:p>
          </table:table-cell>
          <table:table-cell office:value-type="string" calcext:value-type="string">
            <text:p>good app for shopping</text:p>
          </table:table-cell>
          <table:table-cell office:value-type="string" calcext:value-type="string">
            <text:p>Alan Williamson</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E1TT1lJa3JwdW1Ka21HQVhNNmlJY0Z3MnBDUDhvaFZsOW9zWEZLaHZHcUh4VDliNUM1bTFSUjBPcjllcHl3bkdqcnlQXy1IR092NVVXaFE</text:p>
          </table:table-cell>
          <table:table-cell office:value-type="string" calcext:value-type="string">
            <text:p>Good</text:p>
          </table:table-cell>
          <table:table-cell office:value-type="string" calcext:value-type="string">
            <text:p>C Job</text:p>
          </table:table-cell>
          <table:table-cell office:value-type="string" calcext:value-type="string">
            <text:p>February 5, 2019</text:p>
          </table:table-cell>
          <table:table-cell office:value-type="float" office:value="4" calcext:value-type="float">
            <text:p>4</text:p>
          </table:table-cell>
          <table:table-cell table:number-columns-repeated="1019"/>
        </table:table-row>
        <table:table-row table:style-name="ro1">
          <table:table-cell office:value-type="string" calcext:value-type="string">
            <text:p>https://play.google.com/store/apps/details?id=com.amazon.mShop.android.shopping&amp;reviewId=Z3A6QU9xcFRPSE5wNUE0aHpkdFRuRUVvcDRNaTl2Tk9sZ0tTbjZpRFRMaUVoODVpb0xhWENOZngzd0U5ZzdITzRqVTlaR0pMNGdpV2p0THRNVDlyN1pUYVE</text:p>
          </table:table-cell>
          <table:table-cell office:value-type="string" calcext:value-type="string">
            <text:p>#DeleteAmazon</text:p>
          </table:table-cell>
          <table:table-cell office:value-type="string" calcext:value-type="string">
            <text:p>Galette Saucisse</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VhxTE1Dd3VsTnM2Mjl4UzZ6VHphN3BlRXNvSEFuYVJpVk1KNldsbm5KMDdHeUZGcW52eWRtOVRtMi1RT0p1UnRaUm1hVlJNMlJINkNkWlE</text:p>
          </table:table-cell>
          <table:table-cell office:value-type="string" calcext:value-type="string">
            <text:p>Amazon gets it DONE!</text:p>
          </table:table-cell>
          <table:table-cell office:value-type="string" calcext:value-type="string">
            <text:p>Todd Scarlett</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FVKelRmUm1lTW9NZGhralBodmZBbjV3OXd5b3QxaWNGN0puSDdNX1hUaHdJc2J6SjRFVnZiWnBGQ19WRWZ3ZTBVbWZkTlBVVEExMkN0dGc</text:p>
          </table:table-cell>
          <table:table-cell office:value-type="string" calcext:value-type="string">
            <text:p>love Amazon prime</text:p>
          </table:table-cell>
          <table:table-cell office:value-type="string" calcext:value-type="string">
            <text:p>Michael Owens</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XVsZlBFLUZNOE8tU2ZLNzNjdmJWX3hlLW9PbmlERVd0cTNnRUQ1R1RXWlBFeFVnN0YtYW1wd0ZHaU40R1FHSE5CU2pBNTJXMDlGWkZsMHc</text:p>
          </table:table-cell>
          <table:table-cell office:value-type="string" calcext:value-type="string">
            <text:p>lovw it</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HVhQVhMREVEQVNzRTc5MTg0S3VCY2JHR3hsbUNGdVpLd0RHQm53ZFJDYXI4UkRPZjdkQ0stXzJxc1FPU2NzUEZjdC14alJ2M1JnMmJNQVE</text:p>
          </table:table-cell>
          <table:table-cell office:value-type="string" calcext:value-type="string">
            <text:p>it keeps telling me to install the new version?? when I try it come up with uninstall or open....</text:p>
          </table:table-cell>
          <table:table-cell office:value-type="string" calcext:value-type="string">
            <text:p>bj mckenna</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WMzaF9Ubm56dzVhMDVPc1dyd3FMRzBKbWVrZFBad09abC1YZ3o0YlNGMlFTWlZHb1B6Z0JtMWg4NmZaQTNpMWNfRlNIWjNKYkxqVjhYeVE</text:p>
          </table:table-cell>
          <table:table-cell office:value-type="string" calcext:value-type="string">
            <text:p>very good,Always get my orders on time</text:p>
          </table:table-cell>
          <table:table-cell/>
          <table:table-cell office:value-type="string" calcext:value-type="string">
            <text:p>February 5, 2019</text:p>
          </table:table-cell>
          <table:table-cell office:value-type="float" office:value="3" calcext:value-type="float">
            <text:p>3</text:p>
          </table:table-cell>
          <table:table-cell table:number-columns-repeated="1019"/>
        </table:table-row>
        <table:table-row table:style-name="ro1">
          <table:table-cell office:value-type="string" calcext:value-type="string">
            <text:p>https://play.google.com/store/apps/details?id=com.amazon.mShop.android.shopping&amp;reviewId=Z3A6QU9xcFRPSHUtX1RZU3NNNkpsSS13NG9oNmttSDBhRlBjVGtEUUJFWXlXb2M2cUhNdmhkOHczMTFTcHZMUnNoQ1hWSUVua0Y3eGNVNDVVVjF3eGtrZWc</text:p>
          </table:table-cell>
          <table:table-cell office:value-type="string" calcext:value-type="string">
            <text:p>as much help it is, it's all contingent on the app loading and working the way it's supposed to. every time I use it, I have to reload it 2 or 3 times. I go to place an order and it doesn't load. I want to add to a shopping list and it crashes.</text:p>
          </table:table-cell>
          <table:table-cell office:value-type="string" calcext:value-type="string">
            <text:p>Edward Danks</text:p>
          </table:table-cell>
          <table:table-cell office:value-type="string" calcext:value-type="string">
            <text:p>February 5, 2019</text:p>
          </table:table-cell>
          <table:table-cell office:value-type="float" office:value="2" calcext:value-type="float">
            <text:p>2</text:p>
          </table:table-cell>
          <table:table-cell table:number-columns-repeated="1019"/>
        </table:table-row>
        <table:table-row table:style-name="ro1">
          <table:table-cell office:value-type="string" calcext:value-type="string">
            <text:p>https://play.google.com/store/apps/details?id=com.amazon.mShop.android.shopping&amp;reviewId=Z3A6QU9xcFRPSHR3amJIOTBnS2FXSHI3MzFFenlUR1NfSU8ybGNMdGR4bVNvUFBJUk9JakpYNC11NWdwaS1MTm15My1RY1hhTVZ4dEwtTTdpcldjSGRsZVE</text:p>
          </table:table-cell>
          <table:table-cell office:value-type="string" calcext:value-type="string">
            <text:p>good</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Exwb21zTnJSRlpDRzYzeU1CcnhLbjRLYlhuRm02WC1yeF9fdnMxWlc3UUZkcGJRZjVpMVVLVEMwR3JKeG1zLTVxcFR0dnB2cUw5VlJkbWc</text:p>
          </table:table-cell>
          <table:table-cell office:value-type="string" calcext:value-type="string">
            <text:p>cool</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HFSVndEbi14d3ItalBjNmU0OTkzcWdLbmJ6UkROSW1rQVc5OGtfQURvOFZudDVObllGVURURGNlQjQ3amtFUlYzZ0ROSWJ1NHRvVjBzbGc</text:p>
          </table:table-cell>
          <table:table-cell office:value-type="string" calcext:value-type="string">
            <text:p>Its great up until it asks for a review, why can't take 5 stars and leave it at that. I'm busy.</text:p>
          </table:table-cell>
          <table:table-cell office:value-type="string" calcext:value-type="string">
            <text:p>Joshua Burgess</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XFiRDItdFpGRVVCLVRQZTg4Q09LbTI2dDQtUEhDUFZMdG9ZLWZnVk14eUhWTzdxQVZwMEd5djFmeEh3WU5HVm92RklxLVU3WmNrb3RQbXc</text:p>
          </table:table-cell>
          <table:table-cell office:value-type="string" calcext:value-type="string">
            <text:p>f5</text:p>
          </table:table-cell>
          <table:table-cell office:value-type="string" calcext:value-type="string">
            <text:p>Rechelle Moselina</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FA2NkYzZEtyQUJjVUVuc2RybkVvSmtsWVRYV0ZvR3JYaFdyZzNrb1l6eE1ES1B0OGdiclJZRExfcWM1Vk5hWThiQjlpOHhTYlZHajZpbmc</text:p>
          </table:table-cell>
          <table:table-cell office:value-type="string" calcext:value-type="string">
            <text:p>yo</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khjR1RBWEtqZ3Blc3dLcDNObWRGMzF4YVhHQl94cFNoU0E3Y2VUS21EYU05U2lHWXNqY1RBaDFPWmZGbkoyaUdZMFdqbFpBNmRDWDFUYWc</text:p>
          </table:table-cell>
          <table:table-cell office:value-type="string" calcext:value-type="string">
            <text:p>App is pretty slow on my S9+</text:p>
          </table:table-cell>
          <table:table-cell office:value-type="string" calcext:value-type="string">
            <text:p>Nicholas / Nmoleo</text:p>
          </table:table-cell>
          <table:table-cell office:value-type="string" calcext:value-type="string">
            <text:p>February 5, 2019</text:p>
          </table:table-cell>
          <table:table-cell office:value-type="float" office:value="3" calcext:value-type="float">
            <text:p>3</text:p>
          </table:table-cell>
          <table:table-cell table:number-columns-repeated="1019"/>
        </table:table-row>
        <table:table-row table:style-name="ro1">
          <table:table-cell office:value-type="string" calcext:value-type="string">
            <text:p>https://play.google.com/store/apps/details?id=com.amazon.mShop.android.shopping&amp;reviewId=Z3A6QU9xcFRPR2FULWpXUGt6d2IxTzdqTnR3QjYwZGRnc3NFcmRWVGhUTkMyb2k0MXZuY1drZ1lWaFE3Zi1yM2xMQnNjblhLaGw5UExTdlJwQkRJeEtSMnc</text:p>
          </table:table-cell>
          <table:table-cell office:value-type="string" calcext:value-type="string">
            <text:p>love it</text:p>
          </table:table-cell>
          <table:table-cell office:value-type="string" calcext:value-type="string">
            <text:p>Sue Nelson</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Tk1b3RTU1hGUGg5eExrRm5NRmxMZUFCYWJQT3dEVGRCNjBLQmJQdGdnYW1hbWttVk9wNUVXOEtaQVJvSjMzYWliZFdLeG1sOThYQjNybEE</text:p>
          </table:table-cell>
          <table:table-cell office:value-type="string" calcext:value-type="string">
            <text:p>great site</text:p>
          </table:table-cell>
          <table:table-cell office:value-type="string" calcext:value-type="string">
            <text:p>Ronald Reagan</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GxWMXF3LVprVDE1Sm5CTGN4Zi0xOHFPLUQzbmhuTGJaZjB5emFBMHBTY0taV1ZmLVpUYW9QQmZhQWptZm5jMEZxbnBEV1JxSmwyRV9MRkE</text:p>
          </table:table-cell>
          <table:table-cell office:value-type="string" calcext:value-type="string">
            <text:p>good</text:p>
          </table:table-cell>
          <table:table-cell office:value-type="string" calcext:value-type="string">
            <text:p>Patricia Gooding</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zJCMzdia0N2T1BnTk9sdzZuVW5JczF6X1NIdDVRUWRGMXhHRkVMWWhHSWw4MjE1TFJpQi1uc1NDb2x4blcwbnZGbmFJU3d5Q0VqY3ZRUUE</text:p>
          </table:table-cell>
          <table:table-cell office:value-type="string" calcext:value-type="string">
            <text:p>great</text:p>
          </table:table-cell>
          <table:table-cell office:value-type="string" calcext:value-type="string">
            <text:p>Dayna Harrap</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Ux5ek1wMEcxak10bmZtMW1ySDhnb3FjU2NfZ2REM3JMTlJTYUpCc1lsSU9CZWhpcmx1YUtVQWd2czNIbjBrZHdudUxJNlphaE9BZkw1TUE</text:p>
          </table:table-cell>
          <table:table-cell office:value-type="string" calcext:value-type="string">
            <text:p>awesome!</text:p>
          </table:table-cell>
          <table:table-cell office:value-type="string" calcext:value-type="string">
            <text:p>Brenda Rhodes</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ExMbE1jWWp5Y0VUc05jUlNnYW5DVlludFFyaHdNVGFESkdBZmFmOE5kRzZlNFpibmJiQ3ltbUl2MUFmT0VTdWZaa3dwOUl5RzlUOXNXNGc</text:p>
          </table:table-cell>
          <table:table-cell office:value-type="string" calcext:value-type="string">
            <text:p>I think it's terrible that Amazon is now charging for returns! I purchased an item for $9.99 and now Amazon wants $5.99 to return it! And all the money you make you are now pushing ads on the app 🤦🏻‍♂️ Greedy company.. Update: Recently purchased an item that I was not satisfied with.. I left an honest review, and Amazon emailed me saying they could not post my review! I guess they only want 'good' praising their products. I'd rather take a little drive to Walmart and see what I'm purchasing.</text:p>
          </table:table-cell>
          <table:table-cell office:value-type="string" calcext:value-type="string">
            <text:p>D Moneyz</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UlndVRpRVAtOUhkTXlIMms4SF9IeHhZZUdOMnRHVC1wbkRSeDlWTWlaY2VpWGpJNHpKQ2JKa011ZXlkRjRORXN4WEh4UVo0X1JuTTc0REE</text:p>
          </table:table-cell>
          <table:table-cell office:value-type="string" calcext:value-type="string">
            <text:p>great app.</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jVqYlpZbFFwb0dnUjVHS1cza0lRWlZWbGNsdEhDRjFmbjV0ODFiY05VdVpEVF80UXRta3hCX2tEN3o1cnpBZV9HdzFURDRleXY2eFNhQWc</text:p>
          </table:table-cell>
          <table:table-cell office:value-type="string" calcext:value-type="string">
            <text:p>very bad ads problem</text:p>
          </table:table-cell>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npKYmFsOTBlekZUODh5cjJtZkdXRVR6aWNqREpwdGJRQXNDNmRETkVYcGZsYzhFSEE4eDJRYk1pNUhRM096dTBlR1FNXzlmakttQ3IzR0E</text:p>
          </table:table-cell>
          <table:table-cell office:value-type="string" calcext:value-type="string">
            <text:p>Best app ever</text:p>
          </table:table-cell>
          <table:table-cell office:value-type="string" calcext:value-type="string">
            <text:p>Juana Rivera</text:p>
          </table:table-cell>
          <table:table-cell office:value-type="string" calcext:value-type="string">
            <text:p>February 5, 2019</text:p>
          </table:table-cell>
          <table:table-cell office:value-type="float" office:value="5" calcext:value-type="float">
            <text:p>5</text:p>
          </table:table-cell>
          <table:table-cell office:value-type="string" calcext:value-type="string">
            <text:p>url</text:p>
          </table:table-cell>
          <table:table-cell office:value-type="string" calcext:value-type="string">
            <text:p>text</text:p>
          </table:table-cell>
          <table:table-cell office:value-type="string" calcext:value-type="string">
            <text:p>userName</text:p>
          </table:table-cell>
          <table:table-cell office:value-type="string" calcext:value-type="string">
            <text:p>date</text:p>
          </table:table-cell>
          <table:table-cell office:value-type="string" calcext:value-type="string">
            <text:p>score</text:p>
          </table:table-cell>
          <table:table-cell office:value-type="string" calcext:value-type="string">
            <text:p>scoreText</text:p>
          </table:table-cell>
          <table:table-cell table:number-columns-repeated="1013"/>
        </table:table-row>
        <table:table-row table:style-name="ro1">
          <table:table-cell office:value-type="string" calcext:value-type="string">
            <text:p>https://play.google.com/store/apps/details?id=com.amazon.mShop.android.shopping&amp;reviewId=Z3A6QU9xcFRPSEpKS3hoel9EWGZVVVE2NTcxU2lZQ09tRmNWc3lLTjBJSU53T0FCQVNwcFd3eDlRSmtDWHFKOGhpRTFuMmhXU3p4R2c0X0lxUUZjRkFZUFE</text:p>
          </table:table-cell>
          <table:table-cell office:value-type="string" calcext:value-type="string">
            <text:p>I have two Amazon accounts (one is for my business) and it is virtually impossible to change from one account to another</text:p>
          </table:table-cell>
          <table:table-cell office:value-type="string" calcext:value-type="string">
            <text:p>Jimmy Ledwith</text:p>
          </table:table-cell>
          <table:table-cell office:value-type="string" calcext:value-type="string">
            <text:p>February 5, 2019</text:p>
          </table:table-cell>
          <table:table-cell office:value-type="float" office:value="2" calcext:value-type="float">
            <text:p>2</text:p>
          </table:table-cell>
          <table:table-cell table:number-columns-repeated="1019"/>
        </table:table-row>
        <table:table-row table:style-name="ro1">
          <table:table-cell office:value-type="string" calcext:value-type="string">
            <text:p>https://play.google.com/store/apps/details?id=com.amazon.mShop.android.shopping&amp;reviewId=Z3A6QU9xcFRPR3lpVHVvMEQ5MENhMXNiRURacFBZWGFNTGMzZzBCTnFRLW0zUUJnTzlwWUpndXBpdDlBeHpSNG0xaGxOdzRVUGVoQkh2alNwR0c5VHNLa1E</text:p>
          </table:table-cell>
          <table:table-cell office:value-type="string" calcext:value-type="string">
            <text:p>Consistently refreshing to home page when trying to shop. This app was great until the last two updates. Please fix this.</text:p>
          </table:table-cell>
          <table:table-cell office:value-type="string" calcext:value-type="string">
            <text:p>Angie Root</text:p>
          </table:table-cell>
          <table:table-cell office:value-type="string" calcext:value-type="string">
            <text:p>February 5, 2019</text:p>
          </table:table-cell>
          <table:table-cell office:value-type="float" office:value="2" calcext:value-type="float">
            <text:p>2</text:p>
          </table:table-cell>
          <table:table-cell table:number-columns-repeated="1019"/>
        </table:table-row>
        <table:table-row table:style-name="ro1">
          <table:table-cell office:value-type="string" calcext:value-type="string">
            <text:p>https://play.google.com/store/apps/details?id=com.amazon.mShop.android.shopping&amp;reviewId=Z3A6QU9xcFRPRVkwd2lIUkNtZ1lReV9BLTd3bmk2LWhzenJEWDV6THNDLThnd2lERE9hblhCTVpCQ0pPVmV3dGR0SHIxYXlwREtwOU9fajhkbE96YnZNMVE</text:p>
          </table:table-cell>
          <table:table-cell office:value-type="string" calcext:value-type="string">
            <text:p>great</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W90eHBuckEzeUdUdk9BU1AtZGxmY25wdEZNb201WXhZSmFIc1FwdDJJU0F2M2p0UjdJN3htWG1HMjZxS1lTVkVCR1NOaFhaMFdJRHEtcVE</text:p>
          </table:table-cell>
          <table:table-cell office:value-type="string" calcext:value-type="string">
            <text:p>Its an awesome app but i have one recommendation. There should be a button available that allows us to call the driver 👌</text:p>
          </table:table-cell>
          <table:table-cell office:value-type="string" calcext:value-type="string">
            <text:p>angel ortiz</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EFvWlJBMGFxbW5SQV9LUF9uaFpaNHVLUTVqOG9qMWU4S2xsc1BsTl9jOG1UNl9peWZvZFlXcU5vcFkzbGlfS0Fmd1ViX0JXd0ZQQklPR2c</text:p>
          </table:table-cell>
          <table:table-cell office:value-type="string" calcext:value-type="string">
            <text:p>been great n efficient.</text:p>
          </table:table-cell>
          <table:table-cell office:value-type="string" calcext:value-type="string">
            <text:p>Catherine Mwangi</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HA0TzVYRmdiOHdzMHlLV2hRUmxQMHN5UEpMejA5aVVveW4wcVB3blYwOGFWcTRrOEdIdW9qZGw0bW5TdW5XRXJ1R1hsUlI3dVZwTDFrYVE</text:p>
          </table:table-cell>
          <table:table-cell office:value-type="string" calcext:value-type="string">
            <text:p>i live the features and the choices.</text:p>
          </table:table-cell>
          <table:table-cell office:value-type="string" calcext:value-type="string">
            <text:p>jamie con</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HBXZ2JseUtmVWRIaF9QUHdkaFcyZlNWMi1meVRwQ1FIMWdreWVQSGxuY0VBRkp4YTR2b0lTbXNIUHZIN0s3NUIySXRxQS10YmlWM0N4c1E</text:p>
          </table:table-cell>
          <table:table-cell office:value-type="string" calcext:value-type="string">
            <text:p>i enjoy the app</text:p>
          </table:table-cell>
          <table:table-cell office:value-type="string" calcext:value-type="string">
            <text:p>Sade Warren Helping MOM's STRESS LESS</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Ul6SGhwMHhha3JCdXYxSVYtRDJVclBKS0ZyemRUSjNMWkRSQTF6UENIazBGbkJwQnZXWkhUVzE4UTJxenJYTUpydENSNjg3MktmWkdvWHc</text:p>
          </table:table-cell>
          <table:table-cell office:value-type="string" calcext:value-type="string">
            <text:p>wow</text:p>
          </table:table-cell>
          <table:table-cell office:value-type="string" calcext:value-type="string">
            <text:p>David Johnson</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l9fUUtySGdnamVZVjg1NlZjaUFuSUh6a21QVEZUbkxqR21xdEY4YVF5dTVjak5UcTdqSmFfc3lfSTJocHg5UjhhY2NRczhrY1hUblFBbEE</text:p>
          </table:table-cell>
          <table:table-cell office:value-type="string" calcext:value-type="string">
            <text:p>keep having to install and reinstall because it won't let me see the product once i click on it. very frustrating as i love ordering from Amazon but it's getting rediculous</text:p>
          </table:table-cell>
          <table:table-cell office:value-type="string" calcext:value-type="string">
            <text:p>Melanie Stephenson</text:p>
          </table:table-cell>
          <table:table-cell office:value-type="string" calcext:value-type="string">
            <text:p>February 5, 2019</text:p>
          </table:table-cell>
          <table:table-cell office:value-type="float" office:value="2" calcext:value-type="float">
            <text:p>2</text:p>
          </table:table-cell>
          <table:table-cell table:number-columns-repeated="1019"/>
        </table:table-row>
        <table:table-row table:style-name="ro1">
          <table:table-cell office:value-type="string" calcext:value-type="string">
            <text:p>https://play.google.com/store/apps/details?id=com.amazon.mShop.android.shopping&amp;reviewId=Z3A6QU9xcFRPSG1xNlRzVzJTTUttXzd6dS1HTk9CVmdManc0aVBETElSbldlcE9wUDJ3dkJwWU9vNDBpUG56ZUtta1l0Z2dXbzU4MHBEM0ZIWHJsTTJrN0E</text:p>
          </table:table-cell>
          <table:table-cell office:value-type="string" calcext:value-type="string">
            <text:p>I love it</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E5WM2sxaWg1U2xmdjdqTUJHUnU0TS1kTE5NcWFaNXZtLTF6d3NBNkNlZnFLLURKMUtkbjN4NWkwQ0tzMUh2c3JzMl9VdTFHdHZPalFxOWc</text:p>
          </table:table-cell>
          <table:table-cell office:value-type="string" calcext:value-type="string">
            <text:p>VERY EFFICIENT, CONVENIENT AND COST EFFECTIVE. OUR FAVORITE WAY TO SHOP ON THE NET. TOPS IN REGARDS TO CUSTOMER SERVICE AS WELL !</text:p>
          </table:table-cell>
          <table:table-cell office:value-type="string" calcext:value-type="string">
            <text:p>James Harrison</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1hEcVJoMzcwMUFkVVdaamxRMHR6aEZFZmd4OG03ZDFmbExTblNTQ2lubEZJQ1JabXlSSGIzbGFjRDhkUllxenhNcjNxU2JTLTdrUXNHZnc</text:p>
          </table:table-cell>
          <table:table-cell office:value-type="string" calcext:value-type="string">
            <text:p>They delivered my package a day early. Yes, yes, and yes, Mr. Bezos.</text:p>
          </table:table-cell>
          <table:table-cell office:value-type="string" calcext:value-type="string">
            <text:p>Nick Julia</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0FXRmYtcjlFNGRGWnV6T3pNQ19lemE0a2ZPMkhPLTBnY000eFJVNDZPT0lCX1NrSGRKYzFmNU0zaDZsM210V0dqQTh1NmctWDdwU2Z6LXc</text:p>
          </table:table-cell>
          <table:table-cell office:value-type="string" calcext:value-type="string">
            <text:p>Best online shopping app as of today. Always find the best deals, especially if you are a prime member. Have found hard to find items using their search engine.</text:p>
          </table:table-cell>
          <table:table-cell office:value-type="string" calcext:value-type="string">
            <text:p>Ted Martinet</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XpTZEJxLTJXX2RINXFENWcyNld4XzhsMVZ2MzRicy1mUFZUQWc4RUNtX3FXNVNpazR1N2VZTWl2WEhQUGo0RkRCdW9nLUlCdFEwbnBsY2c</text:p>
          </table:table-cell>
          <table:table-cell office:value-type="string" calcext:value-type="string">
            <text:p>love this app. shopping crazy</text:p>
          </table:table-cell>
          <table:table-cell office:value-type="string" calcext:value-type="string">
            <text:p>Judith Kirkland</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1JZMXVHc3c5NFlyWW1lbjU4VEh5eGcwNTcyaU9Nb2FyN2hqdG83VENMOGFiM2FHdk1GODRXS3lWXzdLSS1pWThfRWZZVkF3SEY2SFRnQ2c</text:p>
          </table:table-cell>
          <table:table-cell office:value-type="string" calcext:value-type="string">
            <text:p>love this app u should get it too</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E43MVhHNlpaX0JiSTQ4STR5QzhOcEppZUVhTHgxUS16V3AxcUxJdUptbWg2NmJJcHlsUWRFem1rbnNIUlZIOGFSRjNmajdSc1VkaUlDZXc</text:p>
          </table:table-cell>
          <table:table-cell office:value-type="string" calcext:value-type="string">
            <text:p>I have never had a problem.</text:p>
          </table:table-cell>
          <table:table-cell office:value-type="string" calcext:value-type="string">
            <text:p>leshaundra Muhammad</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GdWTjNRWlhVMWF4dFBKQ1B3R1RlYkl3OFpEM0FTMG5saDRHSnhBZDlueWh1amk4WDZXQkNtZ3FCM0hKR1BYX3NVQU5TY1VNUXFJRHVOTlE</text:p>
          </table:table-cell>
          <table:table-cell office:value-type="string" calcext:value-type="string">
            <text:p>great deals with Prime!</text:p>
          </table:table-cell>
          <table:table-cell office:value-type="string" calcext:value-type="string">
            <text:p>Scott Privette</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HpXWmRhc2JmdHJaYm9yZG5EeWdONGtHcDdFNGVOc0FGUERYejQzOUhlOWtYLUtFd3pNclk5UGlYMU1ObXlMVTNFN0REakQ1YzJKRXlvYUE</text:p>
          </table:table-cell>
          <table:table-cell office:value-type="string" calcext:value-type="string">
            <text:p>oh ya</text:p>
          </table:table-cell>
          <table:table-cell office:value-type="string" calcext:value-type="string">
            <text:p>Amy Cory</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2ZHdkhobUFzS0VXRUJkSFJhUmZWZ2lNbXVSQ2pxWDhjcVI1VU1hajZjbVBkTWl1OVVjQWtXRFBTcFhjQmtDM2dESDJ2OGYyazdrSVBPMHc</text:p>
          </table:table-cell>
          <table:table-cell office:value-type="string" calcext:value-type="string">
            <text:p>Amazon is a great app to go shopping on and eseay to use. Like this app 👍</text:p>
          </table:table-cell>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1BnRDdoeTJQandXZ1pxc2wxbGFqTGZKU3Q5UWFTcnFOUlIwZUotX1l5aFlHNDd3OENXbF9PMkNnWENYcDdjRk9vbHpnMFo1MjBCR2JJQWc</text:p>
          </table:table-cell>
          <table:table-cell office:value-type="string" calcext:value-type="string">
            <text:p>fantastic</text:p>
          </table:table-cell>
          <table:table-cell office:value-type="string" calcext:value-type="string">
            <text:p>Christine Dunt</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HpJdFdTLU40bGItZno4YXM1cWZfMkFWVG9Rc0xjOW12SlZ2Uk0yb192azRmbUQ4R01OaUFiWjJHaGlXQXhqWGVtbERhV0ptZVFCYm9yZUE</text:p>
          </table:table-cell>
          <table:table-cell office:value-type="string" calcext:value-type="string">
            <text:p>I don't have space on my phone and I can't uninstall the app all together.</text:p>
          </table:table-cell>
          <table:table-cell office:value-type="string" calcext:value-type="string">
            <text:p>Brittany Harmon</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kl5TGxUa1ZYczJWTnRnYmR6U3ZaOW5rR3piOFQyVFZ4TVAwNkxranE2a3JqYVUwSVBTMWt1RGpZdzYyOTRjZW1ONXNNelNPX0JOcE82dUE</text:p>
          </table:table-cell>
          <table:table-cell office:value-type="string" calcext:value-type="string">
            <text:p>awful</text:p>
          </table:table-cell>
          <table:table-cell office:value-type="string" calcext:value-type="string">
            <text:p>April Sullivan</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SFVUM0pka1lxcDVMYkswdi1kcHhreEoyV0hJdFdGSXQ4Rm9VRkFyWEZIR3RnZ0hmRWt1T0l1aDdhMXAwWXk1cHhfcUhPRWxiMFRNOURWcVE</text:p>
          </table:table-cell>
          <table:table-cell office:value-type="string" calcext:value-type="string">
            <text:p>great</text:p>
          </table:table-cell>
          <table:table-cell office:value-type="string" calcext:value-type="string">
            <text:p>Tammy Law</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HBLNzlJNkVtVjhkV0xmWkhrZFNNcllOMG9fcVh6LXJiMm1SZU5ZS3NhancxeUJRck9LVDA2NFBjTUUtWmk5UHJ4Qm5pblc5bGVHaUYxbHc</text:p>
          </table:table-cell>
          <table:table-cell office:value-type="string" calcext:value-type="string">
            <text:p>Would recommend fingerprint accessibility to log into app as well as a final purchase measure to improve security.</text:p>
          </table:table-cell>
          <table:table-cell office:value-type="string" calcext:value-type="string">
            <text:p>Chad Eyo</text:p>
          </table:table-cell>
          <table:table-cell office:value-type="string" calcext:value-type="string">
            <text:p>February 5, 2019</text:p>
          </table:table-cell>
          <table:table-cell office:value-type="float" office:value="3" calcext:value-type="float">
            <text:p>3</text:p>
          </table:table-cell>
          <table:table-cell table:number-columns-repeated="1019"/>
        </table:table-row>
        <table:table-row table:style-name="ro1">
          <table:table-cell office:value-type="string" calcext:value-type="string">
            <text:p>https://play.google.com/store/apps/details?id=com.amazon.mShop.android.shopping&amp;reviewId=Z3A6QU9xcFRPR2FWUDFScy1FYlZWWjBldjBwems5ZzFkSTNVMFhLdXpOMWdqWXpPaExjSXFUN3NxMV8wN1BDSU9Kd3pHNVdXZzJFZWtDOGdPR1N5bjZoY0E</text:p>
          </table:table-cell>
          <table:table-cell office:value-type="string" calcext:value-type="string">
            <text:p>we love amazon! who doesn't? my favorite thing is subscribe and save and the buttons! you get what you need when you need it!</text:p>
          </table:table-cell>
          <table:table-cell office:value-type="string" calcext:value-type="string">
            <text:p>Becky Ellender</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mx3endxU1pFMkdwd0tjT1VuN0VhUUxwWTVwYnhTeWRCY2tOeWpqLVlwMHBlSDhoT25GMnlsR1JJSm1aaFc0WmNJTzdZaEpBZVIyYnd6RlE</text:p>
          </table:table-cell>
          <table:table-cell office:value-type="string" calcext:value-type="string">
            <text:p>like</text:p>
          </table:table-cell>
          <table:table-cell office:value-type="string" calcext:value-type="string">
            <text:p>Kristine Johnson</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lVpUjZFcEk5V2lsMklHTTVmb0trN3JQRVBTSG1FRUJrQU9KSjUwUmtkYUpMTVpReElQYWtNQUp6RVVFaDN2LXloVDFwVGJwcmZIQzJmcFE</text:p>
          </table:table-cell>
          <table:table-cell office:value-type="string" calcext:value-type="string">
            <text:p>GARBAGE !!</text:p>
          </table:table-cell>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zB1VVJBN2tMT1FUcGVVQzN3c3d4QVhOeWFyRGtkU3hNTG15OThfMTluY2RWbjk3aVItZVZHRkQwbC1mbjdKU3E3djJDVmlsVGFCRVJ2X3c</text:p>
          </table:table-cell>
          <table:table-cell office:value-type="string" calcext:value-type="string">
            <text:p>LOVE IT!!</text:p>
          </table:table-cell>
          <table:table-cell office:value-type="string" calcext:value-type="string">
            <text:p>Greg Stark/Cindy Welsh</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HNnNG40THRnMmFkakljWUhfRWk5TkRicW9qS1ZVWVdVbFJjWGlCbW16NzZVcDVZUUdtQkRDVE9XUENadFExdkNvUTM5WEY4a0luV1pMa3c</text:p>
          </table:table-cell>
          <table:table-cell office:value-type="string" calcext:value-type="string">
            <text:p>excellent 👌</text:p>
          </table:table-cell>
          <table:table-cell office:value-type="string" calcext:value-type="string">
            <text:p>Fatou Jarra</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zhuSDhrTkdvWTdwMkp0blNCWVV3T25LOEcyd29KRnhXaC1USEp6dDVVMTJ4Q3pqUXBMQ0lJQ2xMbDRPRG5jdFF2UVNIMVRrSnpaQW92dWc</text:p>
          </table:table-cell>
          <table:table-cell office:value-type="string" calcext:value-type="string">
            <text:p>the app sucks! does t work at all!</text:p>
          </table:table-cell>
          <table:table-cell office:value-type="string" calcext:value-type="string">
            <text:p>John Hammell</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0xzTFowRGQ2R2VoNFFhWUJBUl9LcnpPR2xUbjFUYkRXVTE0ZXl0bmgtcnVBR0dPd0poNFhNUGRQN0ttaHlDVTBQVWpsaGxSby1RaEJ3SWc</text:p>
          </table:table-cell>
          <table:table-cell office:value-type="string" calcext:value-type="string">
            <text:p>i love shopping at Amazon</text:p>
          </table:table-cell>
          <table:table-cell office:value-type="string" calcext:value-type="string">
            <text:p>Ruthie Mae Anderson</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SF8xWGs5V3k3czIwVUpZbU5sY2N2a3B2UHlFZ1JlVWJtT20yNExlOGFoQzdPXzczS0k0T0tkYzRITHhPVk1tVWdyNlpRd0ZfbEtfTzhKSVE</text:p>
          </table:table-cell>
          <table:table-cell office:value-type="string" calcext:value-type="string">
            <text:p>good buys everything is good</text:p>
          </table:table-cell>
          <table:table-cell office:value-type="string" calcext:value-type="string">
            <text:p>Rick Danyluck</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i1mUzZqWlZPTG9iOTloRklYc1p2VHJWczZyTlRJRjhFMnpVdkVsbW1EeEFrRng0Mk41UmFwSFVqZnpNTHFfRW42ckFhSDF6STdHc0t2R1E</text:p>
          </table:table-cell>
          <table:table-cell office:value-type="string" calcext:value-type="string">
            <text:p>Vry Nyc App</text:p>
          </table:table-cell>
          <table:table-cell/>
          <table:table-cell office:value-type="string" calcext:value-type="string">
            <text:p>February 5, 2019</text:p>
          </table:table-cell>
          <table:table-cell office:value-type="float" office:value="4" calcext:value-type="float">
            <text:p>4</text:p>
          </table:table-cell>
          <table:table-cell table:number-columns-repeated="1019"/>
        </table:table-row>
        <table:table-row table:style-name="ro1">
          <table:table-cell office:value-type="string" calcext:value-type="string">
            <text:p>https://play.google.com/store/apps/details?id=com.amazon.mShop.android.shopping&amp;reviewId=Z3A6QU9xcFRPSFZIN3o4ajNiejFIak9DZENqZEhlcmRQcHRTZ1k5UkppMUNfQWxSXzdYdEZxX2ctS3MwOFhlOGw5TlhRcG9jdjg1TUNFSWxzaTFNU0p3Mmc</text:p>
          </table:table-cell>
          <table:table-cell office:value-type="string" calcext:value-type="string">
            <text:p>awesome place to buy.</text:p>
          </table:table-cell>
          <table:table-cell office:value-type="string" calcext:value-type="string">
            <text:p>Marenson Eperiam</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TV4bTd0NGtUWFlLeXVzNlE3RlU1QzBoOUd2T05KM3paNDdnZmx1cThhYzlMWGoyMHllaXN4SHU0VVVFWUM0alI1c0ZwMjRLbXRhWlZhcWc</text:p>
          </table:table-cell>
          <table:table-cell office:value-type="string" calcext:value-type="string">
            <text:p>After my phone updated to Android 9, the Amazon app has stopped functioning properly. I've uninstalled and reinstalled it, and still have problems. I hope it's something that is fixed soon. I can't be sure if it's the App, Android 9, or my Phone. Before the troubles, I'd give the app 5 stars, and only give it 3 now in hopes that developers read the review. Sorry folks.</text:p>
          </table:table-cell>
          <table:table-cell/>
          <table:table-cell office:value-type="string" calcext:value-type="string">
            <text:p>February 5, 2019</text:p>
          </table:table-cell>
          <table:table-cell office:value-type="float" office:value="3" calcext:value-type="float">
            <text:p>3</text:p>
          </table:table-cell>
          <table:table-cell table:number-columns-repeated="1019"/>
        </table:table-row>
        <table:table-row table:style-name="ro1">
          <table:table-cell office:value-type="string" calcext:value-type="string">
            <text:p>https://play.google.com/store/apps/details?id=com.amazon.mShop.android.shopping&amp;reviewId=Z3A6QU9xcFRPRnlYMGRpQ29wZTVqTVc5LWNqT2VKNm1IdTJFWmxHZ3N4MWMzSWJycmh6NUtxa3E2U1pNRks3VDRUOU5oNTUza1lzUUY3XzJyal9QQ0FIV2c</text:p>
          </table:table-cell>
          <table:table-cell office:value-type="string" calcext:value-type="string">
            <text:p>ove it</text:p>
          </table:table-cell>
          <table:table-cell office:value-type="string" calcext:value-type="string">
            <text:p>sonja burns</text:p>
          </table:table-cell>
          <table:table-cell office:value-type="string" calcext:value-type="string">
            <text:p>February 5, 2019</text:p>
          </table:table-cell>
          <table:table-cell office:value-type="float" office:value="5" calcext:value-type="float">
            <text:p>5</text:p>
          </table:table-cell>
          <table:table-cell table:number-columns-repeated="1019"/>
        </table:table-row>
        <table:table-row table:style-name="ro1">
          <table:table-cell office:value-type="string" calcext:value-type="string">
            <text:p>https://play.google.com/store/apps/details?id=com.amazon.mShop.android.shopping&amp;reviewId=Z3A6QU9xcFRPRW4xOTZtRHVZYzFkU3VvZndlV0lGZWlQcV9DUE9fYW9XeG5lTk9SN2I2U19mdUx3cnhJQU9tMkYxcEs2R0k4R2ZYRXBGMHNoNjFLVnRoc1E</text:p>
          </table:table-cell>
          <table:table-cell office:value-type="string" calcext:value-type="string">
            <text:p>why not pakistan area code add list?</text:p>
          </table:table-cell>
          <table:table-cell office:value-type="string" calcext:value-type="string">
            <text:p>saif Ur Rehman</text:p>
          </table:table-cell>
          <table:table-cell office:value-type="string" calcext:value-type="string">
            <text:p>February 5, 2019</text:p>
          </table:table-cell>
          <table:table-cell office:value-type="float" office:value="1" calcext:value-type="float">
            <text:p>1</text:p>
          </table:table-cell>
          <table:table-cell table:number-columns-repeated="1019"/>
        </table:table-row>
        <table:table-row table:style-name="ro1">
          <table:table-cell office:value-type="string" calcext:value-type="string">
            <text:p>https://play.google.com/store/apps/details?id=com.amazon.mShop.android.shopping&amp;reviewId=Z3A6QU9xcFRPRWlOTWtiMVctNmxId1FJM2tGMGpMalVySXBjdVpneXBVa0VSN04yZFZzcUlFdkFPbVJuN2toMEd3ZW5TazY0T1FUc0p0MW9BTjlYY2JSbXc</text:p>
          </table:table-cell>
          <table:table-cell office:value-type="string" calcext:value-type="string">
            <text:p>a lot of the goods for sale unable to ship to New Zealand.</text:p>
          </table:table-cell>
          <table:table-cell office:value-type="string" calcext:value-type="string">
            <text:p>Rose Hill</text:p>
          </table:table-cell>
          <table:table-cell office:value-type="string" calcext:value-type="string">
            <text:p>February 5, 2019</text:p>
          </table:table-cell>
          <table:table-cell office:value-type="float" office:value="3" calcext:value-type="float">
            <text:p>3</text:p>
          </table:table-cell>
          <table:table-cell table:number-columns-repeated="1019"/>
        </table:table-row>
        <table:table-row table:style-name="ro1">
          <table:table-cell office:value-type="string" calcext:value-type="string">
            <text:p>https://play.google.com/store/apps/details?id=com.amazon.mShop.android.shopping&amp;reviewId=Z3A6QU9xcFRPRl9JcE9Kb3F5WGw0enpGVDc5NVNXTVNTWG92UHJiSkR4MVFNUF8zMi1zZ0UzcnhzcGI0UUh4Z253S2xscEw5ZEhuMDR4Xzg0YzVHOHB5blE</text:p>
          </table:table-cell>
          <table:table-cell office:value-type="string" calcext:value-type="string">
            <text:p>Seems like every day the app updates.</text:p>
          </table:table-cell>
          <table:table-cell/>
          <table:table-cell office:value-type="string" calcext:value-type="string">
            <text:p>February 5, 2019</text:p>
          </table:table-cell>
          <table:table-cell office:value-type="float" office:value="4" calcext:value-type="float">
            <text:p>4</text:p>
          </table:table-cell>
          <table:table-cell table:number-columns-repeated="1019"/>
        </table:table-row>
        <table:table-row table:style-name="ro1">
          <table:table-cell office:value-type="string" calcext:value-type="string">
            <text:p>https://play.google.com/store/apps/details?id=com.amazon.mShop.android.shopping&amp;reviewId=Z3A6QU9xcFRPSGNjQ2pDQ09kTTByLVJMNWJJSUhrS0hVc1JPXzhWZzV5bDNORWdPV2QyajY1YXQyQ29mbzNVYlduSlM1dEpaMFV0N0UzSWVSYk1GWnFkdEE</text:p>
          </table:table-cell>
          <table:table-cell office:value-type="string" calcext:value-type="string">
            <text:p>nice way to shop</text:p>
          </table:table-cell>
          <table:table-cell office:value-type="string" calcext:value-type="string">
            <text:p>Jabran Sohail</text:p>
          </table:table-cell>
          <table:table-cell office:value-type="string" calcext:value-type="string">
            <text:p>February 4, 2019</text:p>
          </table:table-cell>
          <table:table-cell office:value-type="float" office:value="5" calcext:value-type="float">
            <text:p>5</text:p>
          </table:table-cell>
          <table:table-cell table:number-columns-repeated="10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06T16:38:45.037336864</dc:date>
    <meta:editing-duration>PT1M41S</meta:editing-duration>
    <meta:editing-cycles>1</meta:editing-cycles>
    <meta:generator>LibreOffice/6.0.7.3$Linux_X86_64 LibreOffice_project/00m0$Build-3</meta:generator>
    <meta:document-statistic meta:table-count="1" meta:cell-count="1566" meta:object-count="0"/>
  </office:meta>
</office:document-meta>
</file>